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co22" style:family="table-column">
      <style:table-column-properties fo:break-before="auto" style:column-width="16.1508in"/>
    </style:style>
    <style:style style:name="co23" style:family="table-column">
      <style:table-column-properties fo:break-before="auto" style:column-width="2.4429in"/>
    </style:style>
    <style:style style:name="co24" style:family="table-column">
      <style:table-column-properties fo:break-before="auto" style:column-width="0.3945in"/>
    </style:style>
    <style:style style:name="co25" style:family="table-column">
      <style:table-column-properties fo:break-before="auto" style:column-width="0.7398in"/>
    </style:style>
    <style:style style:name="co26" style:family="table-column">
      <style:table-column-properties fo:break-before="auto" style:column-width="1.0236in"/>
    </style:style>
    <style:style style:name="co27" style:family="table-column">
      <style:table-column-properties fo:break-before="auto" style:column-width="1.3598in"/>
    </style:style>
    <style:style style:name="co28" style:family="table-column">
      <style:table-column-properties fo:break-before="auto" style:column-width="1.2492in"/>
    </style:style>
    <style:style style:name="co29" style:family="table-column">
      <style:table-column-properties fo:break-before="auto" style:column-width="1.7154in"/>
    </style:style>
    <style:style style:name="co30" style:family="table-column">
      <style:table-column-properties fo:break-before="auto" style:column-width="0.3217in"/>
    </style:style>
    <style:style style:name="co31" style:family="table-column">
      <style:table-column-properties fo:break-before="auto" style:column-width="0.3035in"/>
    </style:style>
    <style:style style:name="co32" style:family="table-column">
      <style:table-column-properties fo:break-before="auto" style:column-width="1.0035in"/>
    </style:style>
    <style:style style:name="co33" style:family="table-column">
      <style:table-column-properties fo:break-before="auto" style:column-width="0.8134in"/>
    </style:style>
    <style:style style:name="co34" style:family="table-column">
      <style:table-column-properties fo:break-before="auto" style:column-width="0.3516in"/>
    </style:style>
    <style:style style:name="co35" style:family="table-column">
      <style:table-column-properties fo:break-before="auto" style:column-width="0.6252in"/>
    </style:style>
    <style:style style:name="co36" style:family="table-column">
      <style:table-column-properties fo:break-before="auto" style:column-width="0.8236in"/>
    </style:style>
    <style:style style:name="co37" style:family="table-column">
      <style:table-column-properties fo:break-before="auto" style:column-width="0.8874in"/>
    </style:style>
    <style:style style:name="co38" style:family="table-column">
      <style:table-column-properties fo:break-before="auto" style:column-width="0.652in"/>
    </style:style>
    <style:style style:name="co39" style:family="table-column">
      <style:table-column-properties fo:break-before="auto" style:column-width="0.7161in"/>
    </style:style>
    <style:style style:name="co40" style:family="table-column">
      <style:table-column-properties fo:break-before="auto" style:column-width="0.6811in"/>
    </style:style>
    <style:style style:name="co41" style:family="table-column">
      <style:table-column-properties fo:break-before="auto" style:column-width="0.7425in"/>
    </style:style>
    <style:style style:name="co42" style:family="table-column">
      <style:table-column-properties fo:break-before="auto" style:column-width="0.6681in"/>
    </style:style>
    <style:style style:name="co43" style:family="table-column">
      <style:table-column-properties fo:break-before="auto" style:column-width="0.648in"/>
    </style:style>
    <style:style style:name="co44" style:family="table-column">
      <style:table-column-properties fo:break-before="auto" style:column-width="0.5165in"/>
    </style:style>
    <style:style style:name="co45" style:family="table-column">
      <style:table-column-properties fo:break-before="auto" style:column-width="0.4909in"/>
    </style:style>
    <style:style style:name="co46" style:family="table-column">
      <style:table-column-properties fo:break-before="auto" style:column-width="0.5134in"/>
    </style:style>
    <style:style style:name="co47" style:family="table-column">
      <style:table-column-properties fo:break-before="auto" style:column-width="0.5917in"/>
    </style:style>
    <style:style style:name="co48" style:family="table-column">
      <style:table-column-properties fo:break-before="auto" style:column-width="0.5146in"/>
    </style:style>
    <style:style style:name="co49" style:family="table-column">
      <style:table-column-properties fo:break-before="auto" style:column-width="0.6366in"/>
    </style:style>
    <style:style style:name="co50" style:family="table-column">
      <style:table-column-properties fo:break-before="auto" style:column-width="0.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1.129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data-style-name="N0"/>
    <style:style style:name="ce3" style:family="table-cell" style:parent-style-name="Default" style:data-style-name="N100">
      <style:table-cell-properties fo:background-color="#aed581" fo:wrap-option="wrap" style:vertical-align="top"/>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100">
      <style:table-cell-properties fo:wrap-option="wrap" style:vertical-align="top"/>
    </style:style>
    <style:style style:name="ce6"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table-cell-properties fo:background-color="#aed581"/>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data-style-name="N11"/>
    <style:style style:name="ce13" style:family="table-cell" style:parent-style-name="Default" style:data-style-name="N11">
      <style:table-cell-properties fo:background-color="#ffcccc"/>
    </style:style>
    <style:style style:name="ce14" style:family="table-cell" style:parent-style-name="Default" style:data-style-name="N131">
      <style:table-cell-properties fo:background-color="#ffcccc"/>
    </style:style>
    <style:style style:name="ce31" style:family="table-cell" style:parent-style-name="Default" style:data-style-name="N131">
      <style:table-cell-properties fo:background-color="transparent"/>
      <style:text-properties style:use-window-font-color="true"/>
    </style:style>
    <style:style style:name="ce15" style:family="table-cell" style:parent-style-name="Default" style:data-style-name="N131"/>
    <style:style style:name="ce33" style:family="table-cell" style:parent-style-name="Default" style:data-style-name="N131">
      <style:table-cell-properties fo:background-color="transparent"/>
    </style:style>
    <style:style style:name="ce34" style:family="table-cell" style:parent-style-name="Default" style:data-style-name="N11">
      <style:table-cell-properties fo:background-color="transparent"/>
    </style:style>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style:style>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column table:style-name="co20" table:number-columns-repeated="4"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1"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1"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1"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1"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1"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1"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1"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1"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cell table:style-name="ce2" table:formula="of:=IF(AND([.G1]=&quot;true&quot;;[.J1]=&quot;true&quot;;[.M1]=&quot;true&quot;;[.P1]=&quot;true&quot;);&quot;true&quot;;&quot;false&quot;)" office:value-type="string" office:string-value="false" calcext:value-type="string">
            <text:p>fals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1"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1"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1"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1"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1" office:value-type="string" calcext:value-type="string">
            <text:p>false</text:p>
          </table:table-cell>
          <table:table-cell office:value-type="float" office:value="0.603523" calcext:value-type="float">
            <text:p>0.603523</text:p>
          </table:table-cell>
          <table:table-cell/>
          <table:table-cell table:style-name="ce1" office:value-type="string" calcext:value-type="string">
            <text:p>false</text:p>
          </table:table-cell>
          <table:table-cell office:value-type="float" office:value="0.538801" calcext:value-type="float">
            <text:p>0.538801</text:p>
          </table:table-cell>
          <table:table-cell/>
          <table:table-cell table:style-name="ce1" office:value-type="string" calcext:value-type="string">
            <text:p>false</text:p>
          </table:table-cell>
          <table:table-cell office:value-type="float" office:value="0.53049" calcext:value-type="float">
            <text:p>0.53049</text:p>
          </table:table-cell>
          <table:table-cell/>
          <table:table-cell table:style-name="ce1" office:value-type="string" calcext:value-type="string">
            <text:p>false</text:p>
          </table:table-cell>
          <table:table-cell office:value-type="float" office:value="1.407071" calcext:value-type="float">
            <text:p>1.40707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cell table:style-name="ce2"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cell table:style-name="ce2" table:formula="of:=IF(AND([.G2]=&quot;true&quot;;[.J2]=&quot;true&quot;;[.M2]=&quot;true&quot;;[.P2]=&quot;true&quot;);&quot;true&quot;;&quot;false&quot;)" office:value-type="string" office:string-value="false" calcext:value-type="string">
            <text:p>false</text:p>
          </table:table-cell>
          <table:table-cell table:formula="of:=IF(AND([.Y2]=&quot;true&quot;;[.AB2]=&quot;true&quot;;[.AE2]=&quot;true&quot;;[.AH2]=&quot;true&quot;);&quot;true&quot;;&quot;false&quot;)" office:value-type="string" office:string-value="false" calcext:value-type="string">
            <text:p>false</text:p>
          </table:table-cell>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1"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1"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1"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1"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1"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1"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1"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cell table:style-name="ce2"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style-name="ce2" table:formula="of:=IF(AND([.G3]=&quot;true&quot;;[.J3]=&quot;true&quot;;[.M3]=&quot;true&quot;;[.P3]=&quot;true&quot;);&quot;true&quot;;&quot;false&quot;)" office:value-type="string" office:string-value="false" calcext:value-type="string">
            <text:p>false</text:p>
          </table:table-cell>
          <table:table-cell table:formula="of:=IF(AND([.Y3]=&quot;true&quot;;[.AB3]=&quot;true&quot;;[.AE3]=&quot;true&quot;;[.AH3]=&quot;true&quot;);&quot;true&quot;;&quot;false&quot;)" office:value-type="string" office:string-value="true" calcext:value-type="string">
            <text:p>true</text:p>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1"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1"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1"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1"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1"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1"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cell table:style-name="ce2"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style-name="ce2" table:formula="of:=IF(AND([.G4]=&quot;true&quot;;[.J4]=&quot;true&quot;;[.M4]=&quot;true&quot;;[.P4]=&quot;true&quot;);&quot;true&quot;;&quot;false&quot;)" office:value-type="string" office:string-value="false" calcext:value-type="string">
            <text:p>fals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1"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1"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1"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1"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1"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1"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cell table:style-name="ce2" table:formula="of:=IF(AND([.G5]=&quot;true&quot;;[.J5]=&quot;true&quot;;[.M5]=&quot;true&quot;;[.P5]=&quot;true&quot;);&quot;true&quot;;&quot;false&quot;)" office:value-type="string" office:string-value="false" calcext:value-type="string">
            <text:p>false</text:p>
          </table:table-cell>
          <table:table-cell table:formula="of:=IF(AND([.Y5]=&quot;true&quot;;[.AB5]=&quot;true&quot;;[.AE5]=&quot;true&quot;;[.AH5]=&quot;true&quot;);&quot;true&quot;;&quot;false&quot;)" office:value-type="string" office:string-value="false" calcext:value-type="string">
            <text:p>false</text:p>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1"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1"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1"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1"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1"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1"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1"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cell table:style-name="ce2"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cell table:style-name="ce2" table:formula="of:=IF(AND([.G6]=&quot;true&quot;;[.J6]=&quot;true&quot;;[.M6]=&quot;true&quot;;[.P6]=&quot;true&quot;);&quot;true&quot;;&quot;false&quot;)" office:value-type="string" office:string-value="false" calcext:value-type="string">
            <text:p>false</text:p>
          </table:table-cell>
          <table:table-cell table:formula="of:=IF(AND([.Y6]=&quot;true&quot;;[.AB6]=&quot;true&quot;;[.AE6]=&quot;true&quot;;[.AH6]=&quot;true&quot;);&quot;true&quot;;&quot;false&quot;)" office:value-type="string" office:string-value="false" calcext:value-type="string">
            <text:p>false</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1"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1"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1"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1"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1"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1"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1"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style-name="ce2" table:formula="of:=IF(AND([.G7]=&quot;true&quot;;[.J7]=&quot;true&quot;;[.M7]=&quot;true&quot;;[.P7]=&quot;true&quot;);&quot;true&quot;;&quot;false&quot;)" office:value-type="string" office:string-value="false" calcext:value-type="string">
            <text:p>false</text:p>
          </table:table-cell>
          <table:table-cell table:formula="of:=IF(AND([.Y7]=&quot;true&quot;;[.AB7]=&quot;true&quot;;[.AE7]=&quot;true&quot;;[.AH7]=&quot;true&quot;);&quot;true&quot;;&quot;false&quot;)" office:value-type="string" office:string-value="false" calcext:value-type="string">
            <text:p>false</text:p>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1"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1"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1"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1"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1"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1"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1"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style-name="ce2" table:formula="of:=IF(AND([.G8]=&quot;true&quot;;[.J8]=&quot;true&quot;;[.M8]=&quot;true&quot;;[.P8]=&quot;true&quot;);&quot;true&quot;;&quot;false&quot;)" office:value-type="string" office:string-value="false" calcext:value-type="string">
            <text:p>fals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1"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1"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1"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1"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1"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1"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1"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quot;true&quot;;[.J9]=&quot;true&quot;;[.M9]=&quot;true&quot;;[.P9]=&quot;true&quot;;[.S9]=&quot;true&quot;);&quot;true&quot;;&quot;false&quot;)" office:value-type="string" office:string-value="false" calcext:value-type="string">
            <text:p>false</text:p>
          </table:table-cell>
          <table:table-cell table:formula="of:=IF(AND([.Y9]=&quot;true&quot;;[.AB9]=&quot;true&quot;;[.AE9]=&quot;true&quot;;[.AH9]=&quot;true&quot;;[.AK9]=&quot;true&quot;);&quot;true&quot;;&quot;false&quot;)" office:value-type="string" office:string-value="false" calcext:value-type="string">
            <text:p>false</text:p>
          </table:table-cell>
          <table:table-cell table:style-name="ce2" table:formula="of:=IF(AND([.G9]=&quot;true&quot;;[.J9]=&quot;true&quot;;[.M9]=&quot;true&quot;;[.P9]=&quot;true&quot;);&quot;true&quot;;&quot;false&quot;)" office:value-type="string" office:string-value="false" calcext:value-type="string">
            <text:p>fals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1"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1"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1"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1" office:value-type="string" calcext:value-type="string">
            <text:p>false</text:p>
          </table:table-cell>
          <table:table-cell office:value-type="float" office:value="0.334399" calcext:value-type="float">
            <text:p>0.334399</text:p>
          </table:table-cell>
          <table:table-cell/>
          <table:table-cell table:style-name="ce1"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1"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cell table:style-name="ce2"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style-name="ce2" table:formula="of:=IF(AND([.G10]=&quot;true&quot;;[.J10]=&quot;true&quot;;[.M10]=&quot;true&quot;;[.P10]=&quot;true&quot;);&quot;true&quot;;&quot;false&quot;)" office:value-type="string" office:string-value="false" calcext:value-type="string">
            <text:p>false</text:p>
          </table:table-cell>
          <table:table-cell table:formula="of:=IF(AND([.Y10]=&quot;true&quot;;[.AB10]=&quot;true&quot;;[.AE10]=&quot;true&quot;;[.AH10]=&quot;true&quot;);&quot;true&quot;;&quot;false&quot;)" office:value-type="string" office:string-value="false" calcext:value-type="string">
            <text:p>false</text:p>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1"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1"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1"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1"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1"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1"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1"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cell table:style-name="ce2"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style-name="ce2" table:formula="of:=IF(AND([.G11]=&quot;true&quot;;[.J11]=&quot;true&quot;;[.M11]=&quot;true&quot;;[.P11]=&quot;true&quot;);&quot;true&quot;;&quot;false&quot;)" office:value-type="string" office:string-value="true" calcext:value-type="string">
            <text:p>tru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1"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1"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1"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1"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1"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1"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1"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cell table:style-name="ce2"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style-name="ce2" table:formula="of:=IF(AND([.G12]=&quot;true&quot;;[.J12]=&quot;true&quot;;[.M12]=&quot;true&quot;;[.P12]=&quot;true&quot;);&quot;true&quot;;&quot;false&quot;)" office:value-type="string" office:string-value="true" calcext:value-type="string">
            <text:p>true</text:p>
          </table:table-cell>
          <table:table-cell table:formula="of:=IF(AND([.Y12]=&quot;true&quot;;[.AB12]=&quot;true&quot;;[.AE12]=&quot;true&quot;;[.AH12]=&quot;true&quot;);&quot;true&quot;;&quot;false&quot;)" office:value-type="string" office:string-value="false" calcext:value-type="string">
            <text:p>false</text:p>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1"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1"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1"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1"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1"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1"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1"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cell table:style-name="ce2"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style-name="ce2" table:formula="of:=IF(AND([.G13]=&quot;true&quot;;[.J13]=&quot;true&quot;;[.M13]=&quot;true&quot;;[.P13]=&quot;true&quot;);&quot;true&quot;;&quot;false&quot;)" office:value-type="string" office:string-value="false" calcext:value-type="string">
            <text:p>false</text:p>
          </table:table-cell>
          <table:table-cell table:formula="of:=IF(AND([.Y13]=&quot;true&quot;;[.AB13]=&quot;true&quot;;[.AE13]=&quot;true&quot;;[.AH13]=&quot;true&quot;);&quot;true&quot;;&quot;false&quot;)" office:value-type="string" office:string-value="false" calcext:value-type="string">
            <text:p>false</text:p>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1"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1"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1"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1"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1"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1"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1"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cell table:style-name="ce2"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false" calcext:value-type="string">
            <text:p>false</text:p>
          </table:table-cell>
          <table:table-cell table:style-name="ce2" table:formula="of:=IF(AND([.G14]=&quot;true&quot;;[.J14]=&quot;true&quot;;[.M14]=&quot;true&quot;;[.P14]=&quot;true&quot;);&quot;true&quot;;&quot;false&quot;)" office:value-type="string" office:string-value="false" calcext:value-type="string">
            <text:p>false</text:p>
          </table:table-cell>
          <table:table-cell table:formula="of:=IF(AND([.Y14]=&quot;true&quot;;[.AB14]=&quot;true&quot;;[.AE14]=&quot;true&quot;;[.AH14]=&quot;true&quot;);&quot;true&quot;;&quot;false&quot;)" office:value-type="string" office:string-value="false" calcext:value-type="string">
            <text:p>false</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1"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1"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1"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1"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1"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1"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1"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style-name="ce2" table:formula="of:=IF(AND([.G15]=&quot;true&quot;;[.J15]=&quot;true&quot;;[.M15]=&quot;true&quot;;[.P15]=&quot;true&quot;;[.S15]=&quot;true&quot;);&quot;true&quot;;&quot;false&quot;)" office:value-type="string" office:string-value="true" calcext:value-type="string">
            <text:p>true</text:p>
          </table:table-cell>
          <table:table-cell table:formula="of:=IF(AND([.Y15]=&quot;true&quot;;[.AB15]=&quot;true&quot;;[.AE15]=&quot;true&quot;;[.AH15]=&quot;true&quot;;[.AK15]=&quot;true&quot;);&quot;true&quot;;&quot;false&quot;)" office:value-type="string" office:string-value="true" calcext:value-type="string">
            <text:p>true</text:p>
          </table:table-cell>
          <table:table-cell table:style-name="ce2" table:formula="of:=IF(AND([.G15]=&quot;true&quot;;[.J15]=&quot;true&quot;;[.M15]=&quot;true&quot;;[.P15]=&quot;true&quot;);&quot;true&quot;;&quot;false&quot;)" office:value-type="string" office:string-value="true" calcext:value-type="string">
            <text:p>tru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1"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1"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1"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1"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1"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1"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1"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style-name="ce2"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1"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1"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1"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1"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1"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1"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1"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cell table:style-name="ce2" table:formula="of:=IF(AND([.G17]=&quot;true&quot;;[.J17]=&quot;true&quot;;[.M17]=&quot;true&quot;;[.P17]=&quot;true&quot;);&quot;true&quot;;&quot;false&quot;)" office:value-type="string" office:string-value="true" calcext:value-type="string">
            <text:p>true</text:p>
          </table:table-cell>
          <table:table-cell table:formula="of:=IF(AND([.Y17]=&quot;true&quot;;[.AB17]=&quot;true&quot;;[.AE17]=&quot;true&quot;;[.AH17]=&quot;true&quot;);&quot;true&quot;;&quot;false&quot;)" office:value-type="string" office:string-value="false" calcext:value-type="string">
            <text:p>false</text:p>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1"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1"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1"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1"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1"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1"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1"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1"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cell table:style-name="ce2"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style-name="ce2" table:formula="of:=IF(AND([.G18]=&quot;true&quot;;[.J18]=&quot;true&quot;;[.M18]=&quot;true&quot;;[.P18]=&quot;true&quot;);&quot;true&quot;;&quot;false&quot;)" office:value-type="string" office:string-value="false" calcext:value-type="string">
            <text:p>fals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1"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1"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1"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1"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1"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1"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1"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style-name="ce2" table:formula="of:=IF(AND([.G19]=&quot;true&quot;;[.J19]=&quot;true&quot;;[.M19]=&quot;true&quot;;[.P19]=&quot;true&quot;);&quot;true&quot;;&quot;false&quot;)" office:value-type="string" office:string-value="true" calcext:value-type="string">
            <text:p>true</text:p>
          </table:table-cell>
          <table:table-cell table:formula="of:=IF(AND([.Y19]=&quot;true&quot;;[.AB19]=&quot;true&quot;;[.AE19]=&quot;true&quot;;[.AH19]=&quot;true&quot;);&quot;true&quot;;&quot;false&quot;)" office:value-type="string" office:string-value="true" calcext:value-type="string">
            <text:p>true</text:p>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1"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1"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1"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1"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1"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1"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1"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1"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cell table:style-name="ce2"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style-name="ce2" table:formula="of:=IF(AND([.G20]=&quot;true&quot;;[.J20]=&quot;true&quot;;[.M20]=&quot;true&quot;;[.P20]=&quot;true&quot;);&quot;true&quot;;&quot;false&quot;)" office:value-type="string" office:string-value="false" calcext:value-type="string">
            <text:p>fals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1"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1"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1"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1"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1"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1"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cell table:style-name="ce2"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style-name="ce2" table:formula="of:=IF(AND([.G21]=&quot;true&quot;;[.J21]=&quot;true&quot;;[.M21]=&quot;true&quot;;[.P21]=&quot;true&quot;);&quot;true&quot;;&quot;false&quot;)" office:value-type="string" office:string-value="true" calcext:value-type="string">
            <text:p>tru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1"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1"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1"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1"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1" office:value-type="string" calcext:value-type="string">
            <text:p>false</text:p>
          </table:table-cell>
          <table:table-cell office:value-type="float" office:value="15.5549" calcext:value-type="float">
            <text:p>15.5549</text:p>
          </table:table-cell>
          <table:table-cell/>
          <table:table-cell table:style-name="ce1"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1"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cell table:style-name="ce2"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cell table:style-name="ce2" table:formula="of:=IF(AND([.G22]=&quot;true&quot;;[.J22]=&quot;true&quot;;[.M22]=&quot;true&quot;;[.P22]=&quot;true&quot;);&quot;true&quot;;&quot;false&quot;)" office:value-type="string" office:string-value="false" calcext:value-type="string">
            <text:p>false</text:p>
          </table:table-cell>
          <table:table-cell table:formula="of:=IF(AND([.Y22]=&quot;true&quot;;[.AB22]=&quot;true&quot;;[.AE22]=&quot;true&quot;;[.AH22]=&quot;true&quot;);&quot;true&quot;;&quot;false&quot;)" office:value-type="string" office:string-value="false" calcext:value-type="string">
            <text:p>false</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1"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1"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1"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1"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1"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1"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1"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1"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cell table:style-name="ce2"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style-name="ce2"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1"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1"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1"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1"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1"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1"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1"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1"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cell table:style-name="ce2"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style-name="ce2"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1"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1"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1" office:value-type="string" calcext:value-type="string">
            <text:p>true</text:p>
          </table:table-cell>
          <table:table-cell office:value-type="float" office:value="12.412584" calcext:value-type="float">
            <text:p>12.412584</text:p>
          </table:table-cell>
          <table:table-cell/>
          <table:table-cell table:style-name="ce1"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1"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1"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style-name="ce2" table:formula="of:=IF(AND([.G25]=&quot;true&quot;;[.J25]=&quot;true&quot;;[.M25]=&quot;true&quot;;[.P25]=&quot;true&quot;);&quot;true&quot;;&quot;false&quot;)" office:value-type="string" office:string-value="false" calcext:value-type="string">
            <text:p>fals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1"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1"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1"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1"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1"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1"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1"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cell table:style-name="ce2"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cell table:style-name="ce2"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true" calcext:value-type="string">
            <text:p>true</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1"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1"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1"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1"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1"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1"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1"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style-name="ce2" table:formula="of:=IF(AND([.G27]=&quot;true&quot;;[.J27]=&quot;true&quot;;[.M27]=&quot;true&quot;;[.P27]=&quot;true&quot;);&quot;true&quot;;&quot;false&quot;)" office:value-type="string" office:string-value="false" calcext:value-type="string">
            <text:p>fals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1"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1"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1"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1"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1"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1" office:value-type="string" calcext:value-type="string">
            <text:p>false</text:p>
          </table:table-cell>
          <table:table-cell office:value-type="float" office:value="3.755848" calcext:value-type="float">
            <text:p>3.755848</text:p>
          </table:table-cell>
          <table:table-cell/>
          <table:table-cell table:style-name="ce1"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1"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style-name="ce2" table:formula="of:=IF(AND([.G28]=&quot;true&quot;;[.J28]=&quot;true&quot;;[.M28]=&quot;true&quot;;[.P28]=&quot;true&quot;);&quot;true&quot;;&quot;false&quot;)" office:value-type="string" office:string-value="false" calcext:value-type="string">
            <text:p>fals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1"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1"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1"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1"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1"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1"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1"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cell table:style-name="ce2"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cell table:style-name="ce2"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false" calcext:value-type="string">
            <text:p>false</text:p>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1"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1"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1"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1"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1"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1"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1"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style-name="ce2" table:formula="of:=IF(AND([.G30]=&quot;true&quot;;[.J30]=&quot;true&quot;;[.M30]=&quot;true&quot;;[.P30]=&quot;true&quot;);&quot;true&quot;;&quot;false&quot;)" office:value-type="string" office:string-value="false" calcext:value-type="string">
            <text:p>false</text:p>
          </table:table-cell>
          <table:table-cell table:formula="of:=IF(AND([.Y30]=&quot;true&quot;;[.AB30]=&quot;true&quot;;[.AE30]=&quot;true&quot;;[.AH30]=&quot;true&quot;);&quot;true&quot;;&quot;false&quot;)" office:value-type="string" office:string-value="false" calcext:value-type="string">
            <text:p>false</text:p>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1"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1"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1"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1"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1"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1"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1"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cell table:style-name="ce2"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true" calcext:value-type="string">
            <text:p>true</text:p>
          </table:table-cell>
          <table:table-cell table:style-name="ce2" table:formula="of:=IF(AND([.G31]=&quot;true&quot;;[.J31]=&quot;true&quot;;[.M31]=&quot;true&quot;;[.P31]=&quot;true&quot;);&quot;true&quot;;&quot;false&quot;)" office:value-type="string" office:string-value="false" calcext:value-type="string">
            <text:p>false</text:p>
          </table:table-cell>
          <table:table-cell table:formula="of:=IF(AND([.Y31]=&quot;true&quot;;[.AB31]=&quot;true&quot;;[.AE31]=&quot;true&quot;;[.AH31]=&quot;true&quot;);&quot;true&quot;;&quot;false&quot;)" office:value-type="string" office:string-value="true" calcext:value-type="string">
            <text:p>true</text:p>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1"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1"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1"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1"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1"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1"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1"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cell table:style-name="ce2" table:formula="of:=IF(AND([.G32]=&quot;true&quot;;[.J32]=&quot;true&quot;;[.M32]=&quot;true&quot;;[.P32]=&quot;true&quot;);&quot;true&quot;;&quot;false&quot;)" office:value-type="string" office:string-value="false" calcext:value-type="string">
            <text:p>false</text:p>
          </table:table-cell>
          <table:table-cell table:formula="of:=IF(AND([.Y32]=&quot;true&quot;;[.AB32]=&quot;true&quot;;[.AE32]=&quot;true&quot;;[.AH32]=&quot;true&quot;);&quot;true&quot;;&quot;false&quot;)" office:value-type="string" office:string-value="false" calcext:value-type="string">
            <text:p>false</text:p>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1"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1"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1"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1"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1"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1"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1"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cell table:style-name="ce2" table:formula="of:=IF(AND([.G33]=&quot;true&quot;;[.J33]=&quot;true&quot;;[.M33]=&quot;true&quot;;[.P33]=&quot;true&quot;);&quot;true&quot;;&quot;false&quot;)" office:value-type="string" office:string-value="false" calcext:value-type="string">
            <text:p>false</text:p>
          </table:table-cell>
          <table:table-cell table:formula="of:=IF(AND([.Y33]=&quot;true&quot;;[.AB33]=&quot;true&quot;;[.AE33]=&quot;true&quot;;[.AH33]=&quot;true&quot;);&quot;true&quot;;&quot;false&quot;)" office:value-type="string" office:string-value="false" calcext:value-type="string">
            <text:p>false</text:p>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1"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1"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1"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1"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1"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1"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1"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1"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cell table:style-name="ce2"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style-name="ce2"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1"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1"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1"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1"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1"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1"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1"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cell table:style-name="ce2"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style-name="ce2" table:formula="of:=IF(AND([.G35]=&quot;true&quot;;[.J35]=&quot;true&quot;;[.M35]=&quot;true&quot;;[.P35]=&quot;true&quot;);&quot;true&quot;;&quot;false&quot;)" office:value-type="string" office:string-value="false" calcext:value-type="string">
            <text:p>false</text:p>
          </table:table-cell>
          <table:table-cell table:formula="of:=IF(AND([.Y35]=&quot;true&quot;;[.AB35]=&quot;true&quot;;[.AE35]=&quot;true&quot;;[.AH35]=&quot;true&quot;);&quot;true&quot;;&quot;false&quot;)" office:value-type="string" office:string-value="true" calcext:value-type="string">
            <text:p>true</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1"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1"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1"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1"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1"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1"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1"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cell table:style-name="ce2"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style-name="ce2" table:formula="of:=IF(AND([.G36]=&quot;true&quot;;[.J36]=&quot;true&quot;;[.M36]=&quot;true&quot;;[.P36]=&quot;true&quot;);&quot;true&quot;;&quot;false&quot;)" office:value-type="string" office:string-value="false" calcext:value-type="string">
            <text:p>fals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1"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1"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1"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1"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1"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1"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1"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1"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cell table:style-name="ce2"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style-name="ce2" table:formula="of:=IF(AND([.G37]=&quot;true&quot;;[.J37]=&quot;true&quot;;[.M37]=&quot;true&quot;;[.P37]=&quot;true&quot;);&quot;true&quot;;&quot;false&quot;)" office:value-type="string" office:string-value="false" calcext:value-type="string">
            <text:p>fals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1"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1"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1"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1"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0.522696" calcext:value-type="float">
            <text:p>0.522696</text:p>
          </table:table-cell>
          <table:table-cell/>
          <table:table-cell table:style-name="ce1"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1"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1"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cell table:style-name="ce2"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style-name="ce2" table:formula="of:=IF(AND([.G38]=&quot;true&quot;;[.J38]=&quot;true&quot;;[.M38]=&quot;true&quot;;[.P38]=&quot;true&quot;);&quot;true&quot;;&quot;false&quot;)" office:value-type="string" office:string-value="false" calcext:value-type="string">
            <text:p>false</text:p>
          </table:table-cell>
          <table:table-cell table:formula="of:=IF(AND([.Y38]=&quot;true&quot;;[.AB38]=&quot;true&quot;;[.AE38]=&quot;true&quot;;[.AH38]=&quot;true&quot;);&quot;true&quot;;&quot;false&quot;)" office:value-type="string" office:string-value="false" calcext:value-type="string">
            <text:p>false</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1"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1"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1"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1"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1"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1"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1"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cell table:style-name="ce2"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style-name="ce2" table:formula="of:=IF(AND([.G39]=&quot;true&quot;;[.J39]=&quot;true&quot;;[.M39]=&quot;true&quot;;[.P39]=&quot;true&quot;);&quot;true&quot;;&quot;false&quot;)" office:value-type="string" office:string-value="true" calcext:value-type="string">
            <text:p>tru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1"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1"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1"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1"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1"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1"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1"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1"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style-name="ce2"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false" calcext:value-type="string">
            <text:p>false</text:p>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1"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1"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1"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1"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1"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1"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1"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1"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cell table:style-name="ce2"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style-name="ce2"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false" calcext:value-type="string">
            <text:p>false</text:p>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1"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1" office:value-type="string" calcext:value-type="string">
            <text:p>true</text:p>
          </table:table-cell>
          <table:table-cell office:value-type="float" office:value="34.703544" calcext:value-type="float">
            <text:p>34.703544</text:p>
          </table:table-cell>
          <table:table-cell/>
          <table:table-cell table:style-name="ce1"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1"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37.778283" calcext:value-type="float">
            <text:p>37.778283</text:p>
          </table:table-cell>
          <table:table-cell/>
          <table:table-cell table:style-name="ce1"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cell table:style-name="ce2" table:formula="of:=IF(AND([.G42]=&quot;true&quot;;[.J42]=&quot;true&quot;;[.M42]=&quot;true&quot;;[.P42]=&quot;true&quot;);&quot;true&quot;;&quot;false&quot;)" office:value-type="string" office:string-value="false" calcext:value-type="string">
            <text:p>false</text:p>
          </table:table-cell>
          <table:table-cell table:formula="of:=IF(AND([.Y42]=&quot;true&quot;;[.AB42]=&quot;true&quot;;[.AE42]=&quot;true&quot;;[.AH42]=&quot;true&quot;);&quot;true&quot;;&quot;false&quot;)" office:value-type="string" office:string-value="false" calcext:value-type="string">
            <text:p>false</text:p>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1"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1"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1"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1"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1"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1"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1"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1"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style-name="ce2"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1"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1"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1"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1"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1"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1"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1"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1"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cell table:style-name="ce2" table:formula="of:=IF(AND([.G44]=&quot;true&quot;;[.J44]=&quot;true&quot;;[.M44]=&quot;true&quot;;[.P44]=&quot;true&quot;);&quot;true&quot;;&quot;false&quot;)" office:value-type="string" office:string-value="false" calcext:value-type="string">
            <text:p>false</text:p>
          </table:table-cell>
          <table:table-cell table:formula="of:=IF(AND([.Y44]=&quot;true&quot;;[.AB44]=&quot;true&quot;;[.AE44]=&quot;true&quot;;[.AH44]=&quot;true&quot;);&quot;true&quot;;&quot;false&quot;)" office:value-type="string" office:string-value="true" calcext:value-type="string">
            <text:p>true</text:p>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1"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1"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1"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1"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1"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1"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1"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1"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cell table:style-name="ce2" table:formula="of:=IF(AND([.G45]=&quot;true&quot;;[.J45]=&quot;true&quot;;[.M45]=&quot;true&quot;;[.P45]=&quot;true&quot;;[.S45]=&quot;true&quot;);&quot;true&quot;;&quot;false&quot;)" office:value-type="string" office:string-value="false" calcext:value-type="string">
            <text:p>false</text:p>
          </table:table-cell>
          <table:table-cell table:formula="of:=IF(AND([.Y45]=&quot;true&quot;;[.AB45]=&quot;true&quot;;[.AE45]=&quot;true&quot;;[.AH45]=&quot;true&quot;;[.AK45]=&quot;true&quot;);&quot;true&quot;;&quot;false&quot;)" office:value-type="string" office:string-value="false" calcext:value-type="string">
            <text:p>false</text:p>
          </table:table-cell>
          <table:table-cell table:style-name="ce2" table:formula="of:=IF(AND([.G45]=&quot;true&quot;;[.J45]=&quot;true&quot;;[.M45]=&quot;true&quot;;[.P45]=&quot;true&quot;);&quot;true&quot;;&quot;false&quot;)" office:value-type="string" office:string-value="false" calcext:value-type="string">
            <text:p>false</text:p>
          </table:table-cell>
          <table:table-cell table:formula="of:=IF(AND([.Y45]=&quot;true&quot;;[.AB45]=&quot;true&quot;;[.AE45]=&quot;true&quot;;[.AH45]=&quot;true&quot;);&quot;true&quot;;&quot;false&quot;)" office:value-type="string" office:string-value="false" calcext:value-type="string">
            <text:p>false</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1"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1"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1"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1"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1"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1"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1"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cell table:style-name="ce2" table:formula="of:=IF(AND([.G46]=&quot;true&quot;;[.J46]=&quot;true&quot;;[.M46]=&quot;true&quot;;[.P46]=&quot;true&quot;);&quot;true&quot;;&quot;false&quot;)" office:value-type="string" office:string-value="false" calcext:value-type="string">
            <text:p>false</text:p>
          </table:table-cell>
          <table:table-cell table:formula="of:=IF(AND([.Y46]=&quot;true&quot;;[.AB46]=&quot;true&quot;;[.AE46]=&quot;true&quot;;[.AH46]=&quot;true&quot;);&quot;true&quot;;&quot;false&quot;)" office:value-type="string" office:string-value="false" calcext:value-type="string">
            <text:p>false</text:p>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1"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1"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1"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1"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1" office:value-type="string" calcext:value-type="string">
            <text:p>false</text:p>
          </table:table-cell>
          <table:table-cell office:value-type="float" office:value="0.743363" calcext:value-type="float">
            <text:p>0.743363</text:p>
          </table:table-cell>
          <table:table-cell/>
          <table:table-cell table:style-name="ce1" office:value-type="string" calcext:value-type="string">
            <text:p>false</text:p>
          </table:table-cell>
          <table:table-cell office:value-type="float" office:value="0.594501" calcext:value-type="float">
            <text:p>0.594501</text:p>
          </table:table-cell>
          <table:table-cell/>
          <table:table-cell table:style-name="ce1" office:value-type="string" calcext:value-type="string">
            <text:p>false</text:p>
          </table:table-cell>
          <table:table-cell office:value-type="float" office:value="0.724542" calcext:value-type="float">
            <text:p>0.724542</text:p>
          </table:table-cell>
          <table:table-cell/>
          <table:table-cell table:style-name="ce1" office:value-type="string" calcext:value-type="string">
            <text:p>false</text:p>
          </table:table-cell>
          <table:table-cell office:value-type="float" office:value="0.841011" calcext:value-type="float">
            <text:p>0.84101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cell table:style-name="ce2"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style-name="ce2"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1"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1"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1"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1"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1"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1" office:value-type="string" calcext:value-type="string">
            <text:p>false</text:p>
          </table:table-cell>
          <table:table-cell office:value-type="float" office:value="0.288049" calcext:value-type="float">
            <text:p>0.288049</text:p>
          </table:table-cell>
          <table:table-cell/>
          <table:table-cell table:style-name="ce1"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cell table:style-name="ce2"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style-name="ce2" table:formula="of:=IF(AND([.G48]=&quot;true&quot;;[.J48]=&quot;true&quot;;[.M48]=&quot;true&quot;;[.P48]=&quot;true&quot;);&quot;true&quot;;&quot;false&quot;)" office:value-type="string" office:string-value="true" calcext:value-type="string">
            <text:p>tru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1"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1"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1"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1"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1"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1"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1"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cell table:style-name="ce2"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style-name="ce2" table:formula="of:=IF(AND([.G49]=&quot;true&quot;;[.J49]=&quot;true&quot;;[.M49]=&quot;true&quot;;[.P49]=&quot;true&quot;);&quot;true&quot;;&quot;false&quot;)" office:value-type="string" office:string-value="false" calcext:value-type="string">
            <text:p>fals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1"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1"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1"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1"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1"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1"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1"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cell table:style-name="ce2"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style-name="ce2" table:formula="of:=IF(AND([.G50]=&quot;true&quot;;[.J50]=&quot;true&quot;;[.M50]=&quot;true&quot;;[.P50]=&quot;true&quot;);&quot;true&quot;;&quot;false&quot;)" office:value-type="string" office:string-value="false" calcext:value-type="string">
            <text:p>false</text:p>
          </table:table-cell>
          <table:table-cell table:formula="of:=IF(AND([.Y50]=&quot;true&quot;;[.AB50]=&quot;true&quot;;[.AE50]=&quot;true&quot;;[.AH50]=&quot;true&quot;);&quot;true&quot;;&quot;false&quot;)" office:value-type="string" office:string-value="false" calcext:value-type="string">
            <text:p>fals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1"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1"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1"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1"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1"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1"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1"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cell table:style-name="ce2"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style-name="ce2" table:formula="of:=IF(AND([.G51]=&quot;true&quot;;[.J51]=&quot;true&quot;;[.M51]=&quot;true&quot;;[.P51]=&quot;true&quot;);&quot;true&quot;;&quot;false&quot;)" office:value-type="string" office:string-value="true" calcext:value-type="string">
            <text:p>tru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1"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1"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1"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1"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1"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1"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1"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cell table:style-name="ce2" table:formula="of:=IF(AND([.G52]=&quot;true&quot;;[.J52]=&quot;true&quot;;[.M52]=&quot;true&quot;;[.P52]=&quot;true&quot;);&quot;true&quot;;&quot;false&quot;)" office:value-type="string" office:string-value="false" calcext:value-type="string">
            <text:p>false</text:p>
          </table:table-cell>
          <table:table-cell table:formula="of:=IF(AND([.Y52]=&quot;true&quot;;[.AB52]=&quot;true&quot;;[.AE52]=&quot;true&quot;;[.AH52]=&quot;true&quot;);&quot;true&quot;;&quot;false&quot;)" office:value-type="string" office:string-value="false" calcext:value-type="string">
            <text:p>false</text:p>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1"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1"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1"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1"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1"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1"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1"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cell table:style-name="ce2" table:formula="of:=IF(AND([.G53]=&quot;true&quot;;[.J53]=&quot;true&quot;;[.M53]=&quot;true&quot;;[.P53]=&quot;true&quot;);&quot;true&quot;;&quot;false&quot;)" office:value-type="string" office:string-value="true" calcext:value-type="string">
            <text:p>true</text:p>
          </table:table-cell>
          <table:table-cell table:formula="of:=IF(AND([.Y53]=&quot;true&quot;;[.AB53]=&quot;true&quot;;[.AE53]=&quot;true&quot;;[.AH53]=&quot;true&quot;);&quot;true&quot;;&quot;false&quot;)" office:value-type="string" office:string-value="false" calcext:value-type="string">
            <text:p>false</text:p>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1"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1"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1"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1"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1"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1"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1"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cell table:style-name="ce2" table:formula="of:=IF(AND([.G54]=&quot;true&quot;;[.J54]=&quot;true&quot;;[.M54]=&quot;true&quot;;[.P54]=&quot;true&quot;);&quot;true&quot;;&quot;false&quot;)" office:value-type="string" office:string-value="false" calcext:value-type="string">
            <text:p>false</text:p>
          </table:table-cell>
          <table:table-cell table:formula="of:=IF(AND([.Y54]=&quot;true&quot;;[.AB54]=&quot;true&quot;;[.AE54]=&quot;true&quot;;[.AH54]=&quot;true&quot;);&quot;true&quot;;&quot;false&quot;)" office:value-type="string" office:string-value="false" calcext:value-type="string">
            <text:p>false</text:p>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1"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1"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1"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1"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1"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1"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1"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cell table:style-name="ce2"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cell table:style-name="ce2" table:formula="of:=IF(AND([.G55]=&quot;true&quot;;[.J55]=&quot;true&quot;;[.M55]=&quot;true&quot;;[.P55]=&quot;true&quot;);&quot;true&quot;;&quot;false&quot;)" office:value-type="string" office:string-value="false" calcext:value-type="string">
            <text:p>false</text:p>
          </table:table-cell>
          <table:table-cell table:formula="of:=IF(AND([.Y55]=&quot;true&quot;;[.AB55]=&quot;true&quot;;[.AE55]=&quot;true&quot;;[.AH55]=&quot;true&quot;);&quot;true&quot;;&quot;false&quot;)" office:value-type="string" office:string-value="false" calcext:value-type="string">
            <text:p>false</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1"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1"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1"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1"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1"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1"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1"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cell table:style-name="ce2"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cell table:style-name="ce2" table:formula="of:=IF(AND([.G56]=&quot;true&quot;;[.J56]=&quot;true&quot;;[.M56]=&quot;true&quot;;[.P56]=&quot;true&quot;);&quot;true&quot;;&quot;false&quot;)" office:value-type="string" office:string-value="true" calcext:value-type="string">
            <text:p>true</text:p>
          </table:table-cell>
          <table:table-cell table:formula="of:=IF(AND([.Y56]=&quot;true&quot;;[.AB56]=&quot;true&quot;;[.AE56]=&quot;true&quot;;[.AH56]=&quot;true&quot;);&quot;true&quot;;&quot;false&quot;)" office:value-type="string" office:string-value="false" calcext:value-type="string">
            <text:p>false</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1"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1"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1"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1"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1"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1"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1"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style-name="ce2" table:formula="of:=IF(AND([.G57]=&quot;true&quot;;[.J57]=&quot;true&quot;;[.M57]=&quot;true&quot;;[.P57]=&quot;true&quot;);&quot;true&quot;;&quot;false&quot;)" office:value-type="string" office:string-value="false" calcext:value-type="string">
            <text:p>fals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1"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1"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1"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1"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1"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1"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1"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style-name="ce2" table:formula="of:=IF(AND([.G58]=&quot;true&quot;;[.J58]=&quot;true&quot;;[.M58]=&quot;true&quot;;[.P58]=&quot;true&quot;);&quot;true&quot;;&quot;false&quot;)" office:value-type="string" office:string-value="false" calcext:value-type="string">
            <text:p>false</text:p>
          </table:table-cell>
          <table:table-cell table:formula="of:=IF(AND([.Y58]=&quot;true&quot;;[.AB58]=&quot;true&quot;;[.AE58]=&quot;true&quot;;[.AH58]=&quot;true&quot;);&quot;true&quot;;&quot;false&quot;)" office:value-type="string" office:string-value="true" calcext:value-type="string">
            <text:p>true</text:p>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1"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1"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1"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1"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1"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1"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1"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1"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cell table:style-name="ce2"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style-name="ce2" table:formula="of:=IF(AND([.G59]=&quot;true&quot;;[.J59]=&quot;true&quot;;[.M59]=&quot;true&quot;;[.P59]=&quot;true&quot;);&quot;true&quot;;&quot;false&quot;)" office:value-type="string" office:string-value="false" calcext:value-type="string">
            <text:p>fals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1"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1"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1"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1"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1"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1"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1"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cell table:style-name="ce2"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style-name="ce2" table:formula="of:=IF(AND([.G60]=&quot;true&quot;;[.J60]=&quot;true&quot;;[.M60]=&quot;true&quot;;[.P60]=&quot;true&quot;);&quot;true&quot;;&quot;false&quot;)" office:value-type="string" office:string-value="false" calcext:value-type="string">
            <text:p>fals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1"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1"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1"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1"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1"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1"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1"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style-name="ce2" table:formula="of:=IF(AND([.G61]=&quot;true&quot;;[.J61]=&quot;true&quot;;[.M61]=&quot;true&quot;;[.P61]=&quot;true&quot;);&quot;true&quot;;&quot;false&quot;)" office:value-type="string" office:string-value="false" calcext:value-type="string">
            <text:p>false</text:p>
          </table:table-cell>
          <table:table-cell table:formula="of:=IF(AND([.Y61]=&quot;true&quot;;[.AB61]=&quot;true&quot;;[.AE61]=&quot;true&quot;;[.AH61]=&quot;true&quot;);&quot;true&quot;;&quot;false&quot;)" office:value-type="string" office:string-value="false" calcext:value-type="string">
            <text:p>false</text:p>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1"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1"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1"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1"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1"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1"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1"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style-name="ce2" table:formula="of:=IF(AND([.G62]=&quot;true&quot;;[.J62]=&quot;true&quot;;[.M62]=&quot;true&quot;;[.P62]=&quot;true&quot;);&quot;true&quot;;&quot;false&quot;)" office:value-type="string" office:string-value="true" calcext:value-type="string">
            <text:p>tru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1"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1"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1"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1"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1"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1"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1"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cell table:style-name="ce2"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style-name="ce2" table:formula="of:=IF(AND([.G63]=&quot;true&quot;;[.J63]=&quot;true&quot;;[.M63]=&quot;true&quot;;[.P63]=&quot;true&quot;);&quot;true&quot;;&quot;false&quot;)" office:value-type="string" office:string-value="true" calcext:value-type="string">
            <text:p>true</text:p>
          </table:table-cell>
          <table:table-cell table:formula="of:=IF(AND([.Y63]=&quot;true&quot;;[.AB63]=&quot;true&quot;;[.AE63]=&quot;true&quot;;[.AH63]=&quot;true&quot;);&quot;true&quot;;&quot;false&quot;)" office:value-type="string" office:string-value="false" calcext:value-type="string">
            <text:p>false</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1"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1"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1"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1"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1"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1"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1"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1"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true" calcext:value-type="string">
            <text:p>true</text:p>
          </table:table-cell>
          <table:table-cell table:style-name="ce2" table:formula="of:=IF(AND([.G64]=&quot;true&quot;;[.J64]=&quot;true&quot;;[.M64]=&quot;true&quot;;[.P64]=&quot;true&quot;);&quot;true&quot;;&quot;false&quot;)" office:value-type="string" office:string-value="false" calcext:value-type="string">
            <text:p>false</text:p>
          </table:table-cell>
          <table:table-cell table:formula="of:=IF(AND([.Y64]=&quot;true&quot;;[.AB64]=&quot;true&quot;;[.AE64]=&quot;true&quot;;[.AH64]=&quot;true&quot;);&quot;true&quot;;&quot;false&quot;)" office:value-type="string" office:string-value="true" calcext:value-type="string">
            <text:p>true</text:p>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1"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1"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1"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1"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1"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1"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1"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cell table:style-name="ce2" table:formula="of:=IF(AND([.G65]=&quot;true&quot;;[.J65]=&quot;true&quot;;[.M65]=&quot;true&quot;;[.P65]=&quot;true&quot;);&quot;true&quot;;&quot;false&quot;)" office:value-type="string" office:string-value="true" calcext:value-type="string">
            <text:p>true</text:p>
          </table:table-cell>
          <table:table-cell table:formula="of:=IF(AND([.Y65]=&quot;true&quot;;[.AB65]=&quot;true&quot;;[.AE65]=&quot;true&quot;;[.AH65]=&quot;true&quot;);&quot;true&quot;;&quot;false&quot;)" office:value-type="string" office:string-value="false" calcext:value-type="string">
            <text:p>false</text:p>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1"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1"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1"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1"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1"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1"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1"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style-name="ce2" table:formula="of:=IF(AND([.G66]=&quot;true&quot;;[.J66]=&quot;true&quot;;[.M66]=&quot;true&quot;;[.P66]=&quot;true&quot;);&quot;true&quot;;&quot;false&quot;)" office:value-type="string" office:string-value="false" calcext:value-type="string">
            <text:p>false</text:p>
          </table:table-cell>
          <table:table-cell table:formula="of:=IF(AND([.Y66]=&quot;true&quot;;[.AB66]=&quot;true&quot;;[.AE66]=&quot;true&quot;;[.AH66]=&quot;true&quot;);&quot;true&quot;;&quot;false&quot;)" office:value-type="string" office:string-value="false" calcext:value-type="string">
            <text:p>false</text:p>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1"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1"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1"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1"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1"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1"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true" calcext:value-type="string">
            <text:p>true</text:p>
          </table:table-cell>
          <table:table-cell table:style-name="ce2"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true" calcext:value-type="string">
            <text:p>true</text:p>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1"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1"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1"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1"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1"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1"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style-name="ce2" table:formula="of:=IF(AND([.G68]=&quot;true&quot;;[.J68]=&quot;true&quot;;[.M68]=&quot;true&quot;;[.P68]=&quot;true&quot;);&quot;true&quot;;&quot;false&quot;)" office:value-type="string" office:string-value="true" calcext:value-type="string">
            <text:p>true</text:p>
          </table:table-cell>
          <table:table-cell table:formula="of:=IF(AND([.Y68]=&quot;true&quot;;[.AB68]=&quot;true&quot;;[.AE68]=&quot;true&quot;;[.AH68]=&quot;true&quot;);&quot;true&quot;;&quot;false&quot;)" office:value-type="string" office:string-value="false" calcext:value-type="string">
            <text:p>false</text:p>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1"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1"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1"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1"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1" office:value-type="string" calcext:value-type="string">
            <text:p>false</text:p>
          </table:table-cell>
          <table:table-cell office:value-type="float" office:value="0.638687" calcext:value-type="float">
            <text:p>0.638687</text:p>
          </table:table-cell>
          <table:table-cell/>
          <table:table-cell table:style-name="ce1" office:value-type="string" calcext:value-type="string">
            <text:p>false</text:p>
          </table:table-cell>
          <table:table-cell office:value-type="float" office:value="0.583672" calcext:value-type="float">
            <text:p>0.583672</text:p>
          </table:table-cell>
          <table:table-cell/>
          <table:table-cell table:style-name="ce1" office:value-type="string" calcext:value-type="string">
            <text:p>false</text:p>
          </table:table-cell>
          <table:table-cell office:value-type="float" office:value="0.485082" calcext:value-type="float">
            <text:p>0.485082</text:p>
          </table:table-cell>
          <table:table-cell/>
          <table:table-cell table:style-name="ce1" office:value-type="string" calcext:value-type="string">
            <text:p>false</text:p>
          </table:table-cell>
          <table:table-cell office:value-type="float" office:value="1.132534" calcext:value-type="float">
            <text:p>1.132534</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cell table:style-name="ce2"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cell table:style-name="ce2" table:formula="of:=IF(AND([.G69]=&quot;true&quot;;[.J69]=&quot;true&quot;;[.M69]=&quot;true&quot;;[.P69]=&quot;true&quot;);&quot;true&quot;;&quot;false&quot;)" office:value-type="string" office:string-value="true" calcext:value-type="string">
            <text:p>true</text:p>
          </table:table-cell>
          <table:table-cell table:formula="of:=IF(AND([.Y69]=&quot;true&quot;;[.AB69]=&quot;true&quot;;[.AE69]=&quot;true&quot;;[.AH69]=&quot;true&quot;);&quot;true&quot;;&quot;false&quot;)" office:value-type="string" office:string-value="false" calcext:value-type="string">
            <text:p>false</text:p>
          </table:table-cell>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1"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1"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1"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1"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1"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1"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1"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style-name="ce2"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1"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1"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1"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1"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1"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1"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style-name="ce2" table:formula="of:=IF(AND([.G71]=&quot;true&quot;;[.J71]=&quot;true&quot;;[.M71]=&quot;true&quot;;[.P71]=&quot;true&quot;);&quot;true&quot;;&quot;false&quot;)" office:value-type="string" office:string-value="false" calcext:value-type="string">
            <text:p>fals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1"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1"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1"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1"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1"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1"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1"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cell table:style-name="ce2"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style-name="ce2" table:formula="of:=IF(AND([.G72]=&quot;true&quot;;[.J72]=&quot;true&quot;;[.M72]=&quot;true&quot;;[.P72]=&quot;true&quot;);&quot;true&quot;;&quot;false&quot;)" office:value-type="string" office:string-value="true" calcext:value-type="string">
            <text:p>tru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1"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1"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1"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1"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1"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1"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1"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cell table:style-name="ce2"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style-name="ce2" table:formula="of:=IF(AND([.G73]=&quot;true&quot;;[.J73]=&quot;true&quot;;[.M73]=&quot;true&quot;;[.P73]=&quot;true&quot;);&quot;true&quot;;&quot;false&quot;)" office:value-type="string" office:string-value="false" calcext:value-type="string">
            <text:p>fals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1"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1"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1"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1"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1"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1"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1"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1"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style-name="ce2" table:formula="of:=IF(AND([.G74]=&quot;true&quot;;[.J74]=&quot;true&quot;;[.M74]=&quot;true&quot;;[.P74]=&quot;true&quot;);&quot;true&quot;;&quot;false&quot;)" office:value-type="string" office:string-value="false" calcext:value-type="string">
            <text:p>fals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1"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1"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1"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1"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1"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1"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1"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cell table:style-name="ce2"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style-name="ce2" table:formula="of:=IF(AND([.G75]=&quot;true&quot;;[.J75]=&quot;true&quot;;[.M75]=&quot;true&quot;;[.P75]=&quot;true&quot;);&quot;true&quot;;&quot;false&quot;)" office:value-type="string" office:string-value="false" calcext:value-type="string">
            <text:p>false</text:p>
          </table:table-cell>
          <table:table-cell table:formula="of:=IF(AND([.Y75]=&quot;true&quot;;[.AB75]=&quot;true&quot;;[.AE75]=&quot;true&quot;;[.AH75]=&quot;true&quot;);&quot;true&quot;;&quot;false&quot;)" office:value-type="string" office:string-value="false" calcext:value-type="string">
            <text:p>false</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1"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1"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1"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1"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1"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1"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1"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cell table:style-name="ce2"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style-name="ce2" table:formula="of:=IF(AND([.G76]=&quot;true&quot;;[.J76]=&quot;true&quot;;[.M76]=&quot;true&quot;;[.P76]=&quot;true&quot;);&quot;true&quot;;&quot;false&quot;)" office:value-type="string" office:string-value="true" calcext:value-type="string">
            <text:p>tru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1"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1"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1"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1"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1"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1"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1"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cell table:style-name="ce2" table:formula="of:=IF(AND([.G77]=&quot;true&quot;;[.J77]=&quot;true&quot;;[.M77]=&quot;true&quot;;[.P77]=&quot;true&quot;);&quot;true&quot;;&quot;false&quot;)" office:value-type="string" office:string-value="true" calcext:value-type="string">
            <text:p>true</text:p>
          </table:table-cell>
          <table:table-cell table:formula="of:=IF(AND([.Y77]=&quot;true&quot;;[.AB77]=&quot;true&quot;;[.AE77]=&quot;true&quot;;[.AH77]=&quot;true&quot;);&quot;true&quot;;&quot;false&quot;)" office:value-type="string" office:string-value="false" calcext:value-type="string">
            <text:p>false</text:p>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1"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1"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1"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1"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1"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1"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1"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1"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cell table:style-name="ce2"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true" calcext:value-type="string">
            <text:p>true</text:p>
          </table:table-cell>
          <table:table-cell table:style-name="ce2" table:formula="of:=IF(AND([.G78]=&quot;true&quot;;[.J78]=&quot;true&quot;;[.M78]=&quot;true&quot;;[.P78]=&quot;true&quot;);&quot;true&quot;;&quot;false&quot;)" office:value-type="string" office:string-value="false" calcext:value-type="string">
            <text:p>false</text:p>
          </table:table-cell>
          <table:table-cell table:formula="of:=IF(AND([.Y78]=&quot;true&quot;;[.AB78]=&quot;true&quot;;[.AE78]=&quot;true&quot;;[.AH78]=&quot;true&quot;);&quot;true&quot;;&quot;false&quot;)" office:value-type="string" office:string-value="true" calcext:value-type="string">
            <text:p>true</text:p>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1"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1"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1" office:value-type="string" calcext:value-type="string">
            <text:p>true</text:p>
          </table:table-cell>
          <table:table-cell office:value-type="float" office:value="14.301808" calcext:value-type="float">
            <text:p>14.301808</text:p>
          </table:table-cell>
          <table:table-cell/>
          <table:table-cell table:style-name="ce1"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1"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1" office:value-type="string" calcext:value-type="string">
            <text:p>false</text:p>
          </table:table-cell>
          <table:table-cell office:value-type="float" office:value="44.575786" calcext:value-type="float">
            <text:p>44.575786</text:p>
          </table:table-cell>
          <table:table-cell/>
          <table:table-cell table:style-name="ce1"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cell table:style-name="ce2"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style-name="ce2"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1"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1"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1"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1"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1"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1"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1"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style-name="ce2" table:formula="of:=IF(AND([.G80]=&quot;true&quot;;[.J80]=&quot;true&quot;;[.M80]=&quot;true&quot;;[.P80]=&quot;true&quot;);&quot;true&quot;;&quot;false&quot;)" office:value-type="string" office:string-value="true" calcext:value-type="string">
            <text:p>tru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1"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1"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1"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1"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1"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1"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1"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cell table:style-name="ce2" table:formula="of:=IF(AND([.G81]=&quot;true&quot;;[.J81]=&quot;true&quot;;[.M81]=&quot;true&quot;;[.P81]=&quot;true&quot;);&quot;true&quot;;&quot;false&quot;)" office:value-type="string" office:string-value="true" calcext:value-type="string">
            <text:p>true</text:p>
          </table:table-cell>
          <table:table-cell table:formula="of:=IF(AND([.Y81]=&quot;true&quot;;[.AB81]=&quot;true&quot;;[.AE81]=&quot;true&quot;;[.AH81]=&quot;true&quot;);&quot;true&quot;;&quot;false&quot;)" office:value-type="string" office:string-value="false" calcext:value-type="string">
            <text:p>false</text:p>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1"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1"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1"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1"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1"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1"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1"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cell table:style-name="ce2"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cell table:style-name="ce2" table:formula="of:=IF(AND([.G82]=&quot;true&quot;;[.J82]=&quot;true&quot;;[.M82]=&quot;true&quot;;[.P82]=&quot;true&quot;);&quot;true&quot;;&quot;false&quot;)" office:value-type="string" office:string-value="true" calcext:value-type="string">
            <text:p>true</text:p>
          </table:table-cell>
          <table:table-cell table:formula="of:=IF(AND([.Y82]=&quot;true&quot;;[.AB82]=&quot;true&quot;;[.AE82]=&quot;true&quot;;[.AH82]=&quot;true&quot;);&quot;true&quot;;&quot;false&quot;)" office:value-type="string" office:string-value="false" calcext:value-type="string">
            <text:p>false</text:p>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1"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1"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1"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1"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1"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1"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1"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cell table:style-name="ce2"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style-name="ce2" table:formula="of:=IF(AND([.G83]=&quot;true&quot;;[.J83]=&quot;true&quot;;[.M83]=&quot;true&quot;;[.P83]=&quot;true&quot;);&quot;true&quot;;&quot;false&quot;)" office:value-type="string" office:string-value="true" calcext:value-type="string">
            <text:p>true</text:p>
          </table:table-cell>
          <table:table-cell table:formula="of:=IF(AND([.Y83]=&quot;true&quot;;[.AB83]=&quot;true&quot;;[.AE83]=&quot;true&quot;;[.AH83]=&quot;true&quot;);&quot;true&quot;;&quot;false&quot;)" office:value-type="string" office:string-value="false" calcext:value-type="string">
            <text:p>false</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32284" calcext:value-type="float">
            <text:p>2.132284</text:p>
          </table:table-cell>
          <table:table-cell/>
          <table:table-cell table:style-name="ce1"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1"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1"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1"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1"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1"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cell table:style-name="ce2"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cell table:style-name="ce2" table:formula="of:=IF(AND([.G84]=&quot;true&quot;;[.J84]=&quot;true&quot;;[.M84]=&quot;true&quot;;[.P84]=&quot;true&quot;);&quot;true&quot;;&quot;false&quot;)" office:value-type="string" office:string-value="false" calcext:value-type="string">
            <text:p>false</text:p>
          </table:table-cell>
          <table:table-cell table:formula="of:=IF(AND([.Y84]=&quot;true&quot;;[.AB84]=&quot;true&quot;;[.AE84]=&quot;true&quot;;[.AH84]=&quot;true&quot;);&quot;true&quot;;&quot;false&quot;)" office:value-type="string" office:string-value="false" calcext:value-type="string">
            <text:p>false</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1"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1"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1"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1"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1"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1"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1"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1"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cell table:style-name="ce2"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true" calcext:value-type="string">
            <text:p>true</text:p>
          </table:table-cell>
          <table:table-cell table:style-name="ce2" table:formula="of:=IF(AND([.G85]=&quot;true&quot;;[.J85]=&quot;true&quot;;[.M85]=&quot;true&quot;;[.P85]=&quot;true&quot;);&quot;true&quot;;&quot;false&quot;)" office:value-type="string" office:string-value="false" calcext:value-type="string">
            <text:p>false</text:p>
          </table:table-cell>
          <table:table-cell table:formula="of:=IF(AND([.Y85]=&quot;true&quot;;[.AB85]=&quot;true&quot;;[.AE85]=&quot;true&quot;;[.AH85]=&quot;true&quot;);&quot;true&quot;;&quot;false&quot;)" office:value-type="string" office:string-value="true" calcext:value-type="string">
            <text:p>true</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1"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1"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1"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1"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1"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1"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1"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cell table:style-name="ce2"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cell table:style-name="ce2" table:formula="of:=IF(AND([.G86]=&quot;true&quot;;[.J86]=&quot;true&quot;;[.M86]=&quot;true&quot;;[.P86]=&quot;true&quot;);&quot;true&quot;;&quot;false&quot;)" office:value-type="string" office:string-value="false" calcext:value-type="string">
            <text:p>false</text:p>
          </table:table-cell>
          <table:table-cell table:formula="of:=IF(AND([.Y86]=&quot;true&quot;;[.AB86]=&quot;true&quot;;[.AE86]=&quot;true&quot;;[.AH86]=&quot;true&quot;);&quot;true&quot;;&quot;false&quot;)" office:value-type="string" office:string-value="false" calcext:value-type="string">
            <text:p>false</text:p>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1"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1"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1"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1"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1"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1"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1"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cell table:style-name="ce2"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true" calcext:value-type="string">
            <text:p>true</text:p>
          </table:table-cell>
          <table:table-cell table:style-name="ce2" table:formula="of:=IF(AND([.G87]=&quot;true&quot;;[.J87]=&quot;true&quot;;[.M87]=&quot;true&quot;;[.P87]=&quot;true&quot;);&quot;true&quot;;&quot;false&quot;)" office:value-type="string" office:string-value="false" calcext:value-type="string">
            <text:p>false</text:p>
          </table:table-cell>
          <table:table-cell table:formula="of:=IF(AND([.Y87]=&quot;true&quot;;[.AB87]=&quot;true&quot;;[.AE87]=&quot;true&quot;;[.AH87]=&quot;true&quot;);&quot;true&quot;;&quot;false&quot;)" office:value-type="string" office:string-value="true" calcext:value-type="string">
            <text:p>true</text:p>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1"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1"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1"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1"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1"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1"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1"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cell table:style-name="ce2"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style-name="ce2"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1"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1"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1"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1"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1"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1"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1"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1"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cell table:style-name="ce2"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false" calcext:value-type="string">
            <text:p>false</text:p>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1"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1"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1"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1"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1"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1"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1"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cell table:style-name="ce2"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style-name="ce2" table:formula="of:=IF(AND([.G90]=&quot;true&quot;;[.J90]=&quot;true&quot;;[.M90]=&quot;true&quot;;[.P90]=&quot;true&quot;);&quot;true&quot;;&quot;false&quot;)" office:value-type="string" office:string-value="true" calcext:value-type="string">
            <text:p>tru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1"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1"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1"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1"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1"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1"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1"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style-name="ce2" table:formula="of:=IF(AND([.G91]=&quot;true&quot;;[.J91]=&quot;true&quot;;[.M91]=&quot;true&quot;;[.P91]=&quot;true&quot;);&quot;true&quot;;&quot;false&quot;)" office:value-type="string" office:string-value="false" calcext:value-type="string">
            <text:p>fals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1"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1"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1"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1"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1"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1"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1"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cell table:style-name="ce2"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style-name="ce2"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1"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1"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1"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1"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1"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1"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1"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style-name="ce2" table:formula="of:=IF(AND([.G93]=&quot;true&quot;;[.J93]=&quot;true&quot;;[.M93]=&quot;true&quot;;[.P93]=&quot;true&quot;);&quot;true&quot;;&quot;false&quot;)" office:value-type="string" office:string-value="false" calcext:value-type="string">
            <text:p>false</text:p>
          </table:table-cell>
          <table:table-cell table:formula="of:=IF(AND([.Y93]=&quot;true&quot;;[.AB93]=&quot;true&quot;;[.AE93]=&quot;true&quot;;[.AH93]=&quot;true&quot;);&quot;true&quot;;&quot;false&quot;)" office:value-type="string" office:string-value="false" calcext:value-type="string">
            <text:p>false</text:p>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1"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1"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1"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1"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1"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1"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style-name="ce2" table:formula="of:=IF(AND([.G94]=&quot;true&quot;;[.J94]=&quot;true&quot;;[.M94]=&quot;true&quot;;[.P94]=&quot;true&quot;);&quot;true&quot;;&quot;false&quot;)" office:value-type="string" office:string-value="true" calcext:value-type="string">
            <text:p>true</text:p>
          </table:table-cell>
          <table:table-cell table:formula="of:=IF(AND([.Y94]=&quot;true&quot;;[.AB94]=&quot;true&quot;;[.AE94]=&quot;true&quot;;[.AH94]=&quot;true&quot;);&quot;true&quot;;&quot;false&quot;)" office:value-type="string" office:string-value="false" calcext:value-type="string">
            <text:p>false</text:p>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1"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1"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1"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1"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1"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1"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1"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cell table:style-name="ce2"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cell table:style-name="ce2" table:formula="of:=IF(AND([.G95]=&quot;true&quot;;[.J95]=&quot;true&quot;;[.M95]=&quot;true&quot;;[.P95]=&quot;true&quot;);&quot;true&quot;;&quot;false&quot;)" office:value-type="string" office:string-value="true" calcext:value-type="string">
            <text:p>true</text:p>
          </table:table-cell>
          <table:table-cell table:formula="of:=IF(AND([.Y95]=&quot;true&quot;;[.AB95]=&quot;true&quot;;[.AE95]=&quot;true&quot;;[.AH95]=&quot;true&quot;);&quot;true&quot;;&quot;false&quot;)" office:value-type="string" office:string-value="false" calcext:value-type="string">
            <text:p>false</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1"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1"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1"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1"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1"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1"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1"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style-name="ce2" table:formula="of:=IF(AND([.G96]=&quot;true&quot;;[.J96]=&quot;true&quot;;[.M96]=&quot;true&quot;;[.P96]=&quot;true&quot;);&quot;true&quot;;&quot;false&quot;)" office:value-type="string" office:string-value="false" calcext:value-type="string">
            <text:p>fals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1"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1"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1"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1"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1"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1"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1"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style-name="ce2" table:formula="of:=IF(AND([.G97]=&quot;true&quot;;[.J97]=&quot;true&quot;;[.M97]=&quot;true&quot;;[.P97]=&quot;true&quot;);&quot;true&quot;;&quot;false&quot;)" office:value-type="string" office:string-value="false" calcext:value-type="string">
            <text:p>fals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1"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1"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1"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1"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1"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1"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cell table:style-name="ce2"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style-name="ce2" table:formula="of:=IF(AND([.G98]=&quot;true&quot;;[.J98]=&quot;true&quot;;[.M98]=&quot;true&quot;;[.P98]=&quot;true&quot;);&quot;true&quot;;&quot;false&quot;)" office:value-type="string" office:string-value="false" calcext:value-type="string">
            <text:p>fals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1"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1"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1"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1"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1"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1"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1"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cell table:style-name="ce2"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true" calcext:value-type="string">
            <text:p>true</text:p>
          </table:table-cell>
          <table:table-cell table:style-name="ce2" table:formula="of:=IF(AND([.G99]=&quot;true&quot;;[.J99]=&quot;true&quot;;[.M99]=&quot;true&quot;;[.P99]=&quot;true&quot;);&quot;true&quot;;&quot;false&quot;)" office:value-type="string" office:string-value="false" calcext:value-type="string">
            <text:p>false</text:p>
          </table:table-cell>
          <table:table-cell table:formula="of:=IF(AND([.Y99]=&quot;true&quot;;[.AB99]=&quot;true&quot;;[.AE99]=&quot;true&quot;;[.AH99]=&quot;true&quot;);&quot;true&quot;;&quot;false&quot;)" office:value-type="string" office:string-value="true" calcext:value-type="string">
            <text:p>true</text:p>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1"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1"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1"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1"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1"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1"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1"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cell table:style-name="ce2"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style-name="ce2" table:formula="of:=IF(AND([.G100]=&quot;true&quot;;[.J100]=&quot;true&quot;;[.M100]=&quot;true&quot;;[.P100]=&quot;true&quot;);&quot;true&quot;;&quot;false&quot;)" office:value-type="string" office:string-value="true" calcext:value-type="string">
            <text:p>true</text:p>
          </table:table-cell>
          <table:table-cell table:formula="of:=IF(AND([.Y100]=&quot;true&quot;;[.AB100]=&quot;true&quot;;[.AE100]=&quot;true&quot;;[.AH100]=&quot;true&quot;);&quot;true&quot;;&quot;false&quot;)" office:value-type="string" office:string-value="false" calcext:value-type="string">
            <text:p>false</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1"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1"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1"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1"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1"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1"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1"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cell table:style-name="ce2"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cell table:style-name="ce2" table:formula="of:=IF(AND([.G101]=&quot;true&quot;;[.J101]=&quot;true&quot;;[.M101]=&quot;true&quot;;[.P101]=&quot;true&quot;);&quot;true&quot;;&quot;false&quot;)" office:value-type="string" office:string-value="false" calcext:value-type="string">
            <text:p>false</text:p>
          </table:table-cell>
          <table:table-cell table:formula="of:=IF(AND([.Y101]=&quot;true&quot;;[.AB101]=&quot;true&quot;;[.AE101]=&quot;true&quot;;[.AH101]=&quot;true&quot;);&quot;true&quot;;&quot;false&quot;)" office:value-type="string" office:string-value="false" calcext:value-type="string">
            <text:p>fals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1"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1"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1"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1"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1"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1"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style-name="ce2" table:formula="of:=IF(AND([.G102]=&quot;true&quot;;[.J102]=&quot;true&quot;;[.M102]=&quot;true&quot;;[.P102]=&quot;true&quot;);&quot;true&quot;;&quot;false&quot;)" office:value-type="string" office:string-value="false" calcext:value-type="string">
            <text:p>false</text:p>
          </table:table-cell>
          <table:table-cell table:formula="of:=IF(AND([.Y102]=&quot;true&quot;;[.AB102]=&quot;true&quot;;[.AE102]=&quot;true&quot;;[.AH102]=&quot;true&quot;);&quot;true&quot;;&quot;false&quot;)" office:value-type="string" office:string-value="false" calcext:value-type="string">
            <text:p>false</text:p>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1"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1"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1"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1"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1"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1"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1"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cell table:style-name="ce2" table:formula="of:=IF(AND([.G103]=&quot;true&quot;;[.J103]=&quot;true&quot;;[.M103]=&quot;true&quot;;[.P103]=&quot;true&quot;);&quot;true&quot;;&quot;false&quot;)" office:value-type="string" office:string-value="true" calcext:value-type="string">
            <text:p>true</text:p>
          </table:table-cell>
          <table:table-cell table:formula="of:=IF(AND([.Y103]=&quot;true&quot;;[.AB103]=&quot;true&quot;;[.AE103]=&quot;true&quot;;[.AH103]=&quot;true&quot;);&quot;true&quot;;&quot;false&quot;)" office:value-type="string" office:string-value="false" calcext:value-type="string">
            <text:p>false</text:p>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1"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1"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1"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1"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1"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1"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1"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cell table:style-name="ce2"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cell table:style-name="ce2" table:formula="of:=IF(AND([.G104]=&quot;true&quot;;[.J104]=&quot;true&quot;;[.M104]=&quot;true&quot;;[.P104]=&quot;true&quot;);&quot;true&quot;;&quot;false&quot;)" office:value-type="string" office:string-value="true" calcext:value-type="string">
            <text:p>true</text:p>
          </table:table-cell>
          <table:table-cell table:formula="of:=IF(AND([.Y104]=&quot;true&quot;;[.AB104]=&quot;true&quot;;[.AE104]=&quot;true&quot;;[.AH104]=&quot;true&quot;);&quot;true&quot;;&quot;false&quot;)" office:value-type="string" office:string-value="false" calcext:value-type="string">
            <text:p>false</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1"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1"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1"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1"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1"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1"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1"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cell table:style-name="ce2" table:formula="of:=IF(AND([.G105]=&quot;true&quot;;[.J105]=&quot;true&quot;;[.M105]=&quot;true&quot;;[.P105]=&quot;true&quot;);&quot;true&quot;;&quot;false&quot;)" office:value-type="string" office:string-value="false" calcext:value-type="string">
            <text:p>false</text:p>
          </table:table-cell>
          <table:table-cell table:formula="of:=IF(AND([.Y105]=&quot;true&quot;;[.AB105]=&quot;true&quot;;[.AE105]=&quot;true&quot;;[.AH105]=&quot;true&quot;);&quot;true&quot;;&quot;false&quot;)" office:value-type="string" office:string-value="false" calcext:value-type="string">
            <text:p>false</text:p>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1"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1"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1"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1"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1"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1"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1"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cell table:style-name="ce2"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false" calcext:value-type="string">
            <text:p>false</text:p>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1"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1"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1"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1"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1"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1"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1"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cell table:style-name="ce2"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style-name="ce2" table:formula="of:=IF(AND([.G107]=&quot;true&quot;;[.J107]=&quot;true&quot;;[.M107]=&quot;true&quot;;[.P107]=&quot;true&quot;);&quot;true&quot;;&quot;false&quot;)" office:value-type="string" office:string-value="true" calcext:value-type="string">
            <text:p>tru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1"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1"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1"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1"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1" office:value-type="string" calcext:value-type="string">
            <text:p>false</text:p>
          </table:table-cell>
          <table:table-cell office:value-type="float" office:value="1.514621" calcext:value-type="float">
            <text:p>1.514621</text:p>
          </table:table-cell>
          <table:table-cell/>
          <table:table-cell table:style-name="ce1" office:value-type="string" calcext:value-type="string">
            <text:p>false</text:p>
          </table:table-cell>
          <table:table-cell office:value-type="float" office:value="1.671059" calcext:value-type="float">
            <text:p>1.671059</text:p>
          </table:table-cell>
          <table:table-cell/>
          <table:table-cell table:style-name="ce1" office:value-type="string" calcext:value-type="string">
            <text:p>false</text:p>
          </table:table-cell>
          <table:table-cell office:value-type="float" office:value="1.763207" calcext:value-type="float">
            <text:p>1.763207</text:p>
          </table:table-cell>
          <table:table-cell/>
          <table:table-cell table:style-name="ce1" office:value-type="string" calcext:value-type="string">
            <text:p>false</text:p>
          </table:table-cell>
          <table:table-cell office:value-type="float" office:value="1.11044" calcext:value-type="float">
            <text:p>1.11044</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style-name="ce2"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1"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1"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1"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1"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1"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1"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1"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cell table:style-name="ce2"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true" calcext:value-type="string">
            <text:p>true</text:p>
          </table:table-cell>
          <table:table-cell table:style-name="ce2" table:formula="of:=IF(AND([.G109]=&quot;true&quot;;[.J109]=&quot;true&quot;;[.M109]=&quot;true&quot;;[.P109]=&quot;true&quot;);&quot;true&quot;;&quot;false&quot;)" office:value-type="string" office:string-value="true" calcext:value-type="string">
            <text:p>true</text:p>
          </table:table-cell>
          <table:table-cell table:formula="of:=IF(AND([.Y109]=&quot;true&quot;;[.AB109]=&quot;true&quot;;[.AE109]=&quot;true&quot;;[.AH109]=&quot;true&quot;);&quot;true&quot;;&quot;false&quot;)" office:value-type="string" office:string-value="true" calcext:value-type="string">
            <text:p>true</text:p>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1"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1"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1"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1"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1"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1"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1"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style-name="ce2" table:formula="of:=IF(AND([.G110]=&quot;true&quot;;[.J110]=&quot;true&quot;;[.M110]=&quot;true&quot;;[.P110]=&quot;true&quot;);&quot;true&quot;;&quot;false&quot;)" office:value-type="string" office:string-value="true" calcext:value-type="string">
            <text:p>tru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1"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1"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1"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1"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1"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1"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1"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cell table:style-name="ce2"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cell table:style-name="ce2" table:formula="of:=IF(AND([.G111]=&quot;true&quot;;[.J111]=&quot;true&quot;;[.M111]=&quot;true&quot;;[.P111]=&quot;true&quot;);&quot;true&quot;;&quot;false&quot;)" office:value-type="string" office:string-value="false" calcext:value-type="string">
            <text:p>false</text:p>
          </table:table-cell>
          <table:table-cell table:formula="of:=IF(AND([.Y111]=&quot;true&quot;;[.AB111]=&quot;true&quot;;[.AE111]=&quot;true&quot;;[.AH111]=&quot;true&quot;);&quot;true&quot;;&quot;false&quot;)" office:value-type="string" office:string-value="false" calcext:value-type="string">
            <text:p>false</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1"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1"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1"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1"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1" office:value-type="string" calcext:value-type="string">
            <text:p>true</text:p>
          </table:table-cell>
          <table:table-cell office:value-type="float" office:value="20.20471" calcext:value-type="float">
            <text:p>20.20471</text:p>
          </table:table-cell>
          <table:table-cell/>
          <table:table-cell table:style-name="ce1"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1"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1"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cell table:style-name="ce2"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cell table:style-name="ce2"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false" calcext:value-type="string">
            <text:p>false</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1"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1"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1"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1"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1"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1"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style-name="ce2" table:formula="of:=IF(AND([.G113]=&quot;true&quot;;[.J113]=&quot;true&quot;;[.M113]=&quot;true&quot;;[.P113]=&quot;true&quot;);&quot;true&quot;;&quot;false&quot;)" office:value-type="string" office:string-value="false" calcext:value-type="string">
            <text:p>fals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1"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1"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1"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1"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1"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1"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1"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style-name="ce2" table:formula="of:=IF(AND([.G114]=&quot;true&quot;;[.J114]=&quot;true&quot;;[.M114]=&quot;true&quot;;[.P114]=&quot;true&quot;);&quot;true&quot;;&quot;false&quot;)" office:value-type="string" office:string-value="false" calcext:value-type="string">
            <text:p>false</text:p>
          </table:table-cell>
          <table:table-cell table:formula="of:=IF(AND([.Y114]=&quot;true&quot;;[.AB114]=&quot;true&quot;;[.AE114]=&quot;true&quot;;[.AH114]=&quot;true&quot;);&quot;true&quot;;&quot;false&quot;)" office:value-type="string" office:string-value="false" calcext:value-type="string">
            <text:p>false</text:p>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1"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1"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1"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1"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1"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1"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1"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cell table:style-name="ce2"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style-name="ce2" table:formula="of:=IF(AND([.G115]=&quot;true&quot;;[.J115]=&quot;true&quot;;[.M115]=&quot;true&quot;;[.P115]=&quot;true&quot;);&quot;true&quot;;&quot;false&quot;)" office:value-type="string" office:string-value="false" calcext:value-type="string">
            <text:p>false</text:p>
          </table:table-cell>
          <table:table-cell table:formula="of:=IF(AND([.Y115]=&quot;true&quot;;[.AB115]=&quot;true&quot;;[.AE115]=&quot;true&quot;;[.AH115]=&quot;true&quot;);&quot;true&quot;;&quot;false&quot;)" office:value-type="string" office:string-value="false" calcext:value-type="string">
            <text:p>false</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1"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1"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1"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1"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1"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1"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style-name="ce2"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1"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1"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1"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1"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1"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1"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1"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1"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style-name="ce2"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1"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1"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1"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1"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1"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1"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1"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style-name="ce2" table:formula="of:=IF(AND([.G118]=&quot;true&quot;;[.J118]=&quot;true&quot;;[.M118]=&quot;true&quot;;[.P118]=&quot;true&quot;);&quot;true&quot;;&quot;false&quot;)" office:value-type="string" office:string-value="false" calcext:value-type="string">
            <text:p>fals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1"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1"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1"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1"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1"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1"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1"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1"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cell table:style-name="ce2"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cell table:style-name="ce2" table:formula="of:=IF(AND([.G119]=&quot;true&quot;;[.J119]=&quot;true&quot;;[.M119]=&quot;true&quot;;[.P119]=&quot;true&quot;);&quot;true&quot;;&quot;false&quot;)" office:value-type="string" office:string-value="false" calcext:value-type="string">
            <text:p>false</text:p>
          </table:table-cell>
          <table:table-cell table:formula="of:=IF(AND([.Y119]=&quot;true&quot;;[.AB119]=&quot;true&quot;;[.AE119]=&quot;true&quot;;[.AH119]=&quot;true&quot;);&quot;true&quot;;&quot;false&quot;)" office:value-type="string" office:string-value="false" calcext:value-type="string">
            <text:p>false</text:p>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1"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1"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1"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1"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1"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1"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cell table:style-name="ce2" table:formula="of:=IF(AND([.G120]=&quot;true&quot;;[.J120]=&quot;true&quot;;[.M120]=&quot;true&quot;;[.P120]=&quot;true&quot;);&quot;true&quot;;&quot;false&quot;)" office:value-type="string" office:string-value="false" calcext:value-type="string">
            <text:p>false</text:p>
          </table:table-cell>
          <table:table-cell table:formula="of:=IF(AND([.Y120]=&quot;true&quot;;[.AB120]=&quot;true&quot;;[.AE120]=&quot;true&quot;;[.AH120]=&quot;true&quot;);&quot;true&quot;;&quot;false&quot;)" office:value-type="string" office:string-value="false" calcext:value-type="string">
            <text:p>false</text:p>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1"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1"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1"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1"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1"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1"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1"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cell table:style-name="ce2"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style-name="ce2"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false" calcext:value-type="string">
            <text:p>false</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1"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1"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1"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1"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1"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1"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1"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1"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cell table:style-name="ce2"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style-name="ce2" table:formula="of:=IF(AND([.G122]=&quot;true&quot;;[.J122]=&quot;true&quot;;[.M122]=&quot;true&quot;;[.P122]=&quot;true&quot;);&quot;true&quot;;&quot;false&quot;)" office:value-type="string" office:string-value="false" calcext:value-type="string">
            <text:p>fals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1"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1"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1"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1"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1" office:value-type="string" calcext:value-type="string">
            <text:p>false</text:p>
          </table:table-cell>
          <table:table-cell office:value-type="float" office:value="1.573629" calcext:value-type="float">
            <text:p>1.573629</text:p>
          </table:table-cell>
          <table:table-cell/>
          <table:table-cell table:style-name="ce1" office:value-type="string" calcext:value-type="string">
            <text:p>false</text:p>
          </table:table-cell>
          <table:table-cell office:value-type="float" office:value="1.20867" calcext:value-type="float">
            <text:p>1.20867</text:p>
          </table:table-cell>
          <table:table-cell/>
          <table:table-cell table:style-name="ce1" office:value-type="string" calcext:value-type="string">
            <text:p>false</text:p>
          </table:table-cell>
          <table:table-cell office:value-type="float" office:value="1.711137" calcext:value-type="float">
            <text:p>1.711137</text:p>
          </table:table-cell>
          <table:table-cell/>
          <table:table-cell table:style-name="ce1" office:value-type="string" calcext:value-type="string">
            <text:p>false</text:p>
          </table:table-cell>
          <table:table-cell office:value-type="float" office:value="2.032332" calcext:value-type="float">
            <text:p>2.032332</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style-name="ce2" table:formula="of:=IF(AND([.G123]=&quot;true&quot;;[.J123]=&quot;true&quot;;[.M123]=&quot;true&quot;;[.P123]=&quot;true&quot;);&quot;true&quot;;&quot;false&quot;)" office:value-type="string" office:string-value="true" calcext:value-type="string">
            <text:p>tru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1"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1"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1"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1"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1"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1"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style-name="ce2"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1"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1"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1"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1"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1" office:value-type="string" calcext:value-type="string">
            <text:p>false</text:p>
          </table:table-cell>
          <table:table-cell office:value-type="float" office:value="1.703157" calcext:value-type="float">
            <text:p>1.703157</text:p>
          </table:table-cell>
          <table:table-cell/>
          <table:table-cell table:style-name="ce1" office:value-type="string" calcext:value-type="string">
            <text:p>false</text:p>
          </table:table-cell>
          <table:table-cell office:value-type="float" office:value="0.955708" calcext:value-type="float">
            <text:p>0.955708</text:p>
          </table:table-cell>
          <table:table-cell/>
          <table:table-cell table:style-name="ce1" office:value-type="string" calcext:value-type="string">
            <text:p>false</text:p>
          </table:table-cell>
          <table:table-cell office:value-type="float" office:value="0.729749" calcext:value-type="float">
            <text:p>0.729749</text:p>
          </table:table-cell>
          <table:table-cell/>
          <table:table-cell table:style-name="ce1" office:value-type="string" calcext:value-type="string">
            <text:p>false</text:p>
          </table:table-cell>
          <table:table-cell office:value-type="float" office:value="0.574837" calcext:value-type="float">
            <text:p>0.574837</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cell table:style-name="ce2"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style-name="ce2"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false" calcext:value-type="string">
            <text:p>false</text:p>
          </table:table-cell>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1"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1"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1"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1"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1"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1"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1"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cell table:style-name="ce2"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style-name="ce2"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1"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1"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1"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1"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1"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1"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1"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cell table:style-name="ce2"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cell table:style-name="ce2" table:formula="of:=IF(AND([.G127]=&quot;true&quot;;[.J127]=&quot;true&quot;;[.M127]=&quot;true&quot;;[.P127]=&quot;true&quot;);&quot;true&quot;;&quot;false&quot;)" office:value-type="string" office:string-value="true" calcext:value-type="string">
            <text:p>true</text:p>
          </table:table-cell>
          <table:table-cell table:formula="of:=IF(AND([.Y127]=&quot;true&quot;;[.AB127]=&quot;true&quot;;[.AE127]=&quot;true&quot;;[.AH127]=&quot;true&quot;);&quot;true&quot;;&quot;false&quot;)" office:value-type="string" office:string-value="false" calcext:value-type="string">
            <text:p>fals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1"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1"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1"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1"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1"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1"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1"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1"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cell table:style-name="ce2"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cell table:style-name="ce2" table:formula="of:=IF(AND([.G128]=&quot;true&quot;;[.J128]=&quot;true&quot;;[.M128]=&quot;true&quot;;[.P128]=&quot;true&quot;);&quot;true&quot;;&quot;false&quot;)" office:value-type="string" office:string-value="false" calcext:value-type="string">
            <text:p>false</text:p>
          </table:table-cell>
          <table:table-cell table:formula="of:=IF(AND([.Y128]=&quot;true&quot;;[.AB128]=&quot;true&quot;;[.AE128]=&quot;true&quot;;[.AH128]=&quot;true&quot;);&quot;true&quot;;&quot;false&quot;)" office:value-type="string" office:string-value="false" calcext:value-type="string">
            <text:p>false</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1"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1"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1"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1"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1"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1"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false" calcext:value-type="string">
            <text:p>false</text:p>
          </table:table-cell>
          <table:table-cell table:style-name="ce2" table:formula="of:=IF(AND([.G129]=&quot;true&quot;;[.J129]=&quot;true&quot;;[.M129]=&quot;true&quot;;[.P129]=&quot;true&quot;);&quot;true&quot;;&quot;false&quot;)" office:value-type="string" office:string-value="false" calcext:value-type="string">
            <text:p>false</text:p>
          </table:table-cell>
          <table:table-cell table:formula="of:=IF(AND([.Y129]=&quot;true&quot;;[.AB129]=&quot;true&quot;;[.AE129]=&quot;true&quot;;[.AH129]=&quot;true&quot;);&quot;true&quot;;&quot;false&quot;)" office:value-type="string" office:string-value="false" calcext:value-type="string">
            <text:p>false</text:p>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1"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1"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1"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1"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1"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1"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1"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0]=&quot;true&quot;;[.J130]=&quot;true&quot;;[.M130]=&quot;true&quot;;[.P130]=&quot;true&quot;;[.S130]=&quot;true&quot;);&quot;true&quot;;&quot;false&quot;)" office:value-type="string" office:string-value="false" calcext:value-type="string">
            <text:p>false</text:p>
          </table:table-cell>
          <table:table-cell table:formula="of:=IF(AND([.Y130]=&quot;true&quot;;[.AB130]=&quot;true&quot;;[.AE130]=&quot;true&quot;;[.AH130]=&quot;true&quot;;[.AK130]=&quot;true&quot;);&quot;true&quot;;&quot;false&quot;)" office:value-type="string" office:string-value="false" calcext:value-type="string">
            <text:p>false</text:p>
          </table:table-cell>
          <table:table-cell table:style-name="ce2" table:formula="of:=IF(AND([.G130]=&quot;true&quot;;[.J130]=&quot;true&quot;;[.M130]=&quot;true&quot;;[.P130]=&quot;true&quot;);&quot;true&quot;;&quot;false&quot;)" office:value-type="string" office:string-value="true" calcext:value-type="string">
            <text:p>true</text:p>
          </table:table-cell>
          <table:table-cell table:formula="of:=IF(AND([.Y130]=&quot;true&quot;;[.AB130]=&quot;true&quot;;[.AE130]=&quot;true&quot;;[.AH130]=&quot;true&quot;);&quot;true&quot;;&quot;false&quot;)" office:value-type="string" office:string-value="false" calcext:value-type="string">
            <text:p>false</text:p>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1"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1"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1"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1"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1" office:value-type="string" calcext:value-type="string">
            <text:p>false</text:p>
          </table:table-cell>
          <table:table-cell office:value-type="float" office:value="0.765638" calcext:value-type="float">
            <text:p>0.765638</text:p>
          </table:table-cell>
          <table:table-cell/>
          <table:table-cell table:style-name="ce1" office:value-type="string" calcext:value-type="string">
            <text:p>false</text:p>
          </table:table-cell>
          <table:table-cell office:value-type="float" office:value="0.474549" calcext:value-type="float">
            <text:p>0.474549</text:p>
          </table:table-cell>
          <table:table-cell/>
          <table:table-cell table:style-name="ce1" office:value-type="string" calcext:value-type="string">
            <text:p>false</text:p>
          </table:table-cell>
          <table:table-cell office:value-type="float" office:value="0.421015" calcext:value-type="float">
            <text:p>0.421015</text:p>
          </table:table-cell>
          <table:table-cell/>
          <table:table-cell table:style-name="ce1" office:value-type="string" calcext:value-type="string">
            <text:p>false</text:p>
          </table:table-cell>
          <table:table-cell office:value-type="float" office:value="2.307856" calcext:value-type="float">
            <text:p>2.307856</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false" calcext:value-type="string">
            <text:p>false</text:p>
          </table:table-cell>
          <table:table-cell table:style-name="ce2" table:formula="of:=IF(AND([.G131]=&quot;true&quot;;[.J131]=&quot;true&quot;;[.M131]=&quot;true&quot;;[.P131]=&quot;true&quot;);&quot;true&quot;;&quot;false&quot;)" office:value-type="string" office:string-value="true" calcext:value-type="string">
            <text:p>true</text:p>
          </table:table-cell>
          <table:table-cell table:formula="of:=IF(AND([.Y131]=&quot;true&quot;;[.AB131]=&quot;true&quot;;[.AE131]=&quot;true&quot;;[.AH131]=&quot;true&quot;);&quot;true&quot;;&quot;false&quot;)" office:value-type="string" office:string-value="false" calcext:value-type="string">
            <text:p>false</text:p>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1"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1"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1"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1"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1" office:value-type="string" calcext:value-type="string">
            <text:p>false</text:p>
          </table:table-cell>
          <table:table-cell office:value-type="float" office:value="0.844146" calcext:value-type="float">
            <text:p>0.844146</text:p>
          </table:table-cell>
          <table:table-cell/>
          <table:table-cell table:style-name="ce1" office:value-type="string" calcext:value-type="string">
            <text:p>false</text:p>
          </table:table-cell>
          <table:table-cell office:value-type="float" office:value="0.632856" calcext:value-type="float">
            <text:p>0.632856</text:p>
          </table:table-cell>
          <table:table-cell/>
          <table:table-cell table:style-name="ce1" office:value-type="string" calcext:value-type="string">
            <text:p>false</text:p>
          </table:table-cell>
          <table:table-cell office:value-type="float" office:value="0.642111" calcext:value-type="float">
            <text:p>0.642111</text:p>
          </table:table-cell>
          <table:table-cell/>
          <table:table-cell table:style-name="ce1" office:value-type="string" calcext:value-type="string">
            <text:p>false</text:p>
          </table:table-cell>
          <table:table-cell office:value-type="float" office:value="5.382985" calcext:value-type="float">
            <text:p>5.382985</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cell table:style-name="ce2"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cell table:style-name="ce2" table:formula="of:=IF(AND([.G132]=&quot;true&quot;;[.J132]=&quot;true&quot;;[.M132]=&quot;true&quot;;[.P132]=&quot;true&quot;);&quot;true&quot;;&quot;false&quot;)" office:value-type="string" office:string-value="true" calcext:value-type="string">
            <text:p>true</text:p>
          </table:table-cell>
          <table:table-cell table:formula="of:=IF(AND([.Y132]=&quot;true&quot;;[.AB132]=&quot;true&quot;;[.AE132]=&quot;true&quot;;[.AH132]=&quot;true&quot;);&quot;true&quot;;&quot;false&quot;)" office:value-type="string" office:string-value="false" calcext:value-type="string">
            <text:p>false</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1"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1"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1"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1"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1"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1"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1"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1"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cell table:style-name="ce2"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cell table:style-name="ce2" table:formula="of:=IF(AND([.G133]=&quot;true&quot;;[.J133]=&quot;true&quot;;[.M133]=&quot;true&quot;;[.P133]=&quot;true&quot;);&quot;true&quot;;&quot;false&quot;)" office:value-type="string" office:string-value="false" calcext:value-type="string">
            <text:p>false</text:p>
          </table:table-cell>
          <table:table-cell table:formula="of:=IF(AND([.Y133]=&quot;true&quot;;[.AB133]=&quot;true&quot;;[.AE133]=&quot;true&quot;;[.AH133]=&quot;true&quot;);&quot;true&quot;;&quot;false&quot;)" office:value-type="string" office:string-value="true" calcext:value-type="string">
            <text:p>true</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1"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1"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1"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1"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1"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1"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cell table:style-name="ce2" table:formula="of:=IF(AND([.G134]=&quot;true&quot;;[.J134]=&quot;true&quot;;[.M134]=&quot;true&quot;;[.P134]=&quot;true&quot;);&quot;true&quot;;&quot;false&quot;)" office:value-type="string" office:string-value="false" calcext:value-type="string">
            <text:p>false</text:p>
          </table:table-cell>
          <table:table-cell table:formula="of:=IF(AND([.Y134]=&quot;true&quot;;[.AB134]=&quot;true&quot;;[.AE134]=&quot;true&quot;;[.AH134]=&quot;true&quot;);&quot;true&quot;;&quot;false&quot;)" office:value-type="string" office:string-value="false" calcext:value-type="string">
            <text:p>false</text:p>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1"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1"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1"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1"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1"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1"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1"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1"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cell table:style-name="ce2"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false" calcext:value-type="string">
            <text:p>false</text:p>
          </table:table-cell>
          <table:table-cell table:style-name="ce2" table:formula="of:=IF(AND([.G135]=&quot;true&quot;;[.J135]=&quot;true&quot;;[.M135]=&quot;true&quot;;[.P135]=&quot;true&quot;);&quot;true&quot;;&quot;false&quot;)" office:value-type="string" office:string-value="true" calcext:value-type="string">
            <text:p>true</text:p>
          </table:table-cell>
          <table:table-cell table:formula="of:=IF(AND([.Y135]=&quot;true&quot;;[.AB135]=&quot;true&quot;;[.AE135]=&quot;true&quot;;[.AH135]=&quot;true&quot;);&quot;true&quot;;&quot;false&quot;)" office:value-type="string" office:string-value="false" calcext:value-type="string">
            <text:p>false</text:p>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1"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1"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1"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1"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1" office:value-type="string" calcext:value-type="string">
            <text:p>false</text:p>
          </table:table-cell>
          <table:table-cell office:value-type="float" office:value="0.650085" calcext:value-type="float">
            <text:p>0.650085</text:p>
          </table:table-cell>
          <table:table-cell/>
          <table:table-cell table:style-name="ce1" office:value-type="string" calcext:value-type="string">
            <text:p>false</text:p>
          </table:table-cell>
          <table:table-cell office:value-type="float" office:value="0.517973" calcext:value-type="float">
            <text:p>0.517973</text:p>
          </table:table-cell>
          <table:table-cell/>
          <table:table-cell table:style-name="ce1" office:value-type="string" calcext:value-type="string">
            <text:p>false</text:p>
          </table:table-cell>
          <table:table-cell office:value-type="float" office:value="0.463278" calcext:value-type="float">
            <text:p>0.463278</text:p>
          </table:table-cell>
          <table:table-cell/>
          <table:table-cell table:style-name="ce1"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cell table:style-name="ce2"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cell table:style-name="ce2" table:formula="of:=IF(AND([.G136]=&quot;true&quot;;[.J136]=&quot;true&quot;;[.M136]=&quot;true&quot;;[.P136]=&quot;true&quot;);&quot;true&quot;;&quot;false&quot;)" office:value-type="string" office:string-value="false" calcext:value-type="string">
            <text:p>false</text:p>
          </table:table-cell>
          <table:table-cell table:formula="of:=IF(AND([.Y136]=&quot;true&quot;;[.AB136]=&quot;true&quot;;[.AE136]=&quot;true&quot;;[.AH136]=&quot;true&quot;);&quot;true&quot;;&quot;false&quot;)" office:value-type="string" office:string-value="false" calcext:value-type="string">
            <text:p>false</text:p>
          </table:table-cell>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1"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1"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1"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1"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1"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1"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true" calcext:value-type="string">
            <text:p>true</text:p>
          </table:table-cell>
          <table:table-cell table:style-name="ce2" table:formula="of:=IF(AND([.G137]=&quot;true&quot;;[.J137]=&quot;true&quot;;[.M137]=&quot;true&quot;;[.P137]=&quot;true&quot;);&quot;true&quot;;&quot;false&quot;)" office:value-type="string" office:string-value="false" calcext:value-type="string">
            <text:p>false</text:p>
          </table:table-cell>
          <table:table-cell table:formula="of:=IF(AND([.Y137]=&quot;true&quot;;[.AB137]=&quot;true&quot;;[.AE137]=&quot;true&quot;;[.AH137]=&quot;true&quot;);&quot;true&quot;;&quot;false&quot;)" office:value-type="string" office:string-value="true" calcext:value-type="string">
            <text:p>true</text:p>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1"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1"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1"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1"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1"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1"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1"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cell table:style-name="ce2" table:formula="of:=IF(AND([.G138]=&quot;true&quot;;[.J138]=&quot;true&quot;;[.M138]=&quot;true&quot;;[.P138]=&quot;true&quot;;[.S138]=&quot;true&quot;);&quot;true&quot;;&quot;false&quot;)" office:value-type="string" office:string-value="false" calcext:value-type="string">
            <text:p>false</text:p>
          </table:table-cell>
          <table:table-cell table:formula="of:=IF(AND([.Y138]=&quot;true&quot;;[.AB138]=&quot;true&quot;;[.AE138]=&quot;true&quot;;[.AH138]=&quot;true&quot;;[.AK138]=&quot;true&quot;);&quot;true&quot;;&quot;false&quot;)" office:value-type="string" office:string-value="false" calcext:value-type="string">
            <text:p>false</text:p>
          </table:table-cell>
          <table:table-cell table:style-name="ce2" table:formula="of:=IF(AND([.G138]=&quot;true&quot;;[.J138]=&quot;true&quot;;[.M138]=&quot;true&quot;;[.P138]=&quot;true&quot;);&quot;true&quot;;&quot;false&quot;)" office:value-type="string" office:string-value="false" calcext:value-type="string">
            <text:p>false</text:p>
          </table:table-cell>
          <table:table-cell table:formula="of:=IF(AND([.Y138]=&quot;true&quot;;[.AB138]=&quot;true&quot;;[.AE138]=&quot;true&quot;;[.AH138]=&quot;true&quot;);&quot;true&quot;;&quot;false&quot;)" office:value-type="string" office:string-value="false" calcext:value-type="string">
            <text:p>false</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1"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1"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1"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1"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1"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1"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1"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39]=&quot;true&quot;;[.J139]=&quot;true&quot;;[.M139]=&quot;true&quot;;[.P139]=&quot;true&quot;;[.S139]=&quot;true&quot;);&quot;true&quot;;&quot;false&quot;)" office:value-type="string" office:string-value="false" calcext:value-type="string">
            <text:p>false</text:p>
          </table:table-cell>
          <table:table-cell table:formula="of:=IF(AND([.Y139]=&quot;true&quot;;[.AB139]=&quot;true&quot;;[.AE139]=&quot;true&quot;;[.AH139]=&quot;true&quot;;[.AK139]=&quot;true&quot;);&quot;true&quot;;&quot;false&quot;)" office:value-type="string" office:string-value="false" calcext:value-type="string">
            <text:p>false</text:p>
          </table:table-cell>
          <table:table-cell table:style-name="ce2" table:formula="of:=IF(AND([.G139]=&quot;true&quot;;[.J139]=&quot;true&quot;;[.M139]=&quot;true&quot;;[.P139]=&quot;true&quot;);&quot;true&quot;;&quot;false&quot;)" office:value-type="string" office:string-value="false" calcext:value-type="string">
            <text:p>false</text:p>
          </table:table-cell>
          <table:table-cell table:formula="of:=IF(AND([.Y139]=&quot;true&quot;;[.AB139]=&quot;true&quot;;[.AE139]=&quot;true&quot;;[.AH139]=&quot;true&quot;);&quot;true&quot;;&quot;false&quot;)" office:value-type="string" office:string-value="true" calcext:value-type="string">
            <text:p>true</text:p>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1"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1"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1"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1"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1"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1"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1"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1"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40]=&quot;true&quot;;[.J140]=&quot;true&quot;;[.M140]=&quot;true&quot;;[.P140]=&quot;true&quot;;[.S140]=&quot;true&quot;);&quot;true&quot;;&quot;false&quot;)" office:value-type="string" office:string-value="false" calcext:value-type="string">
            <text:p>false</text:p>
          </table:table-cell>
          <table:table-cell table:formula="of:=IF(AND([.Y140]=&quot;true&quot;;[.AB140]=&quot;true&quot;;[.AE140]=&quot;true&quot;;[.AH140]=&quot;true&quot;;[.AK140]=&quot;true&quot;);&quot;true&quot;;&quot;false&quot;)" office:value-type="string" office:string-value="true" calcext:value-type="string">
            <text:p>true</text:p>
          </table:table-cell>
          <table:table-cell table:style-name="ce2" table:formula="of:=IF(AND([.G140]=&quot;true&quot;;[.J140]=&quot;true&quot;;[.M140]=&quot;true&quot;;[.P140]=&quot;true&quot;);&quot;true&quot;;&quot;false&quot;)" office:value-type="string" office:string-value="false" calcext:value-type="string">
            <text:p>false</text:p>
          </table:table-cell>
          <table:table-cell table:formula="of:=IF(AND([.Y140]=&quot;true&quot;;[.AB140]=&quot;true&quot;;[.AE140]=&quot;true&quot;;[.AH140]=&quot;true&quot;);&quot;true&quot;;&quot;false&quot;)" office:value-type="string" office:string-value="true" calcext:value-type="string">
            <text:p>true</text:p>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1"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1"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1"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1"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1"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1"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1"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cell table:style-name="ce2" table:formula="of:=IF(AND([.G141]=&quot;true&quot;;[.J141]=&quot;true&quot;;[.M141]=&quot;true&quot;;[.P141]=&quot;true&quot;;[.S141]=&quot;true&quot;);&quot;true&quot;;&quot;false&quot;)" office:value-type="string" office:string-value="false" calcext:value-type="string">
            <text:p>false</text:p>
          </table:table-cell>
          <table:table-cell table:formula="of:=IF(AND([.Y141]=&quot;true&quot;;[.AB141]=&quot;true&quot;;[.AE141]=&quot;true&quot;;[.AH141]=&quot;true&quot;;[.AK141]=&quot;true&quot;);&quot;true&quot;;&quot;false&quot;)" office:value-type="string" office:string-value="false" calcext:value-type="string">
            <text:p>false</text:p>
          </table:table-cell>
          <table:table-cell table:style-name="ce2" table:formula="of:=IF(AND([.G141]=&quot;true&quot;;[.J141]=&quot;true&quot;;[.M141]=&quot;true&quot;;[.P141]=&quot;true&quot;);&quot;true&quot;;&quot;false&quot;)" office:value-type="string" office:string-value="false" calcext:value-type="string">
            <text:p>false</text:p>
          </table:table-cell>
          <table:table-cell table:formula="of:=IF(AND([.Y141]=&quot;true&quot;;[.AB141]=&quot;true&quot;;[.AE141]=&quot;true&quot;;[.AH141]=&quot;true&quot;);&quot;true&quot;;&quot;false&quot;)" office:value-type="string" office:string-value="false" calcext:value-type="string">
            <text:p>false</text:p>
          </table:table-cell>
        </table:table-row>
        <table:table-row table:style-name="ro1" table:number-rows-repeated="129">
          <table:table-cell table:number-columns-repeated="48"/>
        </table:table-row>
        <table:table-row table:style-name="ro4">
          <table:table-cell table:number-columns-repeated="48"/>
        </table:table-row>
        <table:table-row table:style-name="ro1" table:number-rows-repeated="19">
          <table:table-cell table:number-columns-repeated="48"/>
        </table:table-row>
        <table:table-row table:style-name="ro5">
          <table:table-cell table:number-columns-repeated="48"/>
        </table:table-row>
        <table:table-row table:style-name="ro1" table:number-rows-repeated="84">
          <table:table-cell table:number-columns-repeated="48"/>
        </table:table-row>
        <table:table-row table:style-name="ro6">
          <table:table-cell table:number-columns-repeated="48"/>
        </table:table-row>
      </table:table>
      <table:table table:name="Medium" table:style-name="ta1">
        <table:table-column table:style-name="co20" table:number-columns-repeated="6"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19" table:default-cell-style-name="Default"/>
        <table:table-column table:style-name="co20" table:default-cell-style-name="ce2"/>
        <table:table-column table:style-name="co20" table:default-cell-style-name="Default"/>
        <table:table-column table:style-name="co20" table:default-cell-style-name="ce2"/>
        <table:table-column table:style-name="co20"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cell table:formula="of:=IF(AND([.G1]=&quot;true&quot;;[.J1]=&quot;true&quot;;[.M1]=&quot;true&quot;;[.P1]=&quot;true&quot;;[.S1]=&quot;true&quot;);&quot;true&quot;;&quot;false&quot;)" office:value-type="string" office:string-value="true" calcext:value-type="string">
            <text:p>true</text:p>
          </table:table-cell>
          <table:table-cell table:formula="of:=IF(AND([.Y1]=&quot;true&quot;;[.AB1]=&quot;true&quot;;[.AE1]=&quot;true&quot;;[.AH1]=&quot;true&quot;;[.AK1]=&quot;true&quot;);&quot;true&quot;;&quot;false&quot;)" office:value-type="string" office:string-value="false" calcext:value-type="string">
            <text:p>false</text:p>
          </table:table-cell>
          <table:table-cell table:formula="of:=IF(AND([.G1]=&quot;true&quot;;[.J1]=&quot;true&quot;;[.M1]=&quot;true&quot;;[.P1]=&quot;true&quot;);&quot;true&quot;;&quot;false&quot;)" office:value-type="string" office:string-value="true" calcext:value-type="string">
            <text:p>tru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cell table:formula="of:=IF(AND([.G2]=&quot;true&quot;;[.J2]=&quot;true&quot;;[.M2]=&quot;true&quot;;[.P2]=&quot;true&quot;;[.S2]=&quot;true&quot;);&quot;true&quot;;&quot;false&quot;)" office:value-type="string" office:string-value="true" calcext:value-type="string">
            <text:p>true</text:p>
          </table:table-cell>
          <table:table-cell table:formula="of:=IF(AND([.Y2]=&quot;true&quot;;[.AB2]=&quot;true&quot;;[.AE2]=&quot;true&quot;;[.AH2]=&quot;true&quot;;[.AK2]=&quot;true&quot;);&quot;true&quot;;&quot;false&quot;)" office:value-type="string" office:string-value="true" calcext:value-type="string">
            <text:p>true</text:p>
          </table:table-cell>
          <table:table-cell table:formula="of:=IF(AND([.G2]=&quot;true&quot;;[.J2]=&quot;true&quot;;[.M2]=&quot;true&quot;;[.P2]=&quot;true&quot;);&quot;true&quot;;&quot;false&quot;)" office:value-type="string" office:string-value="true" calcext:value-type="string">
            <text:p>true</text:p>
          </table:table-cell>
          <table:table-cell table:formula="of:=IF(AND([.Y2]=&quot;true&quot;;[.AB2]=&quot;true&quot;;[.AE2]=&quot;true&quot;;[.AH2]=&quot;true&quot;);&quot;true&quot;;&quot;false&quot;)" office:value-type="string" office:string-value="true" calcext:value-type="string">
            <text:p>true</text:p>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formula="of:=IF(AND([.G3]=&quot;true&quot;;[.J3]=&quot;true&quot;;[.M3]=&quot;true&quot;;[.P3]=&quot;true&quot;);&quot;true&quot;;&quot;false&quot;)" office:value-type="string" office:string-value="true" calcext:value-type="string">
            <text:p>true</text:p>
          </table:table-cell>
          <table:table-cell table:formula="of:=IF(AND([.Y3]=&quot;true&quot;;[.AB3]=&quot;true&quot;;[.AE3]=&quot;true&quot;;[.AH3]=&quot;true&quot;);&quot;true&quot;;&quot;false&quot;)" office:value-type="string" office:string-value="false" calcext:value-type="string">
            <text:p>false</text:p>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formula="of:=IF(AND([.G4]=&quot;true&quot;;[.J4]=&quot;true&quot;;[.M4]=&quot;true&quot;;[.P4]=&quot;true&quot;);&quot;true&quot;;&quot;false&quot;)" office:value-type="string" office:string-value="true" calcext:value-type="string">
            <text:p>tru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true" calcext:value-type="string">
            <text:p>true</text:p>
          </table:table-cell>
          <table:table-cell table:formula="of:=IF(AND([.G5]=&quot;true&quot;;[.J5]=&quot;true&quot;;[.M5]=&quot;true&quot;;[.P5]=&quot;true&quot;);&quot;true&quot;;&quot;false&quot;)" office:value-type="string" office:string-value="true" calcext:value-type="string">
            <text:p>true</text:p>
          </table:table-cell>
          <table:table-cell table:formula="of:=IF(AND([.Y5]=&quot;true&quot;;[.AB5]=&quot;true&quot;;[.AE5]=&quot;true&quot;;[.AH5]=&quot;true&quot;);&quot;true&quot;;&quot;false&quot;)" office:value-type="string" office:string-value="true" calcext:value-type="string">
            <text:p>true</text:p>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cell table:formula="of:=IF(AND([.G6]=&quot;true&quot;;[.J6]=&quot;true&quot;;[.M6]=&quot;true&quot;;[.P6]=&quot;true&quot;;[.S6]=&quot;true&quot;);&quot;true&quot;;&quot;false&quot;)" office:value-type="string" office:string-value="true" calcext:value-type="string">
            <text:p>true</text:p>
          </table:table-cell>
          <table:table-cell table:formula="of:=IF(AND([.Y6]=&quot;true&quot;;[.AB6]=&quot;true&quot;;[.AE6]=&quot;true&quot;;[.AH6]=&quot;true&quot;;[.AK6]=&quot;true&quot;);&quot;true&quot;;&quot;false&quot;)" office:value-type="string" office:string-value="true" calcext:value-type="string">
            <text:p>true</text:p>
          </table:table-cell>
          <table:table-cell table:formula="of:=IF(AND([.G6]=&quot;true&quot;;[.J6]=&quot;true&quot;;[.M6]=&quot;true&quot;;[.P6]=&quot;true&quot;);&quot;true&quot;;&quot;false&quot;)" office:value-type="string" office:string-value="true" calcext:value-type="string">
            <text:p>true</text:p>
          </table:table-cell>
          <table:table-cell table:formula="of:=IF(AND([.Y6]=&quot;true&quot;;[.AB6]=&quot;true&quot;;[.AE6]=&quot;true&quot;;[.AH6]=&quot;true&quot;);&quot;true&quot;;&quot;false&quot;)" office:value-type="string" office:string-value="true" calcext:value-type="string">
            <text:p>tru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formula="of:=IF(AND([.G7]=&quot;true&quot;;[.J7]=&quot;true&quot;;[.M7]=&quot;true&quot;;[.P7]=&quot;true&quot;);&quot;true&quot;;&quot;false&quot;)" office:value-type="string" office:string-value="true" calcext:value-type="string">
            <text:p>true</text:p>
          </table:table-cell>
          <table:table-cell table:formula="of:=IF(AND([.Y7]=&quot;true&quot;;[.AB7]=&quot;true&quot;;[.AE7]=&quot;true&quot;;[.AH7]=&quot;true&quot;);&quot;true&quot;;&quot;false&quot;)" office:value-type="string" office:string-value="true" calcext:value-type="string">
            <text:p>true</text:p>
          </table:table-cell>
        </table:table-row>
        <table:table-row table:style-name="ro2">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formula="of:=IF(AND([.G8]=&quot;true&quot;;[.J8]=&quot;true&quot;;[.M8]=&quot;true&quot;;[.P8]=&quot;true&quot;);&quot;true&quot;;&quot;false&quot;)" office:value-type="string" office:string-value="true" calcext:value-type="string">
            <text:p>tru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cell table:formula="of:=IF(AND([.G9]=&quot;true&quot;;[.J9]=&quot;true&quot;;[.M9]=&quot;true&quot;;[.P9]=&quot;true&quot;);&quot;true&quot;;&quot;false&quot;)" office:value-type="string" office:string-value="true" calcext:value-type="string">
            <text:p>tru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formula="of:=IF(AND([.G10]=&quot;true&quot;;[.J10]=&quot;true&quot;;[.M10]=&quot;true&quot;;[.P10]=&quot;true&quot;);&quot;true&quot;;&quot;false&quot;)" office:value-type="string" office:string-value="true" calcext:value-type="string">
            <text:p>true</text:p>
          </table:table-cell>
          <table:table-cell table:formula="of:=IF(AND([.Y10]=&quot;true&quot;;[.AB10]=&quot;true&quot;;[.AE10]=&quot;true&quot;;[.AH10]=&quot;true&quot;);&quot;true&quot;;&quot;false&quot;)" office:value-type="string" office:string-value="false" calcext:value-type="string">
            <text:p>false</text:p>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formula="of:=IF(AND([.G11]=&quot;true&quot;;[.J11]=&quot;true&quot;;[.M11]=&quot;true&quot;;[.P11]=&quot;true&quot;);&quot;true&quot;;&quot;false&quot;)" office:value-type="string" office:string-value="false" calcext:value-type="string">
            <text:p>fals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formula="of:=IF(AND([.G12]=&quot;true&quot;;[.J12]=&quot;true&quot;;[.M12]=&quot;true&quot;;[.P12]=&quot;true&quot;);&quot;true&quot;;&quot;false&quot;)" office:value-type="string" office:string-value="true" calcext:value-type="string">
            <text:p>true</text:p>
          </table:table-cell>
          <table:table-cell table:formula="of:=IF(AND([.Y12]=&quot;true&quot;;[.AB12]=&quot;true&quot;;[.AE12]=&quot;true&quot;;[.AH12]=&quot;true&quot;);&quot;true&quot;;&quot;false&quot;)" office:value-type="string" office:string-value="true" calcext:value-type="string">
            <text:p>true</text:p>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formula="of:=IF(AND([.G13]=&quot;true&quot;;[.J13]=&quot;true&quot;;[.M13]=&quot;true&quot;;[.P13]=&quot;true&quot;);&quot;true&quot;;&quot;false&quot;)" office:value-type="string" office:string-value="true" calcext:value-type="string">
            <text:p>true</text:p>
          </table:table-cell>
          <table:table-cell table:formula="of:=IF(AND([.Y13]=&quot;true&quot;;[.AB13]=&quot;true&quot;;[.AE13]=&quot;true&quot;;[.AH13]=&quot;true&quot;);&quot;true&quot;;&quot;false&quot;)" office:value-type="string" office:string-value="true" calcext:value-type="string">
            <text:p>true</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cell table:formula="of:=IF(AND([.G14]=&quot;true&quot;;[.J14]=&quot;true&quot;;[.M14]=&quot;true&quot;;[.P14]=&quot;true&quot;);&quot;true&quot;;&quot;false&quot;)" office:value-type="string" office:string-value="true" calcext:value-type="string">
            <text:p>true</text:p>
          </table:table-cell>
          <table:table-cell table:formula="of:=IF(AND([.Y14]=&quot;true&quot;;[.AB14]=&quot;true&quot;;[.AE14]=&quot;true&quot;;[.AH14]=&quot;true&quot;);&quot;true&quot;;&quot;false&quot;)" office:value-type="string" office:string-value="true" calcext:value-type="string">
            <text:p>true</text:p>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cell table:formula="of:=IF(AND([.G15]=&quot;true&quot;;[.J15]=&quot;true&quot;;[.M15]=&quot;true&quot;;[.P15]=&quot;true&quot;);&quot;true&quot;;&quot;false&quot;)" office:value-type="string" office:string-value="true" calcext:value-type="string">
            <text:p>tru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cell table:formula="of:=IF(AND([.G17]=&quot;true&quot;;[.J17]=&quot;true&quot;;[.M17]=&quot;true&quot;;[.P17]=&quot;true&quot;);&quot;true&quot;;&quot;false&quot;)" office:value-type="string" office:string-value="true" calcext:value-type="string">
            <text:p>true</text:p>
          </table:table-cell>
          <table:table-cell table:formula="of:=IF(AND([.Y17]=&quot;true&quot;;[.AB17]=&quot;true&quot;;[.AE17]=&quot;true&quot;;[.AH17]=&quot;true&quot;);&quot;true&quot;;&quot;false&quot;)" office:value-type="string" office:string-value="true" calcext:value-type="string">
            <text:p>true</text:p>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formula="of:=IF(AND([.G18]=&quot;true&quot;;[.J18]=&quot;true&quot;;[.M18]=&quot;true&quot;;[.P18]=&quot;true&quot;);&quot;true&quot;;&quot;false&quot;)" office:value-type="string" office:string-value="true" calcext:value-type="string">
            <text:p>tru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formula="of:=IF(AND([.G19]=&quot;true&quot;;[.J19]=&quot;true&quot;;[.M19]=&quot;true&quot;;[.P19]=&quot;true&quot;);&quot;true&quot;;&quot;false&quot;)" office:value-type="string" office:string-value="true" calcext:value-type="string">
            <text:p>true</text:p>
          </table:table-cell>
          <table:table-cell table:formula="of:=IF(AND([.Y19]=&quot;true&quot;;[.AB19]=&quot;true&quot;;[.AE19]=&quot;true&quot;;[.AH19]=&quot;true&quot;);&quot;true&quot;;&quot;false&quot;)" office:value-type="string" office:string-value="false" calcext:value-type="string">
            <text:p>false</text:p>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formula="of:=IF(AND([.G20]=&quot;true&quot;;[.J20]=&quot;true&quot;;[.M20]=&quot;true&quot;;[.P20]=&quot;true&quot;);&quot;true&quot;;&quot;false&quot;)" office:value-type="string" office:string-value="true" calcext:value-type="string">
            <text:p>tru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formula="of:=IF(AND([.G21]=&quot;true&quot;;[.J21]=&quot;true&quot;;[.M21]=&quot;true&quot;;[.P21]=&quot;true&quot;);&quot;true&quot;;&quot;false&quot;)" office:value-type="string" office:string-value="false" calcext:value-type="string">
            <text:p>fals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true" calcext:value-type="string">
            <text:p>true</text:p>
          </table:table-cell>
          <table:table-cell table:formula="of:=IF(AND([.G22]=&quot;true&quot;;[.J22]=&quot;true&quot;;[.M22]=&quot;true&quot;;[.P22]=&quot;true&quot;);&quot;true&quot;;&quot;false&quot;)" office:value-type="string" office:string-value="true" calcext:value-type="string">
            <text:p>true</text:p>
          </table:table-cell>
          <table:table-cell table:formula="of:=IF(AND([.Y22]=&quot;true&quot;;[.AB22]=&quot;true&quot;;[.AE22]=&quot;true&quot;;[.AH22]=&quot;true&quot;);&quot;true&quot;;&quot;false&quot;)" office:value-type="string" office:string-value="true" calcext:value-type="string">
            <text:p>true</text:p>
          </table:table-cell>
        </table:table-row>
        <table:table-row table:style-name="ro2">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formula="of:=IF(AND([.G25]=&quot;true&quot;;[.J25]=&quot;true&quot;;[.M25]=&quot;true&quot;;[.P25]=&quot;true&quot;);&quot;true&quot;;&quot;false&quot;)" office:value-type="string" office:string-value="false" calcext:value-type="string">
            <text:p>fals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cell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true" calcext:value-type="string">
            <text:p>true</text:p>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formula="of:=IF(AND([.G27]=&quot;true&quot;;[.J27]=&quot;true&quot;;[.M27]=&quot;true&quot;;[.P27]=&quot;true&quot;);&quot;true&quot;;&quot;false&quot;)" office:value-type="string" office:string-value="true" calcext:value-type="string">
            <text:p>tru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cell table:formula="of:=IF(AND([.G28]=&quot;true&quot;;[.J28]=&quot;true&quot;;[.M28]=&quot;true&quot;;[.P28]=&quot;true&quot;;[.S28]=&quot;true&quot;);&quot;true&quot;;&quot;false&quot;)" office:value-type="string" office:string-value="true" calcext:value-type="string">
            <text:p>tru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formula="of:=IF(AND([.G28]=&quot;true&quot;;[.J28]=&quot;true&quot;;[.M28]=&quot;true&quot;;[.P28]=&quot;true&quot;);&quot;true&quot;;&quot;false&quot;)" office:value-type="string" office:string-value="true" calcext:value-type="string">
            <text:p>tru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true" calcext:value-type="string">
            <text:p>true</text:p>
          </table:table-cell>
          <table:table-cell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true" calcext:value-type="string">
            <text:p>true</text:p>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cell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formula="of:=IF(AND([.G30]=&quot;true&quot;;[.J30]=&quot;true&quot;;[.M30]=&quot;true&quot;;[.P30]=&quot;true&quot;);&quot;true&quot;;&quot;false&quot;)" office:value-type="string" office:string-value="true" calcext:value-type="string">
            <text:p>true</text:p>
          </table:table-cell>
          <table:table-cell table:formula="of:=IF(AND([.Y30]=&quot;true&quot;;[.AB30]=&quot;true&quot;;[.AE30]=&quot;true&quot;;[.AH30]=&quot;true&quot;);&quot;true&quot;;&quot;false&quot;)" office:value-type="string" office:string-value="true" calcext:value-type="string">
            <text:p>true</text:p>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cell table:formula="of:=IF(AND([.G31]=&quot;true&quot;;[.J31]=&quot;true&quot;;[.M31]=&quot;true&quot;;[.P31]=&quot;true&quot;);&quot;true&quot;;&quot;false&quot;)" office:value-type="string" office:string-value="true" calcext:value-type="string">
            <text:p>true</text:p>
          </table:table-cell>
          <table:table-cell table:formula="of:=IF(AND([.Y31]=&quot;true&quot;;[.AB31]=&quot;true&quot;;[.AE31]=&quot;true&quot;;[.AH31]=&quot;true&quot;);&quot;true&quot;;&quot;false&quot;)" office:value-type="string" office:string-value="false" calcext:value-type="string">
            <text:p>fals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true" calcext:value-type="string">
            <text:p>true</text:p>
          </table:table-cell>
          <table:table-cell table:formula="of:=IF(AND([.G32]=&quot;true&quot;;[.J32]=&quot;true&quot;;[.M32]=&quot;true&quot;;[.P32]=&quot;true&quot;);&quot;true&quot;;&quot;false&quot;)" office:value-type="string" office:string-value="true" calcext:value-type="string">
            <text:p>true</text:p>
          </table:table-cell>
          <table:table-cell table:formula="of:=IF(AND([.Y32]=&quot;true&quot;;[.AB32]=&quot;true&quot;;[.AE32]=&quot;true&quot;;[.AH32]=&quot;true&quot;);&quot;true&quot;;&quot;false&quot;)" office:value-type="string" office:string-value="true" calcext:value-type="string">
            <text:p>true</text:p>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true" calcext:value-type="string">
            <text:p>true</text:p>
          </table:table-cell>
          <table:table-cell table:formula="of:=IF(AND([.G33]=&quot;true&quot;;[.J33]=&quot;true&quot;;[.M33]=&quot;true&quot;;[.P33]=&quot;true&quot;);&quot;true&quot;;&quot;false&quot;)" office:value-type="string" office:string-value="true" calcext:value-type="string">
            <text:p>true</text:p>
          </table:table-cell>
          <table:table-cell table:formula="of:=IF(AND([.Y33]=&quot;true&quot;;[.AB33]=&quot;true&quot;;[.AE33]=&quot;true&quot;;[.AH33]=&quot;true&quot;);&quot;true&quot;;&quot;false&quot;)" office:value-type="string" office:string-value="true" calcext:value-type="string">
            <text:p>true</text:p>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formula="of:=IF(AND([.G35]=&quot;true&quot;;[.J35]=&quot;true&quot;;[.M35]=&quot;true&quot;;[.P35]=&quot;true&quot;);&quot;true&quot;;&quot;false&quot;)" office:value-type="string" office:string-value="true" calcext:value-type="string">
            <text:p>true</text:p>
          </table:table-cell>
          <table:table-cell table:formula="of:=IF(AND([.Y35]=&quot;true&quot;;[.AB35]=&quot;true&quot;;[.AE35]=&quot;true&quot;;[.AH35]=&quot;true&quot;);&quot;true&quot;;&quot;false&quot;)" office:value-type="string" office:string-value="false" calcext:value-type="string">
            <text:p>false</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formula="of:=IF(AND([.G36]=&quot;true&quot;;[.J36]=&quot;true&quot;;[.M36]=&quot;true&quot;;[.P36]=&quot;true&quot;);&quot;true&quot;;&quot;false&quot;)" office:value-type="string" office:string-value="true" calcext:value-type="string">
            <text:p>tru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formula="of:=IF(AND([.G37]=&quot;true&quot;;[.J37]=&quot;true&quot;;[.M37]=&quot;true&quot;;[.P37]=&quot;true&quot;);&quot;true&quot;;&quot;false&quot;)" office:value-type="string" office:string-value="true" calcext:value-type="string">
            <text:p>tru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formula="of:=IF(AND([.G38]=&quot;true&quot;;[.J38]=&quot;true&quot;;[.M38]=&quot;true&quot;;[.P38]=&quot;true&quot;);&quot;true&quot;;&quot;false&quot;)" office:value-type="string" office:string-value="true" calcext:value-type="string">
            <text:p>true</text:p>
          </table:table-cell>
          <table:table-cell table:formula="of:=IF(AND([.Y38]=&quot;true&quot;;[.AB38]=&quot;true&quot;;[.AE38]=&quot;true&quot;;[.AH38]=&quot;true&quot;);&quot;true&quot;;&quot;false&quot;)" office:value-type="string" office:string-value="false" calcext:value-type="string">
            <text:p>false</text:p>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formula="of:=IF(AND([.G39]=&quot;true&quot;;[.J39]=&quot;true&quot;;[.M39]=&quot;true&quot;;[.P39]=&quot;true&quot;);&quot;true&quot;;&quot;false&quot;)" office:value-type="string" office:string-value="true" calcext:value-type="string">
            <text:p>tru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false" calcext:value-type="string">
            <text:p>false</text:p>
          </table:table-cell>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true" calcext:value-type="string">
            <text:p>true</text:p>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true" calcext:value-type="string">
            <text:p>true</text:p>
          </table:table-cell>
          <table:table-cell table:formula="of:=IF(AND([.G42]=&quot;true&quot;;[.J42]=&quot;true&quot;;[.M42]=&quot;true&quot;;[.P42]=&quot;true&quot;);&quot;true&quot;;&quot;false&quot;)" office:value-type="string" office:string-value="true" calcext:value-type="string">
            <text:p>true</text:p>
          </table:table-cell>
          <table:table-cell table:formula="of:=IF(AND([.Y42]=&quot;true&quot;;[.AB42]=&quot;true&quot;;[.AE42]=&quot;true&quot;;[.AH42]=&quot;true&quot;);&quot;true&quot;;&quot;false&quot;)" office:value-type="string" office:string-value="true" calcext:value-type="string">
            <text:p>true</text:p>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false" calcext:value-type="string">
            <text:p>false</text:p>
          </table:table-cell>
          <table:table-cell table:formula="of:=IF(AND([.G44]=&quot;true&quot;;[.J44]=&quot;true&quot;;[.M44]=&quot;true&quot;;[.P44]=&quot;true&quot;);&quot;true&quot;;&quot;false&quot;)" office:value-type="string" office:string-value="true" calcext:value-type="string">
            <text:p>true</text:p>
          </table:table-cell>
          <table:table-cell table:formula="of:=IF(AND([.Y44]=&quot;true&quot;;[.AB44]=&quot;true&quot;;[.AE44]=&quot;true&quot;;[.AH44]=&quot;true&quot;);&quot;true&quot;;&quot;false&quot;)" office:value-type="string" office:string-value="false" calcext:value-type="string">
            <text:p>fals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false" calcext:value-type="string">
            <text:p>false</text:p>
          </table:table-cell>
          <table:table-cell table:formula="of:=IF(AND([.G45]=&quot;true&quot;;[.J45]=&quot;true&quot;;[.M45]=&quot;true&quot;;[.P45]=&quot;true&quot;);&quot;true&quot;;&quot;false&quot;)" office:value-type="string" office:string-value="true" calcext:value-type="string">
            <text:p>true</text:p>
          </table:table-cell>
          <table:table-cell table:formula="of:=IF(AND([.Y45]=&quot;true&quot;;[.AB45]=&quot;true&quot;;[.AE45]=&quot;true&quot;;[.AH45]=&quot;true&quot;);&quot;true&quot;;&quot;false&quot;)" office:value-type="string" office:string-value="true" calcext:value-type="string">
            <text:p>true</text:p>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cell table:formula="of:=IF(AND([.G46]=&quot;true&quot;;[.J46]=&quot;true&quot;;[.M46]=&quot;true&quot;;[.P46]=&quot;true&quot;);&quot;true&quot;;&quot;false&quot;)" office:value-type="string" office:string-value="false" calcext:value-type="string">
            <text:p>false</text:p>
          </table:table-cell>
          <table:table-cell table:formula="of:=IF(AND([.Y46]=&quot;true&quot;;[.AB46]=&quot;true&quot;;[.AE46]=&quot;true&quot;;[.AH46]=&quot;true&quot;);&quot;true&quot;;&quot;false&quot;)" office:value-type="string" office:string-value="false" calcext:value-type="string">
            <text:p>false</text:p>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formula="of:=IF(AND([.G48]=&quot;true&quot;;[.J48]=&quot;true&quot;;[.M48]=&quot;true&quot;;[.P48]=&quot;true&quot;);&quot;true&quot;;&quot;false&quot;)" office:value-type="string" office:string-value="false" calcext:value-type="string">
            <text:p>fals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formula="of:=IF(AND([.G49]=&quot;true&quot;;[.J49]=&quot;true&quot;;[.M49]=&quot;true&quot;;[.P49]=&quot;true&quot;);&quot;true&quot;;&quot;false&quot;)" office:value-type="string" office:string-value="true" calcext:value-type="string">
            <text:p>tru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formula="of:=IF(AND([.G50]=&quot;true&quot;;[.J50]=&quot;true&quot;;[.M50]=&quot;true&quot;;[.P50]=&quot;true&quot;);&quot;true&quot;;&quot;false&quot;)" office:value-type="string" office:string-value="true" calcext:value-type="string">
            <text:p>true</text:p>
          </table:table-cell>
          <table:table-cell table:formula="of:=IF(AND([.Y50]=&quot;true&quot;;[.AB50]=&quot;true&quot;;[.AE50]=&quot;true&quot;;[.AH50]=&quot;true&quot;);&quot;true&quot;;&quot;false&quot;)" office:value-type="string" office:string-value="true" calcext:value-type="string">
            <text:p>true</text:p>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formula="of:=IF(AND([.G51]=&quot;true&quot;;[.J51]=&quot;true&quot;;[.M51]=&quot;true&quot;;[.P51]=&quot;true&quot;);&quot;true&quot;;&quot;false&quot;)" office:value-type="string" office:string-value="false" calcext:value-type="string">
            <text:p>fals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true" calcext:value-type="string">
            <text:p>true</text:p>
          </table:table-cell>
          <table:table-cell table:formula="of:=IF(AND([.Y52]=&quot;true&quot;;[.AB52]=&quot;true&quot;;[.AE52]=&quot;true&quot;;[.AH52]=&quot;true&quot;;[.AK52]=&quot;true&quot;);&quot;true&quot;;&quot;false&quot;)" office:value-type="string" office:string-value="true" calcext:value-type="string">
            <text:p>true</text:p>
          </table:table-cell>
          <table:table-cell table:formula="of:=IF(AND([.G52]=&quot;true&quot;;[.J52]=&quot;true&quot;;[.M52]=&quot;true&quot;;[.P52]=&quot;true&quot;);&quot;true&quot;;&quot;false&quot;)" office:value-type="string" office:string-value="true" calcext:value-type="string">
            <text:p>true</text:p>
          </table:table-cell>
          <table:table-cell table:formula="of:=IF(AND([.Y52]=&quot;true&quot;;[.AB52]=&quot;true&quot;;[.AE52]=&quot;true&quot;;[.AH52]=&quot;true&quot;);&quot;true&quot;;&quot;false&quot;)" office:value-type="string" office:string-value="true" calcext:value-type="string">
            <text:p>true</text:p>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true" calcext:value-type="string">
            <text:p>true</text:p>
          </table:table-cell>
          <table:table-cell table:formula="of:=IF(AND([.G53]=&quot;true&quot;;[.J53]=&quot;true&quot;;[.M53]=&quot;true&quot;;[.P53]=&quot;true&quot;);&quot;true&quot;;&quot;false&quot;)" office:value-type="string" office:string-value="true" calcext:value-type="string">
            <text:p>true</text:p>
          </table:table-cell>
          <table:table-cell table:formula="of:=IF(AND([.Y53]=&quot;true&quot;;[.AB53]=&quot;true&quot;;[.AE53]=&quot;true&quot;;[.AH53]=&quot;true&quot;);&quot;true&quot;;&quot;false&quot;)" office:value-type="string" office:string-value="true" calcext:value-type="string">
            <text:p>true</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true" calcext:value-type="string">
            <text:p>true</text:p>
          </table:table-cell>
          <table:table-cell table:formula="of:=IF(AND([.G54]=&quot;true&quot;;[.J54]=&quot;true&quot;;[.M54]=&quot;true&quot;;[.P54]=&quot;true&quot;);&quot;true&quot;;&quot;false&quot;)" office:value-type="string" office:string-value="true" calcext:value-type="string">
            <text:p>true</text:p>
          </table:table-cell>
          <table:table-cell table:formula="of:=IF(AND([.Y54]=&quot;true&quot;;[.AB54]=&quot;true&quot;;[.AE54]=&quot;true&quot;;[.AH54]=&quot;true&quot;);&quot;true&quot;;&quot;false&quot;)" office:value-type="string" office:string-value="true" calcext:value-type="string">
            <text:p>true</text:p>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true" calcext:value-type="string">
            <text:p>true</text:p>
          </table:table-cell>
          <table:table-cell table:formula="of:=IF(AND([.G55]=&quot;true&quot;;[.J55]=&quot;true&quot;;[.M55]=&quot;true&quot;;[.P55]=&quot;true&quot;);&quot;true&quot;;&quot;false&quot;)" office:value-type="string" office:string-value="true" calcext:value-type="string">
            <text:p>true</text:p>
          </table:table-cell>
          <table:table-cell table:formula="of:=IF(AND([.Y55]=&quot;true&quot;;[.AB55]=&quot;true&quot;;[.AE55]=&quot;true&quot;;[.AH55]=&quot;true&quot;);&quot;true&quot;;&quot;false&quot;)" office:value-type="string" office:string-value="true" calcext:value-type="string">
            <text:p>true</text:p>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true" calcext:value-type="string">
            <text:p>true</text:p>
          </table:table-cell>
          <table:table-cell table:formula="of:=IF(AND([.G56]=&quot;true&quot;;[.J56]=&quot;true&quot;;[.M56]=&quot;true&quot;;[.P56]=&quot;true&quot;);&quot;true&quot;;&quot;false&quot;)" office:value-type="string" office:string-value="false" calcext:value-type="string">
            <text:p>false</text:p>
          </table:table-cell>
          <table:table-cell table:formula="of:=IF(AND([.Y56]=&quot;true&quot;;[.AB56]=&quot;true&quot;;[.AE56]=&quot;true&quot;;[.AH56]=&quot;true&quot;);&quot;true&quot;;&quot;false&quot;)" office:value-type="string" office:string-value="true" calcext:value-type="string">
            <text:p>true</text:p>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formula="of:=IF(AND([.G57]=&quot;true&quot;;[.J57]=&quot;true&quot;;[.M57]=&quot;true&quot;;[.P57]=&quot;true&quot;);&quot;true&quot;;&quot;false&quot;)" office:value-type="string" office:string-value="true" calcext:value-type="string">
            <text:p>tru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formula="of:=IF(AND([.G58]=&quot;true&quot;;[.J58]=&quot;true&quot;;[.M58]=&quot;true&quot;;[.P58]=&quot;true&quot;);&quot;true&quot;;&quot;false&quot;)" office:value-type="string" office:string-value="true" calcext:value-type="string">
            <text:p>true</text:p>
          </table:table-cell>
          <table:table-cell table:formula="of:=IF(AND([.Y58]=&quot;true&quot;;[.AB58]=&quot;true&quot;;[.AE58]=&quot;true&quot;;[.AH58]=&quot;true&quot;);&quot;true&quot;;&quot;false&quot;)" office:value-type="string" office:string-value="false" calcext:value-type="string">
            <text:p>false</text:p>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formula="of:=IF(AND([.G59]=&quot;true&quot;;[.J59]=&quot;true&quot;;[.M59]=&quot;true&quot;;[.P59]=&quot;true&quot;);&quot;true&quot;;&quot;false&quot;)" office:value-type="string" office:string-value="true" calcext:value-type="string">
            <text:p>tru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formula="of:=IF(AND([.G60]=&quot;true&quot;;[.J60]=&quot;true&quot;;[.M60]=&quot;true&quot;;[.P60]=&quot;true&quot;);&quot;true&quot;;&quot;false&quot;)" office:value-type="string" office:string-value="true" calcext:value-type="string">
            <text:p>tru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formula="of:=IF(AND([.G61]=&quot;true&quot;;[.J61]=&quot;true&quot;;[.M61]=&quot;true&quot;;[.P61]=&quot;true&quot;);&quot;true&quot;;&quot;false&quot;)" office:value-type="string" office:string-value="true" calcext:value-type="string">
            <text:p>true</text:p>
          </table:table-cell>
          <table:table-cell table:formula="of:=IF(AND([.Y61]=&quot;true&quot;;[.AB61]=&quot;true&quot;;[.AE61]=&quot;true&quot;;[.AH61]=&quot;true&quot;);&quot;true&quot;;&quot;false&quot;)" office:value-type="string" office:string-value="true" calcext:value-type="string">
            <text:p>true</text:p>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formula="of:=IF(AND([.G62]=&quot;true&quot;;[.J62]=&quot;true&quot;;[.M62]=&quot;true&quot;;[.P62]=&quot;true&quot;);&quot;true&quot;;&quot;false&quot;)" office:value-type="string" office:string-value="true" calcext:value-type="string">
            <text:p>tru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formula="of:=IF(AND([.G63]=&quot;true&quot;;[.J63]=&quot;true&quot;;[.M63]=&quot;true&quot;;[.P63]=&quot;true&quot;);&quot;true&quot;;&quot;false&quot;)" office:value-type="string" office:string-value="false" calcext:value-type="string">
            <text:p>false</text:p>
          </table:table-cell>
          <table:table-cell table:formula="of:=IF(AND([.Y63]=&quot;true&quot;;[.AB63]=&quot;true&quot;;[.AE63]=&quot;true&quot;;[.AH63]=&quot;true&quot;);&quot;true&quot;;&quot;false&quot;)" office:value-type="string" office:string-value="false" calcext:value-type="string">
            <text:p>false</text:p>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cell table:formula="of:=IF(AND([.G64]=&quot;true&quot;;[.J64]=&quot;true&quot;;[.M64]=&quot;true&quot;;[.P64]=&quot;true&quot;);&quot;true&quot;;&quot;false&quot;)" office:value-type="string" office:string-value="true" calcext:value-type="string">
            <text:p>true</text:p>
          </table:table-cell>
          <table:table-cell table:formula="of:=IF(AND([.Y64]=&quot;true&quot;;[.AB64]=&quot;true&quot;;[.AE64]=&quot;true&quot;;[.AH64]=&quot;true&quot;);&quot;true&quot;;&quot;false&quot;)" office:value-type="string" office:string-value="true" calcext:value-type="string">
            <text:p>true</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true" calcext:value-type="string">
            <text:p>true</text:p>
          </table:table-cell>
          <table:table-cell table:formula="of:=IF(AND([.G65]=&quot;true&quot;;[.J65]=&quot;true&quot;;[.M65]=&quot;true&quot;;[.P65]=&quot;true&quot;);&quot;true&quot;;&quot;false&quot;)" office:value-type="string" office:string-value="true" calcext:value-type="string">
            <text:p>true</text:p>
          </table:table-cell>
          <table:table-cell table:formula="of:=IF(AND([.Y65]=&quot;true&quot;;[.AB65]=&quot;true&quot;;[.AE65]=&quot;true&quot;;[.AH65]=&quot;true&quot;);&quot;true&quot;;&quot;false&quot;)" office:value-type="string" office:string-value="true" calcext:value-type="string">
            <text:p>true</text:p>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formula="of:=IF(AND([.G66]=&quot;true&quot;;[.J66]=&quot;true&quot;;[.M66]=&quot;true&quot;;[.P66]=&quot;true&quot;);&quot;true&quot;;&quot;false&quot;)" office:value-type="string" office:string-value="true" calcext:value-type="string">
            <text:p>true</text:p>
          </table:table-cell>
          <table:table-cell table:formula="of:=IF(AND([.Y66]=&quot;true&quot;;[.AB66]=&quot;true&quot;;[.AE66]=&quot;true&quot;;[.AH66]=&quot;true&quot;);&quot;true&quot;;&quot;false&quot;)" office:value-type="string" office:string-value="false" calcext:value-type="string">
            <text:p>false</text:p>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cell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false" calcext:value-type="string">
            <text:p>false</text:p>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formula="of:=IF(AND([.G68]=&quot;true&quot;;[.J68]=&quot;true&quot;;[.M68]=&quot;true&quot;;[.P68]=&quot;true&quot;);&quot;true&quot;;&quot;false&quot;)" office:value-type="string" office:string-value="true" calcext:value-type="string">
            <text:p>true</text:p>
          </table:table-cell>
          <table:table-cell table:formula="of:=IF(AND([.Y68]=&quot;true&quot;;[.AB68]=&quot;true&quot;;[.AE68]=&quot;true&quot;;[.AH68]=&quot;true&quot;);&quot;true&quot;;&quot;false&quot;)" office:value-type="string" office:string-value="true" calcext:value-type="string">
            <text:p>true</text:p>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true" calcext:value-type="string">
            <text:p>true</text:p>
          </table:table-cell>
          <table:table-cell table:formula="of:=IF(AND([.G69]=&quot;true&quot;;[.J69]=&quot;true&quot;;[.M69]=&quot;true&quot;;[.P69]=&quot;true&quot;);&quot;true&quot;;&quot;false&quot;)" office:value-type="string" office:string-value="true" calcext:value-type="string">
            <text:p>true</text:p>
          </table:table-cell>
          <table:table-cell table:formula="of:=IF(AND([.Y69]=&quot;true&quot;;[.AB69]=&quot;true&quot;;[.AE69]=&quot;true&quot;;[.AH69]=&quot;true&quot;);&quot;true&quot;;&quot;false&quot;)" office:value-type="string" office:string-value="true" calcext:value-type="string">
            <text:p>true</text:p>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cell table:formula="of:=IF(AND([.G71]=&quot;true&quot;;[.J71]=&quot;true&quot;;[.M71]=&quot;true&quot;;[.P71]=&quot;true&quot;;[.S71]=&quot;true&quot;);&quot;true&quot;;&quot;false&quot;)" office:value-type="string" office:string-value="true" calcext:value-type="string">
            <text:p>tru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formula="of:=IF(AND([.G71]=&quot;true&quot;;[.J71]=&quot;true&quot;;[.M71]=&quot;true&quot;;[.P71]=&quot;true&quot;);&quot;true&quot;;&quot;false&quot;)" office:value-type="string" office:string-value="true" calcext:value-type="string">
            <text:p>tru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formula="of:=IF(AND([.G72]=&quot;true&quot;;[.J72]=&quot;true&quot;;[.M72]=&quot;true&quot;;[.P72]=&quot;true&quot;);&quot;true&quot;;&quot;false&quot;)" office:value-type="string" office:string-value="true" calcext:value-type="string">
            <text:p>tru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formula="of:=IF(AND([.G73]=&quot;true&quot;;[.J73]=&quot;true&quot;;[.M73]=&quot;true&quot;;[.P73]=&quot;true&quot;);&quot;true&quot;;&quot;false&quot;)" office:value-type="string" office:string-value="true" calcext:value-type="string">
            <text:p>tru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formula="of:=IF(AND([.G74]=&quot;true&quot;;[.J74]=&quot;true&quot;;[.M74]=&quot;true&quot;;[.P74]=&quot;true&quot;);&quot;true&quot;;&quot;false&quot;)" office:value-type="string" office:string-value="false" calcext:value-type="string">
            <text:p>fals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formula="of:=IF(AND([.G75]=&quot;true&quot;;[.J75]=&quot;true&quot;;[.M75]=&quot;true&quot;;[.P75]=&quot;true&quot;);&quot;true&quot;;&quot;false&quot;)" office:value-type="string" office:string-value="true" calcext:value-type="string">
            <text:p>true</text:p>
          </table:table-cell>
          <table:table-cell table:formula="of:=IF(AND([.Y75]=&quot;true&quot;;[.AB75]=&quot;true&quot;;[.AE75]=&quot;true&quot;;[.AH75]=&quot;true&quot;);&quot;true&quot;;&quot;false&quot;)" office:value-type="string" office:string-value="true" calcext:value-type="string">
            <text:p>true</text:p>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formula="of:=IF(AND([.G76]=&quot;true&quot;;[.J76]=&quot;true&quot;;[.M76]=&quot;true&quot;;[.P76]=&quot;true&quot;);&quot;true&quot;;&quot;false&quot;)" office:value-type="string" office:string-value="false" calcext:value-type="string">
            <text:p>fals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true" calcext:value-type="string">
            <text:p>true</text:p>
          </table:table-cell>
          <table:table-cell table:formula="of:=IF(AND([.G77]=&quot;true&quot;;[.J77]=&quot;true&quot;;[.M77]=&quot;true&quot;;[.P77]=&quot;true&quot;);&quot;true&quot;;&quot;false&quot;)" office:value-type="string" office:string-value="true" calcext:value-type="string">
            <text:p>true</text:p>
          </table:table-cell>
          <table:table-cell table:formula="of:=IF(AND([.Y77]=&quot;true&quot;;[.AB77]=&quot;true&quot;;[.AE77]=&quot;true&quot;;[.AH77]=&quot;true&quot;);&quot;true&quot;;&quot;false&quot;)" office:value-type="string" office:string-value="true" calcext:value-type="string">
            <text:p>true</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cell table:formula="of:=IF(AND([.G78]=&quot;true&quot;;[.J78]=&quot;true&quot;;[.M78]=&quot;true&quot;;[.P78]=&quot;true&quot;);&quot;true&quot;;&quot;false&quot;)" office:value-type="string" office:string-value="true" calcext:value-type="string">
            <text:p>true</text:p>
          </table:table-cell>
          <table:table-cell table:formula="of:=IF(AND([.Y78]=&quot;true&quot;;[.AB78]=&quot;true&quot;;[.AE78]=&quot;true&quot;;[.AH78]=&quot;true&quot;);&quot;true&quot;;&quot;false&quot;)" office:value-type="string" office:string-value="false" calcext:value-type="string">
            <text:p>false</text:p>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formula="of:=IF(AND([.G80]=&quot;true&quot;;[.J80]=&quot;true&quot;;[.M80]=&quot;true&quot;;[.P80]=&quot;true&quot;);&quot;true&quot;;&quot;false&quot;)" office:value-type="string" office:string-value="true" calcext:value-type="string">
            <text:p>tru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cell table:formula="of:=IF(AND([.G81]=&quot;true&quot;;[.J81]=&quot;true&quot;;[.M81]=&quot;true&quot;;[.P81]=&quot;true&quot;;[.S81]=&quot;true&quot;);&quot;true&quot;;&quot;false&quot;)" office:value-type="string" office:string-value="true" calcext:value-type="string">
            <text:p>true</text:p>
          </table:table-cell>
          <table:table-cell table:formula="of:=IF(AND([.Y81]=&quot;true&quot;;[.AB81]=&quot;true&quot;;[.AE81]=&quot;true&quot;;[.AH81]=&quot;true&quot;;[.AK81]=&quot;true&quot;);&quot;true&quot;;&quot;false&quot;)" office:value-type="string" office:string-value="true" calcext:value-type="string">
            <text:p>true</text:p>
          </table:table-cell>
          <table:table-cell table:formula="of:=IF(AND([.G81]=&quot;true&quot;;[.J81]=&quot;true&quot;;[.M81]=&quot;true&quot;;[.P81]=&quot;true&quot;);&quot;true&quot;;&quot;false&quot;)" office:value-type="string" office:string-value="true" calcext:value-type="string">
            <text:p>true</text:p>
          </table:table-cell>
          <table:table-cell table:formula="of:=IF(AND([.Y81]=&quot;true&quot;;[.AB81]=&quot;true&quot;;[.AE81]=&quot;true&quot;;[.AH81]=&quot;true&quot;);&quot;true&quot;;&quot;false&quot;)" office:value-type="string" office:string-value="true" calcext:value-type="string">
            <text:p>true</text:p>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cell table:formula="of:=IF(AND([.G82]=&quot;true&quot;;[.J82]=&quot;true&quot;;[.M82]=&quot;true&quot;;[.P82]=&quot;true&quot;);&quot;true&quot;;&quot;false&quot;)" office:value-type="string" office:string-value="false" calcext:value-type="string">
            <text:p>false</text:p>
          </table:table-cell>
          <table:table-cell table:formula="of:=IF(AND([.Y82]=&quot;true&quot;;[.AB82]=&quot;true&quot;;[.AE82]=&quot;true&quot;;[.AH82]=&quot;true&quot;);&quot;true&quot;;&quot;false&quot;)" office:value-type="string" office:string-value="false" calcext:value-type="string">
            <text:p>false</text:p>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cell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formula="of:=IF(AND([.G83]=&quot;true&quot;;[.J83]=&quot;true&quot;;[.M83]=&quot;true&quot;;[.P83]=&quot;true&quot;);&quot;true&quot;;&quot;false&quot;)" office:value-type="string" office:string-value="true" calcext:value-type="string">
            <text:p>true</text:p>
          </table:table-cell>
          <table:table-cell table:formula="of:=IF(AND([.Y83]=&quot;true&quot;;[.AB83]=&quot;true&quot;;[.AE83]=&quot;true&quot;;[.AH83]=&quot;true&quot;);&quot;true&quot;;&quot;false&quot;)" office:value-type="string" office:string-value="false" calcext:value-type="string">
            <text:p>fals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true" calcext:value-type="string">
            <text:p>true</text:p>
          </table:table-cell>
          <table:table-cell table:formula="of:=IF(AND([.G84]=&quot;true&quot;;[.J84]=&quot;true&quot;;[.M84]=&quot;true&quot;;[.P84]=&quot;true&quot;);&quot;true&quot;;&quot;false&quot;)" office:value-type="string" office:string-value="true" calcext:value-type="string">
            <text:p>true</text:p>
          </table:table-cell>
          <table:table-cell table:formula="of:=IF(AND([.Y84]=&quot;true&quot;;[.AB84]=&quot;true&quot;;[.AE84]=&quot;true&quot;;[.AH84]=&quot;true&quot;);&quot;true&quot;;&quot;false&quot;)" office:value-type="string" office:string-value="true" calcext:value-type="string">
            <text:p>true</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cell table:formula="of:=IF(AND([.G85]=&quot;true&quot;;[.J85]=&quot;true&quot;;[.M85]=&quot;true&quot;;[.P85]=&quot;true&quot;);&quot;true&quot;;&quot;false&quot;)" office:value-type="string" office:string-value="true" calcext:value-type="string">
            <text:p>true</text:p>
          </table:table-cell>
          <table:table-cell table:formula="of:=IF(AND([.Y85]=&quot;true&quot;;[.AB85]=&quot;true&quot;;[.AE85]=&quot;true&quot;;[.AH85]=&quot;true&quot;);&quot;true&quot;;&quot;false&quot;)" office:value-type="string" office:string-value="false" calcext:value-type="string">
            <text:p>false</text:p>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cell table:formula="of:=IF(AND([.G86]=&quot;true&quot;;[.J86]=&quot;true&quot;;[.M86]=&quot;true&quot;;[.P86]=&quot;true&quot;);&quot;true&quot;;&quot;false&quot;)" office:value-type="string" office:string-value="true" calcext:value-type="string">
            <text:p>true</text:p>
          </table:table-cell>
          <table:table-cell table:formula="of:=IF(AND([.Y86]=&quot;true&quot;;[.AB86]=&quot;true&quot;;[.AE86]=&quot;true&quot;;[.AH86]=&quot;true&quot;);&quot;true&quot;;&quot;false&quot;)" office:value-type="string" office:string-value="false" calcext:value-type="string">
            <text:p>false</text:p>
          </table:table-cell>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cell table:formula="of:=IF(AND([.G87]=&quot;true&quot;;[.J87]=&quot;true&quot;;[.M87]=&quot;true&quot;;[.P87]=&quot;true&quot;);&quot;true&quot;;&quot;false&quot;)" office:value-type="string" office:string-value="false" calcext:value-type="string">
            <text:p>false</text:p>
          </table:table-cell>
          <table:table-cell table:formula="of:=IF(AND([.Y87]=&quot;true&quot;;[.AB87]=&quot;true&quot;;[.AE87]=&quot;true&quot;;[.AH87]=&quot;true&quot;);&quot;true&quot;;&quot;false&quot;)" office:value-type="string" office:string-value="false" calcext:value-type="string">
            <text:p>false</text:p>
          </table:table-cell>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true" calcext:value-type="string">
            <text:p>true</text:p>
          </table:table-cell>
          <table:table-cell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true" calcext:value-type="string">
            <text:p>tru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formula="of:=IF(AND([.G90]=&quot;true&quot;;[.J90]=&quot;true&quot;;[.M90]=&quot;true&quot;;[.P90]=&quot;true&quot;);&quot;true&quot;;&quot;false&quot;)" office:value-type="string" office:string-value="true" calcext:value-type="string">
            <text:p>tru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formula="of:=IF(AND([.G91]=&quot;true&quot;;[.J91]=&quot;true&quot;;[.M91]=&quot;true&quot;;[.P91]=&quot;true&quot;);&quot;true&quot;;&quot;false&quot;)" office:value-type="string" office:string-value="true" calcext:value-type="string">
            <text:p>tru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formula="of:=IF(AND([.G93]=&quot;true&quot;;[.J93]=&quot;true&quot;;[.M93]=&quot;true&quot;;[.P93]=&quot;true&quot;);&quot;true&quot;;&quot;false&quot;)" office:value-type="string" office:string-value="true" calcext:value-type="string">
            <text:p>true</text:p>
          </table:table-cell>
          <table:table-cell table:formula="of:=IF(AND([.Y93]=&quot;true&quot;;[.AB93]=&quot;true&quot;;[.AE93]=&quot;true&quot;;[.AH93]=&quot;true&quot;);&quot;true&quot;;&quot;false&quot;)" office:value-type="string" office:string-value="true" calcext:value-type="string">
            <text:p>true</text:p>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formula="of:=IF(AND([.G94]=&quot;true&quot;;[.J94]=&quot;true&quot;;[.M94]=&quot;true&quot;;[.P94]=&quot;true&quot;);&quot;true&quot;;&quot;false&quot;)" office:value-type="string" office:string-value="false" calcext:value-type="string">
            <text:p>false</text:p>
          </table:table-cell>
          <table:table-cell table:formula="of:=IF(AND([.Y94]=&quot;true&quot;;[.AB94]=&quot;true&quot;;[.AE94]=&quot;true&quot;;[.AH94]=&quot;true&quot;);&quot;true&quot;;&quot;false&quot;)" office:value-type="string" office:string-value="false" calcext:value-type="string">
            <text:p>false</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true" calcext:value-type="string">
            <text:p>true</text:p>
          </table:table-cell>
          <table:table-cell table:formula="of:=IF(AND([.G95]=&quot;true&quot;;[.J95]=&quot;true&quot;;[.M95]=&quot;true&quot;;[.P95]=&quot;true&quot;);&quot;true&quot;;&quot;false&quot;)" office:value-type="string" office:string-value="true" calcext:value-type="string">
            <text:p>true</text:p>
          </table:table-cell>
          <table:table-cell table:formula="of:=IF(AND([.Y95]=&quot;true&quot;;[.AB95]=&quot;true&quot;;[.AE95]=&quot;true&quot;;[.AH95]=&quot;true&quot;);&quot;true&quot;;&quot;false&quot;)" office:value-type="string" office:string-value="true" calcext:value-type="string">
            <text:p>true</text:p>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formula="of:=IF(AND([.G96]=&quot;true&quot;;[.J96]=&quot;true&quot;;[.M96]=&quot;true&quot;;[.P96]=&quot;true&quot;);&quot;true&quot;;&quot;false&quot;)" office:value-type="string" office:string-value="true" calcext:value-type="string">
            <text:p>tru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formula="of:=IF(AND([.G97]=&quot;true&quot;;[.J97]=&quot;true&quot;;[.M97]=&quot;true&quot;;[.P97]=&quot;true&quot;);&quot;true&quot;;&quot;false&quot;)" office:value-type="string" office:string-value="true" calcext:value-type="string">
            <text:p>tru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formula="of:=IF(AND([.G98]=&quot;true&quot;;[.J98]=&quot;true&quot;;[.M98]=&quot;true&quot;;[.P98]=&quot;true&quot;);&quot;true&quot;;&quot;false&quot;)" office:value-type="string" office:string-value="true" calcext:value-type="string">
            <text:p>tru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cell table:formula="of:=IF(AND([.G99]=&quot;true&quot;;[.J99]=&quot;true&quot;;[.M99]=&quot;true&quot;;[.P99]=&quot;true&quot;);&quot;true&quot;;&quot;false&quot;)" office:value-type="string" office:string-value="true" calcext:value-type="string">
            <text:p>true</text:p>
          </table:table-cell>
          <table:table-cell table:formula="of:=IF(AND([.Y99]=&quot;true&quot;;[.AB99]=&quot;true&quot;;[.AE99]=&quot;true&quot;;[.AH99]=&quot;true&quot;);&quot;true&quot;;&quot;false&quot;)" office:value-type="string" office:string-value="false" calcext:value-type="string">
            <text:p>false</text:p>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formula="of:=IF(AND([.G100]=&quot;true&quot;;[.J100]=&quot;true&quot;;[.M100]=&quot;true&quot;;[.P100]=&quot;true&quot;);&quot;true&quot;;&quot;false&quot;)" office:value-type="string" office:string-value="false" calcext:value-type="string">
            <text:p>false</text:p>
          </table:table-cell>
          <table:table-cell table:formula="of:=IF(AND([.Y100]=&quot;true&quot;;[.AB100]=&quot;true&quot;;[.AE100]=&quot;true&quot;;[.AH100]=&quot;true&quot;);&quot;true&quot;;&quot;false&quot;)" office:value-type="string" office:string-value="true" calcext:value-type="string">
            <text:p>true</text:p>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true" calcext:value-type="string">
            <text:p>true</text:p>
          </table:table-cell>
          <table:table-cell table:formula="of:=IF(AND([.G101]=&quot;true&quot;;[.J101]=&quot;true&quot;;[.M101]=&quot;true&quot;;[.P101]=&quot;true&quot;);&quot;true&quot;;&quot;false&quot;)" office:value-type="string" office:string-value="true" calcext:value-type="string">
            <text:p>true</text:p>
          </table:table-cell>
          <table:table-cell table:formula="of:=IF(AND([.Y101]=&quot;true&quot;;[.AB101]=&quot;true&quot;;[.AE101]=&quot;true&quot;;[.AH101]=&quot;true&quot;);&quot;true&quot;;&quot;false&quot;)" office:value-type="string" office:string-value="true" calcext:value-type="string">
            <text:p>true</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formula="of:=IF(AND([.G102]=&quot;true&quot;;[.J102]=&quot;true&quot;;[.M102]=&quot;true&quot;;[.P102]=&quot;true&quot;);&quot;true&quot;;&quot;false&quot;)" office:value-type="string" office:string-value="false" calcext:value-type="string">
            <text:p>false</text:p>
          </table:table-cell>
          <table:table-cell table:formula="of:=IF(AND([.Y102]=&quot;true&quot;;[.AB102]=&quot;true&quot;;[.AE102]=&quot;true&quot;;[.AH102]=&quot;true&quot;);&quot;true&quot;;&quot;false&quot;)" office:value-type="string" office:string-value="true" calcext:value-type="string">
            <text:p>true</text:p>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true" calcext:value-type="string">
            <text:p>true</text:p>
          </table:table-cell>
          <table:table-cell table:formula="of:=IF(AND([.G103]=&quot;true&quot;;[.J103]=&quot;true&quot;;[.M103]=&quot;true&quot;;[.P103]=&quot;true&quot;);&quot;true&quot;;&quot;false&quot;)" office:value-type="string" office:string-value="true" calcext:value-type="string">
            <text:p>true</text:p>
          </table:table-cell>
          <table:table-cell table:formula="of:=IF(AND([.Y103]=&quot;true&quot;;[.AB103]=&quot;true&quot;;[.AE103]=&quot;true&quot;;[.AH103]=&quot;true&quot;);&quot;true&quot;;&quot;false&quot;)" office:value-type="string" office:string-value="true" calcext:value-type="string">
            <text:p>true</text:p>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true" calcext:value-type="string">
            <text:p>true</text:p>
          </table:table-cell>
          <table:table-cell table:formula="of:=IF(AND([.G104]=&quot;true&quot;;[.J104]=&quot;true&quot;;[.M104]=&quot;true&quot;;[.P104]=&quot;true&quot;);&quot;true&quot;;&quot;false&quot;)" office:value-type="string" office:string-value="true" calcext:value-type="string">
            <text:p>true</text:p>
          </table:table-cell>
          <table:table-cell table:formula="of:=IF(AND([.Y104]=&quot;true&quot;;[.AB104]=&quot;true&quot;;[.AE104]=&quot;true&quot;;[.AH104]=&quot;true&quot;);&quot;true&quot;;&quot;false&quot;)" office:value-type="string" office:string-value="true" calcext:value-type="string">
            <text:p>true</text:p>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cell table:formula="of:=IF(AND([.G105]=&quot;true&quot;;[.J105]=&quot;true&quot;;[.M105]=&quot;true&quot;;[.P105]=&quot;true&quot;);&quot;true&quot;;&quot;false&quot;)" office:value-type="string" office:string-value="false" calcext:value-type="string">
            <text:p>false</text:p>
          </table:table-cell>
          <table:table-cell table:formula="of:=IF(AND([.Y105]=&quot;true&quot;;[.AB105]=&quot;true&quot;;[.AE105]=&quot;true&quot;;[.AH105]=&quot;true&quot;);&quot;true&quot;;&quot;false&quot;)" office:value-type="string" office:string-value="false" calcext:value-type="string">
            <text:p>false</text:p>
          </table:table-cell>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true" calcext:value-type="string">
            <text:p>true</text:p>
          </table:table-cell>
          <table:table-cell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true" calcext:value-type="string">
            <text:p>tru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formula="of:=IF(AND([.G107]=&quot;true&quot;;[.J107]=&quot;true&quot;;[.M107]=&quot;true&quot;;[.P107]=&quot;true&quot;);&quot;true&quot;;&quot;false&quot;)" office:value-type="string" office:string-value="false" calcext:value-type="string">
            <text:p>fals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cell table:formula="of:=IF(AND([.G109]=&quot;true&quot;;[.J109]=&quot;true&quot;;[.M109]=&quot;true&quot;;[.P109]=&quot;true&quot;);&quot;true&quot;;&quot;false&quot;)" office:value-type="string" office:string-value="false" calcext:value-type="string">
            <text:p>false</text:p>
          </table:table-cell>
          <table:table-cell table:formula="of:=IF(AND([.Y109]=&quot;true&quot;;[.AB109]=&quot;true&quot;;[.AE109]=&quot;true&quot;;[.AH109]=&quot;true&quot;);&quot;true&quot;;&quot;false&quot;)" office:value-type="string" office:string-value="false" calcext:value-type="string">
            <text:p>false</text:p>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formula="of:=IF(AND([.G110]=&quot;true&quot;;[.J110]=&quot;true&quot;;[.M110]=&quot;true&quot;;[.P110]=&quot;true&quot;);&quot;true&quot;;&quot;false&quot;)" office:value-type="string" office:string-value="true" calcext:value-type="string">
            <text:p>tru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true" calcext:value-type="string">
            <text:p>true</text:p>
          </table:table-cell>
          <table:table-cell table:formula="of:=IF(AND([.G111]=&quot;true&quot;;[.J111]=&quot;true&quot;;[.M111]=&quot;true&quot;;[.P111]=&quot;true&quot;);&quot;true&quot;;&quot;false&quot;)" office:value-type="string" office:string-value="true" calcext:value-type="string">
            <text:p>true</text:p>
          </table:table-cell>
          <table:table-cell table:formula="of:=IF(AND([.Y111]=&quot;true&quot;;[.AB111]=&quot;true&quot;;[.AE111]=&quot;true&quot;;[.AH111]=&quot;true&quot;);&quot;true&quot;;&quot;false&quot;)" office:value-type="string" office:string-value="true" calcext:value-type="string">
            <text:p>true</text:p>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true" calcext:value-type="string">
            <text:p>true</text:p>
          </table:table-cell>
          <table:table-cell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true" calcext:value-type="string">
            <text:p>true</text:p>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formula="of:=IF(AND([.G113]=&quot;true&quot;;[.J113]=&quot;true&quot;;[.M113]=&quot;true&quot;;[.P113]=&quot;true&quot;);&quot;true&quot;;&quot;false&quot;)" office:value-type="string" office:string-value="true" calcext:value-type="string">
            <text:p>tru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formula="of:=IF(AND([.G114]=&quot;true&quot;;[.J114]=&quot;true&quot;;[.M114]=&quot;true&quot;;[.P114]=&quot;true&quot;);&quot;true&quot;;&quot;false&quot;)" office:value-type="string" office:string-value="true" calcext:value-type="string">
            <text:p>true</text:p>
          </table:table-cell>
          <table:table-cell table:formula="of:=IF(AND([.Y114]=&quot;true&quot;;[.AB114]=&quot;true&quot;;[.AE114]=&quot;true&quot;;[.AH114]=&quot;true&quot;);&quot;true&quot;;&quot;false&quot;)" office:value-type="string" office:string-value="true" calcext:value-type="string">
            <text:p>true</text:p>
          </table:table-cell>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formula="of:=IF(AND([.G115]=&quot;true&quot;;[.J115]=&quot;true&quot;;[.M115]=&quot;true&quot;;[.P115]=&quot;true&quot;);&quot;true&quot;;&quot;false&quot;)" office:value-type="string" office:string-value="true" calcext:value-type="string">
            <text:p>true</text:p>
          </table:table-cell>
          <table:table-cell table:formula="of:=IF(AND([.Y115]=&quot;true&quot;;[.AB115]=&quot;true&quot;;[.AE115]=&quot;true&quot;;[.AH115]=&quot;true&quot;);&quot;true&quot;;&quot;false&quot;)" office:value-type="string" office:string-value="false" calcext:value-type="string">
            <text:p>false</text:p>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formula="of:=IF(AND([.G118]=&quot;true&quot;;[.J118]=&quot;true&quot;;[.M118]=&quot;true&quot;;[.P118]=&quot;true&quot;);&quot;true&quot;;&quot;false&quot;)" office:value-type="string" office:string-value="true" calcext:value-type="string">
            <text:p>tru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true" calcext:value-type="string">
            <text:p>true</text:p>
          </table:table-cell>
          <table:table-cell table:formula="of:=IF(AND([.G119]=&quot;true&quot;;[.J119]=&quot;true&quot;;[.M119]=&quot;true&quot;;[.P119]=&quot;true&quot;);&quot;true&quot;;&quot;false&quot;)" office:value-type="string" office:string-value="true" calcext:value-type="string">
            <text:p>true</text:p>
          </table:table-cell>
          <table:table-cell table:formula="of:=IF(AND([.Y119]=&quot;true&quot;;[.AB119]=&quot;true&quot;;[.AE119]=&quot;true&quot;;[.AH119]=&quot;true&quot;);&quot;true&quot;;&quot;false&quot;)" office:value-type="string" office:string-value="true" calcext:value-type="string">
            <text:p>true</text:p>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true" calcext:value-type="string">
            <text:p>true</text:p>
          </table:table-cell>
          <table:table-cell table:formula="of:=IF(AND([.G120]=&quot;true&quot;;[.J120]=&quot;true&quot;;[.M120]=&quot;true&quot;;[.P120]=&quot;true&quot;);&quot;true&quot;;&quot;false&quot;)" office:value-type="string" office:string-value="true" calcext:value-type="string">
            <text:p>true</text:p>
          </table:table-cell>
          <table:table-cell table:formula="of:=IF(AND([.Y120]=&quot;true&quot;;[.AB120]=&quot;true&quot;;[.AE120]=&quot;true&quot;;[.AH120]=&quot;true&quot;);&quot;true&quot;;&quot;false&quot;)" office:value-type="string" office:string-value="true" calcext:value-type="string">
            <text:p>true</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false" calcext:value-type="string">
            <text:p>false</text:p>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formula="of:=IF(AND([.G122]=&quot;true&quot;;[.J122]=&quot;true&quot;;[.M122]=&quot;true&quot;;[.P122]=&quot;true&quot;);&quot;true&quot;;&quot;false&quot;)" office:value-type="string" office:string-value="true" calcext:value-type="string">
            <text:p>tru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formula="of:=IF(AND([.G123]=&quot;true&quot;;[.J123]=&quot;true&quot;;[.M123]=&quot;true&quot;;[.P123]=&quot;true&quot;);&quot;true&quot;;&quot;false&quot;)" office:value-type="string" office:string-value="false" calcext:value-type="string">
            <text:p>fals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true" calcext:value-type="string">
            <text:p>true</text:p>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cell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cell table:formula="of:=IF(AND([.G127]=&quot;true&quot;;[.J127]=&quot;true&quot;;[.M127]=&quot;true&quot;;[.P127]=&quot;true&quot;);&quot;true&quot;;&quot;false&quot;)" office:value-type="string" office:string-value="true" calcext:value-type="string">
            <text:p>true</text:p>
          </table:table-cell>
          <table:table-cell table:formula="of:=IF(AND([.Y127]=&quot;true&quot;;[.AB127]=&quot;true&quot;;[.AE127]=&quot;true&quot;;[.AH127]=&quot;true&quot;);&quot;true&quot;;&quot;false&quot;)" office:value-type="string" office:string-value="false" calcext:value-type="string">
            <text:p>false</text:p>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cell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cell table:formula="of:=IF(AND([.G128]=&quot;true&quot;;[.J128]=&quot;true&quot;;[.M128]=&quot;true&quot;;[.P128]=&quot;true&quot;);&quot;true&quot;;&quot;false&quot;)" office:value-type="string" office:string-value="false" calcext:value-type="string">
            <text:p>false</text:p>
          </table:table-cell>
          <table:table-cell table:formula="of:=IF(AND([.Y128]=&quot;true&quot;;[.AB128]=&quot;true&quot;;[.AE128]=&quot;true&quot;;[.AH128]=&quot;true&quot;);&quot;true&quot;;&quot;false&quot;)" office:value-type="string" office:string-value="false" calcext:value-type="string">
            <text:p>false</text:p>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cell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true" calcext:value-type="string">
            <text:p>true</text:p>
          </table:table-cell>
          <table:table-cell table:formula="of:=IF(AND([.G129]=&quot;true&quot;;[.J129]=&quot;true&quot;;[.M129]=&quot;true&quot;;[.P129]=&quot;true&quot;);&quot;true&quot;;&quot;false&quot;)" office:value-type="string" office:string-value="true" calcext:value-type="string">
            <text:p>true</text:p>
          </table:table-cell>
          <table:table-cell table:formula="of:=IF(AND([.Y129]=&quot;true&quot;;[.AB129]=&quot;true&quot;;[.AE129]=&quot;true&quot;;[.AH129]=&quot;true&quot;);&quot;true&quot;;&quot;false&quot;)" office:value-type="string" office:string-value="true" calcext:value-type="string">
            <text:p>true</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cell table:formula="of:=IF(AND([.G130]=&quot;true&quot;;[.J130]=&quot;true&quot;;[.M130]=&quot;true&quot;;[.P130]=&quot;true&quot;;[.S130]=&quot;true&quot;);&quot;true&quot;;&quot;false&quot;)" office:value-type="string" office:string-value="true" calcext:value-type="string">
            <text:p>true</text:p>
          </table:table-cell>
          <table:table-cell table:formula="of:=IF(AND([.Y130]=&quot;true&quot;;[.AB130]=&quot;true&quot;;[.AE130]=&quot;true&quot;;[.AH130]=&quot;true&quot;;[.AK130]=&quot;true&quot;);&quot;true&quot;;&quot;false&quot;)" office:value-type="string" office:string-value="false" calcext:value-type="string">
            <text:p>false</text:p>
          </table:table-cell>
          <table:table-cell table:formula="of:=IF(AND([.G130]=&quot;true&quot;;[.J130]=&quot;true&quot;;[.M130]=&quot;true&quot;;[.P130]=&quot;true&quot;);&quot;true&quot;;&quot;false&quot;)" office:value-type="string" office:string-value="true" calcext:value-type="string">
            <text:p>true</text:p>
          </table:table-cell>
          <table:table-cell table:formula="of:=IF(AND([.Y130]=&quot;true&quot;;[.AB130]=&quot;true&quot;;[.AE130]=&quot;true&quot;;[.AH130]=&quot;true&quot;);&quot;true&quot;;&quot;false&quot;)" office:value-type="string" office:string-value="false" calcext:value-type="string">
            <text:p>false</text:p>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cell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true" calcext:value-type="string">
            <text:p>true</text:p>
          </table:table-cell>
          <table:table-cell table:formula="of:=IF(AND([.G131]=&quot;true&quot;;[.J131]=&quot;true&quot;;[.M131]=&quot;true&quot;;[.P131]=&quot;true&quot;);&quot;true&quot;;&quot;false&quot;)" office:value-type="string" office:string-value="true" calcext:value-type="string">
            <text:p>true</text:p>
          </table:table-cell>
          <table:table-cell table:formula="of:=IF(AND([.Y131]=&quot;true&quot;;[.AB131]=&quot;true&quot;;[.AE131]=&quot;true&quot;;[.AH131]=&quot;true&quot;);&quot;true&quot;;&quot;false&quot;)" office:value-type="string" office:string-value="true" calcext:value-type="string">
            <text:p>true</text:p>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cell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cell table:formula="of:=IF(AND([.G132]=&quot;true&quot;;[.J132]=&quot;true&quot;;[.M132]=&quot;true&quot;;[.P132]=&quot;true&quot;);&quot;true&quot;;&quot;false&quot;)" office:value-type="string" office:string-value="false" calcext:value-type="string">
            <text:p>false</text:p>
          </table:table-cell>
          <table:table-cell table:formula="of:=IF(AND([.Y132]=&quot;true&quot;;[.AB132]=&quot;true&quot;;[.AE132]=&quot;true&quot;;[.AH132]=&quot;true&quot;);&quot;true&quot;;&quot;false&quot;)" office:value-type="string" office:string-value="false" calcext:value-type="string">
            <text:p>false</text:p>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cell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cell table:formula="of:=IF(AND([.G133]=&quot;true&quot;;[.J133]=&quot;true&quot;;[.M133]=&quot;true&quot;;[.P133]=&quot;true&quot;);&quot;true&quot;;&quot;false&quot;)" office:value-type="string" office:string-value="true" calcext:value-type="string">
            <text:p>true</text:p>
          </table:table-cell>
          <table:table-cell table:formula="of:=IF(AND([.Y133]=&quot;true&quot;;[.AB133]=&quot;true&quot;;[.AE133]=&quot;true&quot;;[.AH133]=&quot;true&quot;);&quot;true&quot;;&quot;false&quot;)" office:value-type="string" office:string-value="false" calcext:value-type="string">
            <text:p>false</text:p>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cell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cell table:formula="of:=IF(AND([.G134]=&quot;true&quot;;[.J134]=&quot;true&quot;;[.M134]=&quot;true&quot;;[.P134]=&quot;true&quot;);&quot;true&quot;;&quot;false&quot;)" office:value-type="string" office:string-value="true" calcext:value-type="string">
            <text:p>true</text:p>
          </table:table-cell>
          <table:table-cell table:formula="of:=IF(AND([.Y134]=&quot;true&quot;;[.AB134]=&quot;true&quot;;[.AE134]=&quot;true&quot;;[.AH134]=&quot;true&quot;);&quot;true&quot;;&quot;false&quot;)" office:value-type="string" office:string-value="false" calcext:value-type="string">
            <text:p>false</text:p>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cell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true" calcext:value-type="string">
            <text:p>true</text:p>
          </table:table-cell>
          <table:table-cell table:formula="of:=IF(AND([.G135]=&quot;true&quot;;[.J135]=&quot;true&quot;;[.M135]=&quot;true&quot;;[.P135]=&quot;true&quot;);&quot;true&quot;;&quot;false&quot;)" office:value-type="string" office:string-value="true" calcext:value-type="string">
            <text:p>true</text:p>
          </table:table-cell>
          <table:table-cell table:formula="of:=IF(AND([.Y135]=&quot;true&quot;;[.AB135]=&quot;true&quot;;[.AE135]=&quot;true&quot;;[.AH135]=&quot;true&quot;);&quot;true&quot;;&quot;false&quot;)" office:value-type="string" office:string-value="true" calcext:value-type="string">
            <text:p>true</text:p>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cell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cell table:formula="of:=IF(AND([.G136]=&quot;true&quot;;[.J136]=&quot;true&quot;;[.M136]=&quot;true&quot;;[.P136]=&quot;true&quot;);&quot;true&quot;;&quot;false&quot;)" office:value-type="string" office:string-value="false" calcext:value-type="string">
            <text:p>false</text:p>
          </table:table-cell>
          <table:table-cell table:formula="of:=IF(AND([.Y136]=&quot;true&quot;;[.AB136]=&quot;true&quot;;[.AE136]=&quot;true&quot;;[.AH136]=&quot;true&quot;);&quot;true&quot;;&quot;false&quot;)" office:value-type="string" office:string-value="false" calcext:value-type="string">
            <text:p>false</text:p>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cell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false" calcext:value-type="string">
            <text:p>false</text:p>
          </table:table-cell>
          <table:table-cell table:formula="of:=IF(AND([.G137]=&quot;true&quot;;[.J137]=&quot;true&quot;;[.M137]=&quot;true&quot;;[.P137]=&quot;true&quot;);&quot;true&quot;;&quot;false&quot;)" office:value-type="string" office:string-value="true" calcext:value-type="string">
            <text:p>true</text:p>
          </table:table-cell>
          <table:table-cell table:formula="of:=IF(AND([.Y137]=&quot;true&quot;;[.AB137]=&quot;true&quot;;[.AE137]=&quot;true&quot;;[.AH137]=&quot;true&quot;);&quot;true&quot;;&quot;false&quot;)" office:value-type="string" office:string-value="false" calcext:value-type="string">
            <text:p>false</text:p>
          </table:table-cell>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22" table:default-cell-style-name="Default"/>
        <table:table-column table:style-name="co20" table:default-cell-style-name="ce2"/>
        <table:table-column table:style-name="co20" table:default-cell-style-name="Default"/>
        <table:table-column table:style-name="co20" table:default-cell-style-name="ce2"/>
        <table:table-column table:style-name="co20"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cell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cell table:formula="of:=IF(AND([.G1]=&quot;true&quot;;[.J1]=&quot;true&quot;;[.M1]=&quot;true&quot;;[.P1]=&quot;true&quot;);&quot;true&quot;;&quot;false&quot;)" office:value-type="string" office:string-value="false" calcext:value-type="string">
            <text:p>fals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cell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cell table:formula="of:=IF(AND([.G2]=&quot;true&quot;;[.J2]=&quot;true&quot;;[.M2]=&quot;true&quot;;[.P2]=&quot;true&quot;);&quot;true&quot;;&quot;false&quot;)" office:value-type="string" office:string-value="false" calcext:value-type="string">
            <text:p>false</text:p>
          </table:table-cell>
          <table:table-cell table:formula="of:=IF(AND([.Y2]=&quot;true&quot;;[.AB2]=&quot;true&quot;;[.AE2]=&quot;true&quot;;[.AH2]=&quot;true&quot;);&quot;true&quot;;&quot;false&quot;)" office:value-type="string" office:string-value="false" calcext:value-type="string">
            <text:p>false</text:p>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formula="of:=IF(AND([.G3]=&quot;true&quot;;[.J3]=&quot;true&quot;;[.M3]=&quot;true&quot;;[.P3]=&quot;true&quot;);&quot;true&quot;;&quot;false&quot;)" office:value-type="string" office:string-value="false" calcext:value-type="string">
            <text:p>false</text:p>
          </table:table-cell>
          <table:table-cell table:formula="of:=IF(AND([.Y3]=&quot;true&quot;;[.AB3]=&quot;true&quot;;[.AE3]=&quot;true&quot;;[.AH3]=&quot;true&quot;);&quot;true&quot;;&quot;false&quot;)" office:value-type="string" office:string-value="false" calcext:value-type="string">
            <text:p>false</text:p>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formula="of:=IF(AND([.G4]=&quot;true&quot;;[.J4]=&quot;true&quot;;[.M4]=&quot;true&quot;;[.P4]=&quot;true&quot;);&quot;true&quot;;&quot;false&quot;)" office:value-type="string" office:string-value="false" calcext:value-type="string">
            <text:p>fals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cell table:formula="of:=IF(AND([.G5]=&quot;true&quot;;[.J5]=&quot;true&quot;;[.M5]=&quot;true&quot;;[.P5]=&quot;true&quot;);&quot;true&quot;;&quot;false&quot;)" office:value-type="string" office:string-value="false" calcext:value-type="string">
            <text:p>false</text:p>
          </table:table-cell>
          <table:table-cell table:formula="of:=IF(AND([.Y5]=&quot;true&quot;;[.AB5]=&quot;true&quot;;[.AE5]=&quot;true&quot;;[.AH5]=&quot;true&quot;);&quot;true&quot;;&quot;false&quot;)" office:value-type="string" office:string-value="false" calcext:value-type="string">
            <text:p>false</text:p>
          </table:table-cell>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cell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cell table:formula="of:=IF(AND([.G6]=&quot;true&quot;;[.J6]=&quot;true&quot;;[.M6]=&quot;true&quot;;[.P6]=&quot;true&quot;);&quot;true&quot;;&quot;false&quot;)" office:value-type="string" office:string-value="false" calcext:value-type="string">
            <text:p>false</text:p>
          </table:table-cell>
          <table:table-cell table:formula="of:=IF(AND([.Y6]=&quot;true&quot;;[.AB6]=&quot;true&quot;;[.AE6]=&quot;true&quot;;[.AH6]=&quot;true&quot;);&quot;true&quot;;&quot;false&quot;)" office:value-type="string" office:string-value="false" calcext:value-type="string">
            <text:p>false</text:p>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formula="of:=IF(AND([.G7]=&quot;true&quot;;[.J7]=&quot;true&quot;;[.M7]=&quot;true&quot;;[.P7]=&quot;true&quot;);&quot;true&quot;;&quot;false&quot;)" office:value-type="string" office:string-value="false" calcext:value-type="string">
            <text:p>false</text:p>
          </table:table-cell>
          <table:table-cell table:formula="of:=IF(AND([.Y7]=&quot;true&quot;;[.AB7]=&quot;true&quot;;[.AE7]=&quot;true&quot;;[.AH7]=&quot;true&quot;);&quot;true&quot;;&quot;false&quot;)" office:value-type="string" office:string-value="true" calcext:value-type="string">
            <text:p>true</text:p>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formula="of:=IF(AND([.G8]=&quot;true&quot;;[.J8]=&quot;true&quot;;[.M8]=&quot;true&quot;;[.P8]=&quot;true&quot;);&quot;true&quot;;&quot;false&quot;)" office:value-type="string" office:string-value="false" calcext:value-type="string">
            <text:p>fals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cell table:formula="of:=IF(AND([.G9]=&quot;true&quot;;[.J9]=&quot;true&quot;;[.M9]=&quot;true&quot;;[.P9]=&quot;true&quot;);&quot;true&quot;;&quot;false&quot;)" office:value-type="string" office:string-value="true" calcext:value-type="string">
            <text:p>tru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formula="of:=IF(AND([.G10]=&quot;true&quot;;[.J10]=&quot;true&quot;;[.M10]=&quot;true&quot;;[.P10]=&quot;true&quot;);&quot;true&quot;;&quot;false&quot;)" office:value-type="string" office:string-value="false" calcext:value-type="string">
            <text:p>false</text:p>
          </table:table-cell>
          <table:table-cell table:formula="of:=IF(AND([.Y10]=&quot;true&quot;;[.AB10]=&quot;true&quot;;[.AE10]=&quot;true&quot;;[.AH10]=&quot;true&quot;);&quot;true&quot;;&quot;false&quot;)" office:value-type="string" office:string-value="true" calcext:value-type="string">
            <text:p>true</text:p>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formula="of:=IF(AND([.G11]=&quot;true&quot;;[.J11]=&quot;true&quot;;[.M11]=&quot;true&quot;;[.P11]=&quot;true&quot;);&quot;true&quot;;&quot;false&quot;)" office:value-type="string" office:string-value="false" calcext:value-type="string">
            <text:p>fals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formula="of:=IF(AND([.G12]=&quot;true&quot;;[.J12]=&quot;true&quot;;[.M12]=&quot;true&quot;;[.P12]=&quot;true&quot;);&quot;true&quot;;&quot;false&quot;)" office:value-type="string" office:string-value="false" calcext:value-type="string">
            <text:p>false</text:p>
          </table:table-cell>
          <table:table-cell table:formula="of:=IF(AND([.Y12]=&quot;true&quot;;[.AB12]=&quot;true&quot;;[.AE12]=&quot;true&quot;;[.AH12]=&quot;true&quot;);&quot;true&quot;;&quot;false&quot;)" office:value-type="string" office:string-value="false" calcext:value-type="string">
            <text:p>false</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formula="of:=IF(AND([.G13]=&quot;true&quot;;[.J13]=&quot;true&quot;;[.M13]=&quot;true&quot;;[.P13]=&quot;true&quot;);&quot;true&quot;;&quot;false&quot;)" office:value-type="string" office:string-value="true" calcext:value-type="string">
            <text:p>true</text:p>
          </table:table-cell>
          <table:table-cell table:formula="of:=IF(AND([.Y13]=&quot;true&quot;;[.AB13]=&quot;true&quot;;[.AE13]=&quot;true&quot;;[.AH13]=&quot;true&quot;);&quot;true&quot;;&quot;false&quot;)" office:value-type="string" office:string-value="true" calcext:value-type="string">
            <text:p>true</text:p>
          </table:table-cell>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cell table:formula="of:=IF(AND([.G14]=&quot;true&quot;;[.J14]=&quot;true&quot;;[.M14]=&quot;true&quot;;[.P14]=&quot;true&quot;);&quot;true&quot;;&quot;false&quot;)" office:value-type="string" office:string-value="false" calcext:value-type="string">
            <text:p>false</text:p>
          </table:table-cell>
          <table:table-cell table:formula="of:=IF(AND([.Y14]=&quot;true&quot;;[.AB14]=&quot;true&quot;;[.AE14]=&quot;true&quot;;[.AH14]=&quot;true&quot;);&quot;true&quot;;&quot;false&quot;)" office:value-type="string" office:string-value="true" calcext:value-type="string">
            <text:p>true</text:p>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cell table:formula="of:=IF(AND([.G15]=&quot;true&quot;;[.J15]=&quot;true&quot;;[.M15]=&quot;true&quot;;[.P15]=&quot;true&quot;);&quot;true&quot;;&quot;false&quot;)" office:value-type="string" office:string-value="false" calcext:value-type="string">
            <text:p>fals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true" calcext:value-type="string">
            <text:p>true</text:p>
          </table:table-cell>
          <table:table-cell table:formula="of:=IF(AND([.G17]=&quot;true&quot;;[.J17]=&quot;true&quot;;[.M17]=&quot;true&quot;;[.P17]=&quot;true&quot;);&quot;true&quot;;&quot;false&quot;)" office:value-type="string" office:string-value="false" calcext:value-type="string">
            <text:p>false</text:p>
          </table:table-cell>
          <table:table-cell table:formula="of:=IF(AND([.Y17]=&quot;true&quot;;[.AB17]=&quot;true&quot;;[.AE17]=&quot;true&quot;;[.AH17]=&quot;true&quot;);&quot;true&quot;;&quot;false&quot;)" office:value-type="string" office:string-value="true" calcext:value-type="string">
            <text:p>true</text:p>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formula="of:=IF(AND([.G18]=&quot;true&quot;;[.J18]=&quot;true&quot;;[.M18]=&quot;true&quot;;[.P18]=&quot;true&quot;);&quot;true&quot;;&quot;false&quot;)" office:value-type="string" office:string-value="false" calcext:value-type="string">
            <text:p>fals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formula="of:=IF(AND([.G19]=&quot;true&quot;;[.J19]=&quot;true&quot;;[.M19]=&quot;true&quot;;[.P19]=&quot;true&quot;);&quot;true&quot;;&quot;false&quot;)" office:value-type="string" office:string-value="false" calcext:value-type="string">
            <text:p>false</text:p>
          </table:table-cell>
          <table:table-cell table:formula="of:=IF(AND([.Y19]=&quot;true&quot;;[.AB19]=&quot;true&quot;;[.AE19]=&quot;true&quot;;[.AH19]=&quot;true&quot;);&quot;true&quot;;&quot;false&quot;)" office:value-type="string" office:string-value="false" calcext:value-type="string">
            <text:p>false</text:p>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formula="of:=IF(AND([.G20]=&quot;true&quot;;[.J20]=&quot;true&quot;;[.M20]=&quot;true&quot;;[.P20]=&quot;true&quot;);&quot;true&quot;;&quot;false&quot;)" office:value-type="string" office:string-value="false" calcext:value-type="string">
            <text:p>fals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2">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formula="of:=IF(AND([.G21]=&quot;true&quot;;[.J21]=&quot;true&quot;;[.M21]=&quot;true&quot;;[.P21]=&quot;true&quot;);&quot;true&quot;;&quot;false&quot;)" office:value-type="string" office:string-value="false" calcext:value-type="string">
            <text:p>fals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cell table:formula="of:=IF(AND([.G22]=&quot;true&quot;;[.J22]=&quot;true&quot;;[.M22]=&quot;true&quot;;[.P22]=&quot;true&quot;);&quot;true&quot;;&quot;false&quot;)" office:value-type="string" office:string-value="false" calcext:value-type="string">
            <text:p>false</text:p>
          </table:table-cell>
          <table:table-cell table:formula="of:=IF(AND([.Y22]=&quot;true&quot;;[.AB22]=&quot;true&quot;;[.AE22]=&quot;true&quot;;[.AH22]=&quot;true&quot;);&quot;true&quot;;&quot;false&quot;)" office:value-type="string" office:string-value="false" calcext:value-type="string">
            <text:p>false</text:p>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formula="of:=IF(AND([.G25]=&quot;true&quot;;[.J25]=&quot;true&quot;;[.M25]=&quot;true&quot;;[.P25]=&quot;true&quot;);&quot;true&quot;;&quot;false&quot;)" office:value-type="string" office:string-value="true" calcext:value-type="string">
            <text:p>tru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false" calcext:value-type="string">
            <text:p>false</text:p>
          </table:table-cell>
          <table:table-cell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false" calcext:value-type="string">
            <text:p>false</text:p>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formula="of:=IF(AND([.G27]=&quot;true&quot;;[.J27]=&quot;true&quot;;[.M27]=&quot;true&quot;;[.P27]=&quot;true&quot;);&quot;true&quot;;&quot;false&quot;)" office:value-type="string" office:string-value="false" calcext:value-type="string">
            <text:p>fals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cell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formula="of:=IF(AND([.G28]=&quot;true&quot;;[.J28]=&quot;true&quot;;[.M28]=&quot;true&quot;;[.P28]=&quot;true&quot;);&quot;true&quot;;&quot;false&quot;)" office:value-type="string" office:string-value="false" calcext:value-type="string">
            <text:p>fals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cell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false" calcext:value-type="string">
            <text:p>false</text:p>
          </table:table-cell>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cell table:formula="of:=IF(AND([.G30]=&quot;true&quot;;[.J30]=&quot;true&quot;;[.M30]=&quot;true&quot;;[.P30]=&quot;true&quot;;[.S30]=&quot;true&quot;);&quot;true&quot;;&quot;false&quot;)" office:value-type="string" office:string-value="true" calcext:value-type="string">
            <text:p>tru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formula="of:=IF(AND([.G30]=&quot;true&quot;;[.J30]=&quot;true&quot;;[.M30]=&quot;true&quot;;[.P30]=&quot;true&quot;);&quot;true&quot;;&quot;false&quot;)" office:value-type="string" office:string-value="true" calcext:value-type="string">
            <text:p>true</text:p>
          </table:table-cell>
          <table:table-cell table:formula="of:=IF(AND([.Y30]=&quot;true&quot;;[.AB30]=&quot;true&quot;;[.AE30]=&quot;true&quot;;[.AH30]=&quot;true&quot;);&quot;true&quot;;&quot;false&quot;)" office:value-type="string" office:string-value="false" calcext:value-type="string">
            <text:p>fals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cell table:formula="of:=IF(AND([.G31]=&quot;true&quot;;[.J31]=&quot;true&quot;;[.M31]=&quot;true&quot;;[.P31]=&quot;true&quot;);&quot;true&quot;;&quot;false&quot;)" office:value-type="string" office:string-value="false" calcext:value-type="string">
            <text:p>false</text:p>
          </table:table-cell>
          <table:table-cell table:formula="of:=IF(AND([.Y31]=&quot;true&quot;;[.AB31]=&quot;true&quot;;[.AE31]=&quot;true&quot;;[.AH31]=&quot;true&quot;);&quot;true&quot;;&quot;false&quot;)" office:value-type="string" office:string-value="false" calcext:value-type="string">
            <text:p>false</text:p>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cell table:formula="of:=IF(AND([.G32]=&quot;true&quot;;[.J32]=&quot;true&quot;;[.M32]=&quot;true&quot;;[.P32]=&quot;true&quot;);&quot;true&quot;;&quot;false&quot;)" office:value-type="string" office:string-value="true" calcext:value-type="string">
            <text:p>true</text:p>
          </table:table-cell>
          <table:table-cell table:formula="of:=IF(AND([.Y32]=&quot;true&quot;;[.AB32]=&quot;true&quot;;[.AE32]=&quot;true&quot;;[.AH32]=&quot;true&quot;);&quot;true&quot;;&quot;false&quot;)" office:value-type="string" office:string-value="true" calcext:value-type="string">
            <text:p>true</text:p>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cell table:formula="of:=IF(AND([.G33]=&quot;true&quot;;[.J33]=&quot;true&quot;;[.M33]=&quot;true&quot;;[.P33]=&quot;true&quot;);&quot;true&quot;;&quot;false&quot;)" office:value-type="string" office:string-value="false" calcext:value-type="string">
            <text:p>false</text:p>
          </table:table-cell>
          <table:table-cell table:formula="of:=IF(AND([.Y33]=&quot;true&quot;;[.AB33]=&quot;true&quot;;[.AE33]=&quot;true&quot;;[.AH33]=&quot;true&quot;);&quot;true&quot;;&quot;false&quot;)" office:value-type="string" office:string-value="false" calcext:value-type="string">
            <text:p>false</text:p>
          </table:table-cell>
        </table:table-row>
        <table:table-row table:style-name="ro2">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formula="of:=IF(AND([.G35]=&quot;true&quot;;[.J35]=&quot;true&quot;;[.M35]=&quot;true&quot;;[.P35]=&quot;true&quot;);&quot;true&quot;;&quot;false&quot;)" office:value-type="string" office:string-value="false" calcext:value-type="string">
            <text:p>false</text:p>
          </table:table-cell>
          <table:table-cell table:formula="of:=IF(AND([.Y35]=&quot;true&quot;;[.AB35]=&quot;true&quot;;[.AE35]=&quot;true&quot;;[.AH35]=&quot;true&quot;);&quot;true&quot;;&quot;false&quot;)" office:value-type="string" office:string-value="false" calcext:value-type="string">
            <text:p>false</text:p>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formula="of:=IF(AND([.G36]=&quot;true&quot;;[.J36]=&quot;true&quot;;[.M36]=&quot;true&quot;;[.P36]=&quot;true&quot;);&quot;true&quot;;&quot;false&quot;)" office:value-type="string" office:string-value="true" calcext:value-type="string">
            <text:p>tru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formula="of:=IF(AND([.G37]=&quot;true&quot;;[.J37]=&quot;true&quot;;[.M37]=&quot;true&quot;;[.P37]=&quot;true&quot;);&quot;true&quot;;&quot;false&quot;)" office:value-type="string" office:string-value="false" calcext:value-type="string">
            <text:p>fals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formula="of:=IF(AND([.G38]=&quot;true&quot;;[.J38]=&quot;true&quot;;[.M38]=&quot;true&quot;;[.P38]=&quot;true&quot;);&quot;true&quot;;&quot;false&quot;)" office:value-type="string" office:string-value="true" calcext:value-type="string">
            <text:p>true</text:p>
          </table:table-cell>
          <table:table-cell table:formula="of:=IF(AND([.Y38]=&quot;true&quot;;[.AB38]=&quot;true&quot;;[.AE38]=&quot;true&quot;;[.AH38]=&quot;true&quot;);&quot;true&quot;;&quot;false&quot;)" office:value-type="string" office:string-value="true" calcext:value-type="string">
            <text:p>true</text:p>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formula="of:=IF(AND([.G39]=&quot;true&quot;;[.J39]=&quot;true&quot;;[.M39]=&quot;true&quot;;[.P39]=&quot;true&quot;);&quot;true&quot;;&quot;false&quot;)" office:value-type="string" office:string-value="false" calcext:value-type="string">
            <text:p>fals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true" calcext:value-type="string">
            <text:p>true</text:p>
          </table:table-cell>
        </table:table-row>
        <table:table-row table:style-name="ro2">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false" calcext:value-type="string">
            <text:p>false</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cell table:formula="of:=IF(AND([.G42]=&quot;true&quot;;[.J42]=&quot;true&quot;;[.M42]=&quot;true&quot;;[.P42]=&quot;true&quot;);&quot;true&quot;;&quot;false&quot;)" office:value-type="string" office:string-value="true" calcext:value-type="string">
            <text:p>true</text:p>
          </table:table-cell>
          <table:table-cell table:formula="of:=IF(AND([.Y42]=&quot;true&quot;;[.AB42]=&quot;true&quot;;[.AE42]=&quot;true&quot;;[.AH42]=&quot;true&quot;);&quot;true&quot;;&quot;false&quot;)" office:value-type="string" office:string-value="true" calcext:value-type="string">
            <text:p>true</text:p>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cell table:formula="of:=IF(AND([.G44]=&quot;true&quot;;[.J44]=&quot;true&quot;;[.M44]=&quot;true&quot;;[.P44]=&quot;true&quot;);&quot;true&quot;;&quot;false&quot;)" office:value-type="string" office:string-value="true" calcext:value-type="string">
            <text:p>true</text:p>
          </table:table-cell>
          <table:table-cell table:formula="of:=IF(AND([.Y44]=&quot;true&quot;;[.AB44]=&quot;true&quot;;[.AE44]=&quot;true&quot;;[.AH44]=&quot;true&quot;);&quot;true&quot;;&quot;false&quot;)" office:value-type="string" office:string-value="true" calcext:value-type="string">
            <text:p>true</text:p>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true" calcext:value-type="string">
            <text:p>true</text:p>
          </table:table-cell>
          <table:table-cell table:formula="of:=IF(AND([.G45]=&quot;true&quot;;[.J45]=&quot;true&quot;;[.M45]=&quot;true&quot;;[.P45]=&quot;true&quot;);&quot;true&quot;;&quot;false&quot;)" office:value-type="string" office:string-value="true" calcext:value-type="string">
            <text:p>true</text:p>
          </table:table-cell>
          <table:table-cell table:formula="of:=IF(AND([.Y45]=&quot;true&quot;;[.AB45]=&quot;true&quot;;[.AE45]=&quot;true&quot;;[.AH45]=&quot;true&quot;);&quot;true&quot;;&quot;false&quot;)" office:value-type="string" office:string-value="true" calcext:value-type="string">
            <text:p>true</text:p>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true" calcext:value-type="string">
            <text:p>true</text:p>
          </table:table-cell>
          <table:table-cell table:formula="of:=IF(AND([.G46]=&quot;true&quot;;[.J46]=&quot;true&quot;;[.M46]=&quot;true&quot;;[.P46]=&quot;true&quot;);&quot;true&quot;;&quot;false&quot;)" office:value-type="string" office:string-value="true" calcext:value-type="string">
            <text:p>true</text:p>
          </table:table-cell>
          <table:table-cell table:formula="of:=IF(AND([.Y46]=&quot;true&quot;;[.AB46]=&quot;true&quot;;[.AE46]=&quot;true&quot;;[.AH46]=&quot;true&quot;);&quot;true&quot;;&quot;false&quot;)" office:value-type="string" office:string-value="true" calcext:value-type="string">
            <text:p>true</text:p>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formula="of:=IF(AND([.G48]=&quot;true&quot;;[.J48]=&quot;true&quot;;[.M48]=&quot;true&quot;;[.P48]=&quot;true&quot;);&quot;true&quot;;&quot;false&quot;)" office:value-type="string" office:string-value="true" calcext:value-type="string">
            <text:p>tru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formula="of:=IF(AND([.G49]=&quot;true&quot;;[.J49]=&quot;true&quot;;[.M49]=&quot;true&quot;;[.P49]=&quot;true&quot;);&quot;true&quot;;&quot;false&quot;)" office:value-type="string" office:string-value="false" calcext:value-type="string">
            <text:p>fals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formula="of:=IF(AND([.G50]=&quot;true&quot;;[.J50]=&quot;true&quot;;[.M50]=&quot;true&quot;;[.P50]=&quot;true&quot;);&quot;true&quot;;&quot;false&quot;)" office:value-type="string" office:string-value="false" calcext:value-type="string">
            <text:p>false</text:p>
          </table:table-cell>
          <table:table-cell table:formula="of:=IF(AND([.Y50]=&quot;true&quot;;[.AB50]=&quot;true&quot;;[.AE50]=&quot;true&quot;;[.AH50]=&quot;true&quot;);&quot;true&quot;;&quot;false&quot;)" office:value-type="string" office:string-value="false" calcext:value-type="string">
            <text:p>false</text:p>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formula="of:=IF(AND([.G51]=&quot;true&quot;;[.J51]=&quot;true&quot;;[.M51]=&quot;true&quot;;[.P51]=&quot;true&quot;);&quot;true&quot;;&quot;false&quot;)" office:value-type="string" office:string-value="false" calcext:value-type="string">
            <text:p>fals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cell table:formula="of:=IF(AND([.G52]=&quot;true&quot;;[.J52]=&quot;true&quot;;[.M52]=&quot;true&quot;;[.P52]=&quot;true&quot;);&quot;true&quot;;&quot;false&quot;)" office:value-type="string" office:string-value="false" calcext:value-type="string">
            <text:p>false</text:p>
          </table:table-cell>
          <table:table-cell table:formula="of:=IF(AND([.Y52]=&quot;true&quot;;[.AB52]=&quot;true&quot;;[.AE52]=&quot;true&quot;;[.AH52]=&quot;true&quot;);&quot;true&quot;;&quot;false&quot;)" office:value-type="string" office:string-value="false" calcext:value-type="string">
            <text:p>false</text:p>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cell table:formula="of:=IF(AND([.G53]=&quot;true&quot;;[.J53]=&quot;true&quot;;[.M53]=&quot;true&quot;;[.P53]=&quot;true&quot;);&quot;true&quot;;&quot;false&quot;)" office:value-type="string" office:string-value="false" calcext:value-type="string">
            <text:p>false</text:p>
          </table:table-cell>
          <table:table-cell table:formula="of:=IF(AND([.Y53]=&quot;true&quot;;[.AB53]=&quot;true&quot;;[.AE53]=&quot;true&quot;;[.AH53]=&quot;true&quot;);&quot;true&quot;;&quot;false&quot;)" office:value-type="string" office:string-value="false" calcext:value-type="string">
            <text:p>false</text:p>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cell table:formula="of:=IF(AND([.G54]=&quot;true&quot;;[.J54]=&quot;true&quot;;[.M54]=&quot;true&quot;;[.P54]=&quot;true&quot;);&quot;true&quot;;&quot;false&quot;)" office:value-type="string" office:string-value="false" calcext:value-type="string">
            <text:p>false</text:p>
          </table:table-cell>
          <table:table-cell table:formula="of:=IF(AND([.Y54]=&quot;true&quot;;[.AB54]=&quot;true&quot;;[.AE54]=&quot;true&quot;;[.AH54]=&quot;true&quot;);&quot;true&quot;;&quot;false&quot;)" office:value-type="string" office:string-value="false" calcext:value-type="string">
            <text:p>false</text:p>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cell table:formula="of:=IF(AND([.G55]=&quot;true&quot;;[.J55]=&quot;true&quot;;[.M55]=&quot;true&quot;;[.P55]=&quot;true&quot;);&quot;true&quot;;&quot;false&quot;)" office:value-type="string" office:string-value="false" calcext:value-type="string">
            <text:p>false</text:p>
          </table:table-cell>
          <table:table-cell table:formula="of:=IF(AND([.Y55]=&quot;true&quot;;[.AB55]=&quot;true&quot;;[.AE55]=&quot;true&quot;;[.AH55]=&quot;true&quot;);&quot;true&quot;;&quot;false&quot;)" office:value-type="string" office:string-value="false" calcext:value-type="string">
            <text:p>false</text:p>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cell table:formula="of:=IF(AND([.G56]=&quot;true&quot;;[.J56]=&quot;true&quot;;[.M56]=&quot;true&quot;;[.P56]=&quot;true&quot;);&quot;true&quot;;&quot;false&quot;)" office:value-type="string" office:string-value="false" calcext:value-type="string">
            <text:p>false</text:p>
          </table:table-cell>
          <table:table-cell table:formula="of:=IF(AND([.Y56]=&quot;true&quot;;[.AB56]=&quot;true&quot;;[.AE56]=&quot;true&quot;;[.AH56]=&quot;true&quot;);&quot;true&quot;;&quot;false&quot;)" office:value-type="string" office:string-value="false" calcext:value-type="string">
            <text:p>false</text:p>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formula="of:=IF(AND([.G57]=&quot;true&quot;;[.J57]=&quot;true&quot;;[.M57]=&quot;true&quot;;[.P57]=&quot;true&quot;);&quot;true&quot;;&quot;false&quot;)" office:value-type="string" office:string-value="false" calcext:value-type="string">
            <text:p>fals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formula="of:=IF(AND([.G58]=&quot;true&quot;;[.J58]=&quot;true&quot;;[.M58]=&quot;true&quot;;[.P58]=&quot;true&quot;);&quot;true&quot;;&quot;false&quot;)" office:value-type="string" office:string-value="false" calcext:value-type="string">
            <text:p>false</text:p>
          </table:table-cell>
          <table:table-cell table:formula="of:=IF(AND([.Y58]=&quot;true&quot;;[.AB58]=&quot;true&quot;;[.AE58]=&quot;true&quot;;[.AH58]=&quot;true&quot;);&quot;true&quot;;&quot;false&quot;)" office:value-type="string" office:string-value="false" calcext:value-type="string">
            <text:p>false</text:p>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formula="of:=IF(AND([.G59]=&quot;true&quot;;[.J59]=&quot;true&quot;;[.M59]=&quot;true&quot;;[.P59]=&quot;true&quot;);&quot;true&quot;;&quot;false&quot;)" office:value-type="string" office:string-value="true" calcext:value-type="string">
            <text:p>tru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formula="of:=IF(AND([.G60]=&quot;true&quot;;[.J60]=&quot;true&quot;;[.M60]=&quot;true&quot;;[.P60]=&quot;true&quot;);&quot;true&quot;;&quot;false&quot;)" office:value-type="string" office:string-value="false" calcext:value-type="string">
            <text:p>fals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formula="of:=IF(AND([.G61]=&quot;true&quot;;[.J61]=&quot;true&quot;;[.M61]=&quot;true&quot;;[.P61]=&quot;true&quot;);&quot;true&quot;;&quot;false&quot;)" office:value-type="string" office:string-value="false" calcext:value-type="string">
            <text:p>false</text:p>
          </table:table-cell>
          <table:table-cell table:formula="of:=IF(AND([.Y61]=&quot;true&quot;;[.AB61]=&quot;true&quot;;[.AE61]=&quot;true&quot;;[.AH61]=&quot;true&quot;);&quot;true&quot;;&quot;false&quot;)" office:value-type="string" office:string-value="false" calcext:value-type="string">
            <text:p>false</text:p>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formula="of:=IF(AND([.G62]=&quot;true&quot;;[.J62]=&quot;true&quot;;[.M62]=&quot;true&quot;;[.P62]=&quot;true&quot;);&quot;true&quot;;&quot;false&quot;)" office:value-type="string" office:string-value="false" calcext:value-type="string">
            <text:p>fals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formula="of:=IF(AND([.G63]=&quot;true&quot;;[.J63]=&quot;true&quot;;[.M63]=&quot;true&quot;;[.P63]=&quot;true&quot;);&quot;true&quot;;&quot;false&quot;)" office:value-type="string" office:string-value="false" calcext:value-type="string">
            <text:p>false</text:p>
          </table:table-cell>
          <table:table-cell table:formula="of:=IF(AND([.Y63]=&quot;true&quot;;[.AB63]=&quot;true&quot;;[.AE63]=&quot;true&quot;;[.AH63]=&quot;true&quot;);&quot;true&quot;;&quot;false&quot;)" office:value-type="string" office:string-value="true" calcext:value-type="string">
            <text:p>true</text:p>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cell table:formula="of:=IF(AND([.G64]=&quot;true&quot;;[.J64]=&quot;true&quot;;[.M64]=&quot;true&quot;;[.P64]=&quot;true&quot;);&quot;true&quot;;&quot;false&quot;)" office:value-type="string" office:string-value="false" calcext:value-type="string">
            <text:p>false</text:p>
          </table:table-cell>
          <table:table-cell table:formula="of:=IF(AND([.Y64]=&quot;true&quot;;[.AB64]=&quot;true&quot;;[.AE64]=&quot;true&quot;;[.AH64]=&quot;true&quot;);&quot;true&quot;;&quot;false&quot;)" office:value-type="string" office:string-value="false" calcext:value-type="string">
            <text:p>false</text:p>
          </table:table-cell>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cell table:formula="of:=IF(AND([.G65]=&quot;true&quot;;[.J65]=&quot;true&quot;;[.M65]=&quot;true&quot;;[.P65]=&quot;true&quot;);&quot;true&quot;;&quot;false&quot;)" office:value-type="string" office:string-value="false" calcext:value-type="string">
            <text:p>false</text:p>
          </table:table-cell>
          <table:table-cell table:formula="of:=IF(AND([.Y65]=&quot;true&quot;;[.AB65]=&quot;true&quot;;[.AE65]=&quot;true&quot;;[.AH65]=&quot;true&quot;);&quot;true&quot;;&quot;false&quot;)" office:value-type="string" office:string-value="false" calcext:value-type="string">
            <text:p>false</text:p>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formula="of:=IF(AND([.G66]=&quot;true&quot;;[.J66]=&quot;true&quot;;[.M66]=&quot;true&quot;;[.P66]=&quot;true&quot;);&quot;true&quot;;&quot;false&quot;)" office:value-type="string" office:string-value="false" calcext:value-type="string">
            <text:p>false</text:p>
          </table:table-cell>
          <table:table-cell table:formula="of:=IF(AND([.Y66]=&quot;true&quot;;[.AB66]=&quot;true&quot;;[.AE66]=&quot;true&quot;;[.AH66]=&quot;true&quot;);&quot;true&quot;;&quot;false&quot;)" office:value-type="string" office:string-value="true" calcext:value-type="string">
            <text:p>true</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cell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false" calcext:value-type="string">
            <text:p>false</text:p>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formula="of:=IF(AND([.G68]=&quot;true&quot;;[.J68]=&quot;true&quot;;[.M68]=&quot;true&quot;;[.P68]=&quot;true&quot;);&quot;true&quot;;&quot;false&quot;)" office:value-type="string" office:string-value="false" calcext:value-type="string">
            <text:p>false</text:p>
          </table:table-cell>
          <table:table-cell table:formula="of:=IF(AND([.Y68]=&quot;true&quot;;[.AB68]=&quot;true&quot;;[.AE68]=&quot;true&quot;;[.AH68]=&quot;true&quot;);&quot;true&quot;;&quot;false&quot;)" office:value-type="string" office:string-value="false" calcext:value-type="string">
            <text:p>false</text:p>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cell table:formula="of:=IF(AND([.G69]=&quot;true&quot;;[.J69]=&quot;true&quot;;[.M69]=&quot;true&quot;;[.P69]=&quot;true&quot;);&quot;true&quot;;&quot;false&quot;)" office:value-type="string" office:string-value="false" calcext:value-type="string">
            <text:p>false</text:p>
          </table:table-cell>
          <table:table-cell table:formula="of:=IF(AND([.Y69]=&quot;true&quot;;[.AB69]=&quot;true&quot;;[.AE69]=&quot;true&quot;;[.AH69]=&quot;true&quot;);&quot;true&quot;;&quot;false&quot;)" office:value-type="string" office:string-value="false" calcext:value-type="string">
            <text:p>false</text:p>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cell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formula="of:=IF(AND([.G71]=&quot;true&quot;;[.J71]=&quot;true&quot;;[.M71]=&quot;true&quot;;[.P71]=&quot;true&quot;);&quot;true&quot;;&quot;false&quot;)" office:value-type="string" office:string-value="true" calcext:value-type="string">
            <text:p>tru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formula="of:=IF(AND([.G72]=&quot;true&quot;;[.J72]=&quot;true&quot;;[.M72]=&quot;true&quot;;[.P72]=&quot;true&quot;);&quot;true&quot;;&quot;false&quot;)" office:value-type="string" office:string-value="false" calcext:value-type="string">
            <text:p>fals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formula="of:=IF(AND([.G73]=&quot;true&quot;;[.J73]=&quot;true&quot;;[.M73]=&quot;true&quot;;[.P73]=&quot;true&quot;);&quot;true&quot;;&quot;false&quot;)" office:value-type="string" office:string-value="false" calcext:value-type="string">
            <text:p>fals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formula="of:=IF(AND([.G74]=&quot;true&quot;;[.J74]=&quot;true&quot;;[.M74]=&quot;true&quot;;[.P74]=&quot;true&quot;);&quot;true&quot;;&quot;false&quot;)" office:value-type="string" office:string-value="true" calcext:value-type="string">
            <text:p>tru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formula="of:=IF(AND([.G75]=&quot;true&quot;;[.J75]=&quot;true&quot;;[.M75]=&quot;true&quot;;[.P75]=&quot;true&quot;);&quot;true&quot;;&quot;false&quot;)" office:value-type="string" office:string-value="true" calcext:value-type="string">
            <text:p>true</text:p>
          </table:table-cell>
          <table:table-cell table:formula="of:=IF(AND([.Y75]=&quot;true&quot;;[.AB75]=&quot;true&quot;;[.AE75]=&quot;true&quot;;[.AH75]=&quot;true&quot;);&quot;true&quot;;&quot;false&quot;)" office:value-type="string" office:string-value="false" calcext:value-type="string">
            <text:p>false</text:p>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formula="of:=IF(AND([.G76]=&quot;true&quot;;[.J76]=&quot;true&quot;;[.M76]=&quot;true&quot;;[.P76]=&quot;true&quot;);&quot;true&quot;;&quot;false&quot;)" office:value-type="string" office:string-value="false" calcext:value-type="string">
            <text:p>fals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cell table:formula="of:=IF(AND([.G77]=&quot;true&quot;;[.J77]=&quot;true&quot;;[.M77]=&quot;true&quot;;[.P77]=&quot;true&quot;);&quot;true&quot;;&quot;false&quot;)" office:value-type="string" office:string-value="false" calcext:value-type="string">
            <text:p>false</text:p>
          </table:table-cell>
          <table:table-cell table:formula="of:=IF(AND([.Y77]=&quot;true&quot;;[.AB77]=&quot;true&quot;;[.AE77]=&quot;true&quot;;[.AH77]=&quot;true&quot;);&quot;true&quot;;&quot;false&quot;)" office:value-type="string" office:string-value="false" calcext:value-type="string">
            <text:p>false</text:p>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cell table:formula="of:=IF(AND([.G78]=&quot;true&quot;;[.J78]=&quot;true&quot;;[.M78]=&quot;true&quot;;[.P78]=&quot;true&quot;);&quot;true&quot;;&quot;false&quot;)" office:value-type="string" office:string-value="false" calcext:value-type="string">
            <text:p>false</text:p>
          </table:table-cell>
          <table:table-cell table:formula="of:=IF(AND([.Y78]=&quot;true&quot;;[.AB78]=&quot;true&quot;;[.AE78]=&quot;true&quot;;[.AH78]=&quot;true&quot;);&quot;true&quot;;&quot;false&quot;)" office:value-type="string" office:string-value="false" calcext:value-type="string">
            <text:p>fals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formula="of:=IF(AND([.G80]=&quot;true&quot;;[.J80]=&quot;true&quot;;[.M80]=&quot;true&quot;;[.P80]=&quot;true&quot;);&quot;true&quot;;&quot;false&quot;)" office:value-type="string" office:string-value="false" calcext:value-type="string">
            <text:p>fals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cell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cell table:formula="of:=IF(AND([.G81]=&quot;true&quot;;[.J81]=&quot;true&quot;;[.M81]=&quot;true&quot;;[.P81]=&quot;true&quot;);&quot;true&quot;;&quot;false&quot;)" office:value-type="string" office:string-value="false" calcext:value-type="string">
            <text:p>false</text:p>
          </table:table-cell>
          <table:table-cell table:formula="of:=IF(AND([.Y81]=&quot;true&quot;;[.AB81]=&quot;true&quot;;[.AE81]=&quot;true&quot;;[.AH81]=&quot;true&quot;);&quot;true&quot;;&quot;false&quot;)" office:value-type="string" office:string-value="false" calcext:value-type="string">
            <text:p>false</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true" calcext:value-type="string">
            <text:p>true</text:p>
          </table:table-cell>
          <table:table-cell table:formula="of:=IF(AND([.G82]=&quot;true&quot;;[.J82]=&quot;true&quot;;[.M82]=&quot;true&quot;;[.P82]=&quot;true&quot;);&quot;true&quot;;&quot;false&quot;)" office:value-type="string" office:string-value="false" calcext:value-type="string">
            <text:p>false</text:p>
          </table:table-cell>
          <table:table-cell table:formula="of:=IF(AND([.Y82]=&quot;true&quot;;[.AB82]=&quot;true&quot;;[.AE82]=&quot;true&quot;;[.AH82]=&quot;true&quot;);&quot;true&quot;;&quot;false&quot;)" office:value-type="string" office:string-value="true" calcext:value-type="string">
            <text:p>true</text:p>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cell table:formula="of:=IF(AND([.G83]=&quot;true&quot;;[.J83]=&quot;true&quot;;[.M83]=&quot;true&quot;;[.P83]=&quot;true&quot;;[.S83]=&quot;true&quot;);&quot;true&quot;;&quot;false&quot;)" office:value-type="string" office:string-value="false" calcext:value-type="string">
            <text:p>fals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formula="of:=IF(AND([.G83]=&quot;true&quot;;[.J83]=&quot;true&quot;;[.M83]=&quot;true&quot;;[.P83]=&quot;true&quot;);&quot;true&quot;;&quot;false&quot;)" office:value-type="string" office:string-value="false" calcext:value-type="string">
            <text:p>false</text:p>
          </table:table-cell>
          <table:table-cell table:formula="of:=IF(AND([.Y83]=&quot;true&quot;;[.AB83]=&quot;true&quot;;[.AE83]=&quot;true&quot;;[.AH83]=&quot;true&quot;);&quot;true&quot;;&quot;false&quot;)" office:value-type="string" office:string-value="true" calcext:value-type="string">
            <text:p>true</text:p>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cell table:formula="of:=IF(AND([.G84]=&quot;true&quot;;[.J84]=&quot;true&quot;;[.M84]=&quot;true&quot;;[.P84]=&quot;true&quot;);&quot;true&quot;;&quot;false&quot;)" office:value-type="string" office:string-value="false" calcext:value-type="string">
            <text:p>false</text:p>
          </table:table-cell>
          <table:table-cell table:formula="of:=IF(AND([.Y84]=&quot;true&quot;;[.AB84]=&quot;true&quot;;[.AE84]=&quot;true&quot;;[.AH84]=&quot;true&quot;);&quot;true&quot;;&quot;false&quot;)" office:value-type="string" office:string-value="false" calcext:value-type="string">
            <text:p>false</text:p>
          </table:table-cell>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cell table:formula="of:=IF(AND([.G85]=&quot;true&quot;;[.J85]=&quot;true&quot;;[.M85]=&quot;true&quot;;[.P85]=&quot;true&quot;);&quot;true&quot;;&quot;false&quot;)" office:value-type="string" office:string-value="false" calcext:value-type="string">
            <text:p>false</text:p>
          </table:table-cell>
          <table:table-cell table:formula="of:=IF(AND([.Y85]=&quot;true&quot;;[.AB85]=&quot;true&quot;;[.AE85]=&quot;true&quot;;[.AH85]=&quot;true&quot;);&quot;true&quot;;&quot;false&quot;)" office:value-type="string" office:string-value="false" calcext:value-type="string">
            <text:p>false</text:p>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true" calcext:value-type="string">
            <text:p>true</text:p>
          </table:table-cell>
          <table:table-cell table:formula="of:=IF(AND([.G86]=&quot;true&quot;;[.J86]=&quot;true&quot;;[.M86]=&quot;true&quot;;[.P86]=&quot;true&quot;);&quot;true&quot;;&quot;false&quot;)" office:value-type="string" office:string-value="false" calcext:value-type="string">
            <text:p>false</text:p>
          </table:table-cell>
          <table:table-cell table:formula="of:=IF(AND([.Y86]=&quot;true&quot;;[.AB86]=&quot;true&quot;;[.AE86]=&quot;true&quot;;[.AH86]=&quot;true&quot;);&quot;true&quot;;&quot;false&quot;)" office:value-type="string" office:string-value="true" calcext:value-type="string">
            <text:p>true</text:p>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cell table:formula="of:=IF(AND([.G87]=&quot;true&quot;;[.J87]=&quot;true&quot;;[.M87]=&quot;true&quot;;[.P87]=&quot;true&quot;);&quot;true&quot;;&quot;false&quot;)" office:value-type="string" office:string-value="true" calcext:value-type="string">
            <text:p>true</text:p>
          </table:table-cell>
          <table:table-cell table:formula="of:=IF(AND([.Y87]=&quot;true&quot;;[.AB87]=&quot;true&quot;;[.AE87]=&quot;true&quot;;[.AH87]=&quot;true&quot;);&quot;true&quot;;&quot;false&quot;)" office:value-type="string" office:string-value="false" calcext:value-type="string">
            <text:p>false</text:p>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cell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false" calcext:value-type="string">
            <text:p>false</text:p>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false" calcext:value-type="string">
            <text:p>fals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formula="of:=IF(AND([.G90]=&quot;true&quot;;[.J90]=&quot;true&quot;;[.M90]=&quot;true&quot;;[.P90]=&quot;true&quot;);&quot;true&quot;;&quot;false&quot;)" office:value-type="string" office:string-value="false" calcext:value-type="string">
            <text:p>fals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formula="of:=IF(AND([.G91]=&quot;true&quot;;[.J91]=&quot;true&quot;;[.M91]=&quot;true&quot;;[.P91]=&quot;true&quot;);&quot;true&quot;;&quot;false&quot;)" office:value-type="string" office:string-value="false" calcext:value-type="string">
            <text:p>fals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formula="of:=IF(AND([.G93]=&quot;true&quot;;[.J93]=&quot;true&quot;;[.M93]=&quot;true&quot;;[.P93]=&quot;true&quot;);&quot;true&quot;;&quot;false&quot;)" office:value-type="string" office:string-value="false" calcext:value-type="string">
            <text:p>false</text:p>
          </table:table-cell>
          <table:table-cell table:formula="of:=IF(AND([.Y93]=&quot;true&quot;;[.AB93]=&quot;true&quot;;[.AE93]=&quot;true&quot;;[.AH93]=&quot;true&quot;);&quot;true&quot;;&quot;false&quot;)" office:value-type="string" office:string-value="false" calcext:value-type="string">
            <text:p>false</text:p>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formula="of:=IF(AND([.G94]=&quot;true&quot;;[.J94]=&quot;true&quot;;[.M94]=&quot;true&quot;;[.P94]=&quot;true&quot;);&quot;true&quot;;&quot;false&quot;)" office:value-type="string" office:string-value="true" calcext:value-type="string">
            <text:p>true</text:p>
          </table:table-cell>
          <table:table-cell table:formula="of:=IF(AND([.Y94]=&quot;true&quot;;[.AB94]=&quot;true&quot;;[.AE94]=&quot;true&quot;;[.AH94]=&quot;true&quot;);&quot;true&quot;;&quot;false&quot;)" office:value-type="string" office:string-value="true" calcext:value-type="string">
            <text:p>true</text:p>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cell table:formula="of:=IF(AND([.G95]=&quot;true&quot;;[.J95]=&quot;true&quot;;[.M95]=&quot;true&quot;;[.P95]=&quot;true&quot;);&quot;true&quot;;&quot;false&quot;)" office:value-type="string" office:string-value="false" calcext:value-type="string">
            <text:p>false</text:p>
          </table:table-cell>
          <table:table-cell table:formula="of:=IF(AND([.Y95]=&quot;true&quot;;[.AB95]=&quot;true&quot;;[.AE95]=&quot;true&quot;;[.AH95]=&quot;true&quot;);&quot;true&quot;;&quot;false&quot;)" office:value-type="string" office:string-value="false" calcext:value-type="string">
            <text:p>false</text:p>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formula="of:=IF(AND([.G96]=&quot;true&quot;;[.J96]=&quot;true&quot;;[.M96]=&quot;true&quot;;[.P96]=&quot;true&quot;);&quot;true&quot;;&quot;false&quot;)" office:value-type="string" office:string-value="false" calcext:value-type="string">
            <text:p>fals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formula="of:=IF(AND([.G97]=&quot;true&quot;;[.J97]=&quot;true&quot;;[.M97]=&quot;true&quot;;[.P97]=&quot;true&quot;);&quot;true&quot;;&quot;false&quot;)" office:value-type="string" office:string-value="false" calcext:value-type="string">
            <text:p>fals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formula="of:=IF(AND([.G98]=&quot;true&quot;;[.J98]=&quot;true&quot;;[.M98]=&quot;true&quot;;[.P98]=&quot;true&quot;);&quot;true&quot;;&quot;false&quot;)" office:value-type="string" office:string-value="true" calcext:value-type="string">
            <text:p>tru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cell table:formula="of:=IF(AND([.G99]=&quot;true&quot;;[.J99]=&quot;true&quot;;[.M99]=&quot;true&quot;;[.P99]=&quot;true&quot;);&quot;true&quot;;&quot;false&quot;)" office:value-type="string" office:string-value="false" calcext:value-type="string">
            <text:p>false</text:p>
          </table:table-cell>
          <table:table-cell table:formula="of:=IF(AND([.Y99]=&quot;true&quot;;[.AB99]=&quot;true&quot;;[.AE99]=&quot;true&quot;;[.AH99]=&quot;true&quot;);&quot;true&quot;;&quot;false&quot;)" office:value-type="string" office:string-value="false" calcext:value-type="string">
            <text:p>false</text:p>
          </table:table-cell>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formula="of:=IF(AND([.G100]=&quot;true&quot;;[.J100]=&quot;true&quot;;[.M100]=&quot;true&quot;;[.P100]=&quot;true&quot;);&quot;true&quot;;&quot;false&quot;)" office:value-type="string" office:string-value="true" calcext:value-type="string">
            <text:p>true</text:p>
          </table:table-cell>
          <table:table-cell table:formula="of:=IF(AND([.Y100]=&quot;true&quot;;[.AB100]=&quot;true&quot;;[.AE100]=&quot;true&quot;;[.AH100]=&quot;true&quot;);&quot;true&quot;;&quot;false&quot;)" office:value-type="string" office:string-value="false" calcext:value-type="string">
            <text:p>false</text:p>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cell table:formula="of:=IF(AND([.G101]=&quot;true&quot;;[.J101]=&quot;true&quot;;[.M101]=&quot;true&quot;;[.P101]=&quot;true&quot;);&quot;true&quot;;&quot;false&quot;)" office:value-type="string" office:string-value="false" calcext:value-type="string">
            <text:p>false</text:p>
          </table:table-cell>
          <table:table-cell table:formula="of:=IF(AND([.Y101]=&quot;true&quot;;[.AB101]=&quot;true&quot;;[.AE101]=&quot;true&quot;;[.AH101]=&quot;true&quot;);&quot;true&quot;;&quot;false&quot;)" office:value-type="string" office:string-value="false" calcext:value-type="string">
            <text:p>false</text:p>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formula="of:=IF(AND([.G102]=&quot;true&quot;;[.J102]=&quot;true&quot;;[.M102]=&quot;true&quot;;[.P102]=&quot;true&quot;);&quot;true&quot;;&quot;false&quot;)" office:value-type="string" office:string-value="true" calcext:value-type="string">
            <text:p>true</text:p>
          </table:table-cell>
          <table:table-cell table:formula="of:=IF(AND([.Y102]=&quot;true&quot;;[.AB102]=&quot;true&quot;;[.AE102]=&quot;true&quot;;[.AH102]=&quot;true&quot;);&quot;true&quot;;&quot;false&quot;)" office:value-type="string" office:string-value="false" calcext:value-type="string">
            <text:p>false</text:p>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cell table:formula="of:=IF(AND([.G103]=&quot;true&quot;;[.J103]=&quot;true&quot;;[.M103]=&quot;true&quot;;[.P103]=&quot;true&quot;);&quot;true&quot;;&quot;false&quot;)" office:value-type="string" office:string-value="false" calcext:value-type="string">
            <text:p>false</text:p>
          </table:table-cell>
          <table:table-cell table:formula="of:=IF(AND([.Y103]=&quot;true&quot;;[.AB103]=&quot;true&quot;;[.AE103]=&quot;true&quot;;[.AH103]=&quot;true&quot;);&quot;true&quot;;&quot;false&quot;)" office:value-type="string" office:string-value="true" calcext:value-type="string">
            <text:p>true</text:p>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cell table:formula="of:=IF(AND([.G104]=&quot;true&quot;;[.J104]=&quot;true&quot;;[.M104]=&quot;true&quot;;[.P104]=&quot;true&quot;);&quot;true&quot;;&quot;false&quot;)" office:value-type="string" office:string-value="false" calcext:value-type="string">
            <text:p>false</text:p>
          </table:table-cell>
          <table:table-cell table:formula="of:=IF(AND([.Y104]=&quot;true&quot;;[.AB104]=&quot;true&quot;;[.AE104]=&quot;true&quot;;[.AH104]=&quot;true&quot;);&quot;true&quot;;&quot;false&quot;)" office:value-type="string" office:string-value="false" calcext:value-type="string">
            <text:p>false</text:p>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true" calcext:value-type="string">
            <text:p>true</text:p>
          </table:table-cell>
          <table:table-cell table:formula="of:=IF(AND([.G105]=&quot;true&quot;;[.J105]=&quot;true&quot;;[.M105]=&quot;true&quot;;[.P105]=&quot;true&quot;);&quot;true&quot;;&quot;false&quot;)" office:value-type="string" office:string-value="true" calcext:value-type="string">
            <text:p>true</text:p>
          </table:table-cell>
          <table:table-cell table:formula="of:=IF(AND([.Y105]=&quot;true&quot;;[.AB105]=&quot;true&quot;;[.AE105]=&quot;true&quot;;[.AH105]=&quot;true&quot;);&quot;true&quot;;&quot;false&quot;)" office:value-type="string" office:string-value="true" calcext:value-type="string">
            <text:p>true</text:p>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cell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true" calcext:value-type="string">
            <text:p>true</text:p>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formula="of:=IF(AND([.G107]=&quot;true&quot;;[.J107]=&quot;true&quot;;[.M107]=&quot;true&quot;;[.P107]=&quot;true&quot;);&quot;true&quot;;&quot;false&quot;)" office:value-type="string" office:string-value="true" calcext:value-type="string">
            <text:p>tru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cell table:formula="of:=IF(AND([.G109]=&quot;true&quot;;[.J109]=&quot;true&quot;;[.M109]=&quot;true&quot;;[.P109]=&quot;true&quot;);&quot;true&quot;;&quot;false&quot;)" office:value-type="string" office:string-value="false" calcext:value-type="string">
            <text:p>false</text:p>
          </table:table-cell>
          <table:table-cell table:formula="of:=IF(AND([.Y109]=&quot;true&quot;;[.AB109]=&quot;true&quot;;[.AE109]=&quot;true&quot;;[.AH109]=&quot;true&quot;);&quot;true&quot;;&quot;false&quot;)" office:value-type="string" office:string-value="false" calcext:value-type="string">
            <text:p>false</text:p>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formula="of:=IF(AND([.G110]=&quot;true&quot;;[.J110]=&quot;true&quot;;[.M110]=&quot;true&quot;;[.P110]=&quot;true&quot;);&quot;true&quot;;&quot;false&quot;)" office:value-type="string" office:string-value="false" calcext:value-type="string">
            <text:p>fals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cell table:formula="of:=IF(AND([.G111]=&quot;true&quot;;[.J111]=&quot;true&quot;;[.M111]=&quot;true&quot;;[.P111]=&quot;true&quot;);&quot;true&quot;;&quot;false&quot;)" office:value-type="string" office:string-value="true" calcext:value-type="string">
            <text:p>true</text:p>
          </table:table-cell>
          <table:table-cell table:formula="of:=IF(AND([.Y111]=&quot;true&quot;;[.AB111]=&quot;true&quot;;[.AE111]=&quot;true&quot;;[.AH111]=&quot;true&quot;);&quot;true&quot;;&quot;false&quot;)" office:value-type="string" office:string-value="true" calcext:value-type="string">
            <text:p>true</text:p>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cell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false" calcext:value-type="string">
            <text:p>false</text:p>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formula="of:=IF(AND([.G113]=&quot;true&quot;;[.J113]=&quot;true&quot;;[.M113]=&quot;true&quot;;[.P113]=&quot;true&quot;);&quot;true&quot;;&quot;false&quot;)" office:value-type="string" office:string-value="false" calcext:value-type="string">
            <text:p>fals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formula="of:=IF(AND([.G114]=&quot;true&quot;;[.J114]=&quot;true&quot;;[.M114]=&quot;true&quot;;[.P114]=&quot;true&quot;);&quot;true&quot;;&quot;false&quot;)" office:value-type="string" office:string-value="false" calcext:value-type="string">
            <text:p>false</text:p>
          </table:table-cell>
          <table:table-cell table:formula="of:=IF(AND([.Y114]=&quot;true&quot;;[.AB114]=&quot;true&quot;;[.AE114]=&quot;true&quot;;[.AH114]=&quot;true&quot;);&quot;true&quot;;&quot;false&quot;)" office:value-type="string" office:string-value="false" calcext:value-type="string">
            <text:p>false</text:p>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formula="of:=IF(AND([.G115]=&quot;true&quot;;[.J115]=&quot;true&quot;;[.M115]=&quot;true&quot;;[.P115]=&quot;true&quot;);&quot;true&quot;;&quot;false&quot;)" office:value-type="string" office:string-value="true" calcext:value-type="string">
            <text:p>true</text:p>
          </table:table-cell>
          <table:table-cell table:formula="of:=IF(AND([.Y115]=&quot;true&quot;;[.AB115]=&quot;true&quot;;[.AE115]=&quot;true&quot;;[.AH115]=&quot;true&quot;);&quot;true&quot;;&quot;false&quot;)" office:value-type="string" office:string-value="true" calcext:value-type="string">
            <text:p>true</text:p>
          </table:table-cell>
        </table:table-row>
        <table:table-row table:style-name="ro2">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formula="of:=IF(AND([.G118]=&quot;true&quot;;[.J118]=&quot;true&quot;;[.M118]=&quot;true&quot;;[.P118]=&quot;true&quot;);&quot;true&quot;;&quot;false&quot;)" office:value-type="string" office:string-value="false" calcext:value-type="string">
            <text:p>fals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cell table:formula="of:=IF(AND([.G119]=&quot;true&quot;;[.J119]=&quot;true&quot;;[.M119]=&quot;true&quot;;[.P119]=&quot;true&quot;);&quot;true&quot;;&quot;false&quot;)" office:value-type="string" office:string-value="true" calcext:value-type="string">
            <text:p>true</text:p>
          </table:table-cell>
          <table:table-cell table:formula="of:=IF(AND([.Y119]=&quot;true&quot;;[.AB119]=&quot;true&quot;;[.AE119]=&quot;true&quot;;[.AH119]=&quot;true&quot;);&quot;true&quot;;&quot;false&quot;)" office:value-type="string" office:string-value="false" calcext:value-type="string">
            <text:p>false</text:p>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cell table:formula="of:=IF(AND([.G120]=&quot;true&quot;;[.J120]=&quot;true&quot;;[.M120]=&quot;true&quot;;[.P120]=&quot;true&quot;);&quot;true&quot;;&quot;false&quot;)" office:value-type="string" office:string-value="false" calcext:value-type="string">
            <text:p>false</text:p>
          </table:table-cell>
          <table:table-cell table:formula="of:=IF(AND([.Y120]=&quot;true&quot;;[.AB120]=&quot;true&quot;;[.AE120]=&quot;true&quot;;[.AH120]=&quot;true&quot;);&quot;true&quot;;&quot;false&quot;)" office:value-type="string" office:string-value="false" calcext:value-type="string">
            <text:p>false</text:p>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true" calcext:value-type="string">
            <text:p>true</text:p>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formula="of:=IF(AND([.G122]=&quot;true&quot;;[.J122]=&quot;true&quot;;[.M122]=&quot;true&quot;;[.P122]=&quot;true&quot;);&quot;true&quot;;&quot;false&quot;)" office:value-type="string" office:string-value="true" calcext:value-type="string">
            <text:p>tru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formula="of:=IF(AND([.G123]=&quot;true&quot;;[.J123]=&quot;true&quot;;[.M123]=&quot;true&quot;;[.P123]=&quot;true&quot;);&quot;true&quot;;&quot;false&quot;)" office:value-type="string" office:string-value="false" calcext:value-type="string">
            <text:p>fals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false" calcext:value-type="string">
            <text:p>false</text:p>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
      <table:table table:name="Experience" table:style-name="ta1">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number-columns-repeated="8" table:default-cell-style-name="Default"/>
        <table:table-column table:style-name="co23" table:default-cell-style-name="Default"/>
        <table:table-column table:style-name="co20" table:default-cell-style-name="Default"/>
        <table:table-row table:style-name="ro1">
          <table:table-cell office:value-type="float" office:value="41.539297" calcext:value-type="float">
            <text:p>41.539297</text:p>
          </table:table-cell>
          <table:table-cell office:value-type="string" calcext:value-type="string">
            <text:p>learned in class or from book</text:p>
          </table:table-cell>
          <table:table-cell table:formula="of:=VLOOKUP([.B1];[.$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cell table:number-columns-repeated="5"/>
          <table:table-cell office:value-type="string" calcext:value-type="string">
            <text:p>no experience</text:p>
          </table:table-cell>
          <table:table-cell office:value-type="float" office:value="0" calcext:value-type="float">
            <text:p>0</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table:formula="of:=VLOOKUP([.B2];[.$Q$1:.$R$5];2;0)" office:value-type="float" office:value="3" calcext:value-type="float">
            <text:p>3</text:p>
          </table:table-cell>
          <table:table-cell office:value-type="float" office:value="1" calcext:value-type="float">
            <text:p>1</text:p>
          </table:table-cell>
          <table:table-cell office:value-type="string" calcext:value-type="string">
            <text:p>used on a class project</text:p>
          </table:table-cell>
          <table:table-cell table:formula="of:=VLOOKUP([.E2];[.$Q$1:.$R$5];2;0)" office:value-type="float" office:value="2" calcext:value-type="float">
            <text:p>2</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cell table:number-columns-repeated="5"/>
          <table:table-cell office:value-type="string" calcext:value-type="string">
            <text:p>learned in class or from book</text:p>
          </table:table-cell>
          <table:table-cell office:value-type="float" office:value="1" calcext:value-type="float">
            <text:p>1</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table:formula="of:=VLOOKUP([.B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c503f56-4ead-4e38-a80c-f20d60e9f3ac</text:p>
          </table:table-cell>
          <table:table-cell table:number-columns-repeated="5"/>
          <table:table-cell office:value-type="string" calcext:value-type="string">
            <text:p>used on a class project</text:p>
          </table:table-cell>
          <table:table-cell office:value-type="float" office:value="2" calcext:value-type="float">
            <text:p>2</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table:formula="of:=VLOOKUP([.B4];[.$Q$1:.$R$5];2;0)" office:value-type="float" office:value="4" calcext:value-type="float">
            <text:p>4</text:p>
          </table:table-cell>
          <table:table-cell office:value-type="float" office:value="5" calcext:value-type="float">
            <text:p>5</text:p>
          </table:table-cell>
          <table:table-cell office:value-type="string" calcext:value-type="string">
            <text:p>learned in class or from book</text:p>
          </table:table-cell>
          <table:table-cell table:formula="of:=VLOOKUP([.E4];[.$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cell table:number-columns-repeated="5"/>
          <table:table-cell office:value-type="string" calcext:value-type="string">
            <text:p>used on one project in industry</text:p>
          </table:table-cell>
          <table:table-cell office:value-type="float" office:value="3" calcext:value-type="float">
            <text:p>3</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table:formula="of:=VLOOKUP([.B5];[.$Q$1:.$R$5];2;0)" office:value-type="float" office:value="1" calcext:value-type="float">
            <text:p>1</text:p>
          </table:table-cell>
          <table:table-cell office:value-type="float" office:value="2" calcext:value-type="float">
            <text:p>2</text:p>
          </table:table-cell>
          <table:table-cell office:value-type="string" calcext:value-type="string">
            <text:p>no experience</text:p>
          </table:table-cell>
          <table:table-cell table:formula="of:=VLOOKUP([.E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cell table:number-columns-repeated="5"/>
          <table:table-cell office:value-type="string" calcext:value-type="string">
            <text:p>used on multiple projects in industry</text:p>
          </table:table-cell>
          <table:table-cell office:value-type="float" office:value="4" calcext:value-type="float">
            <text:p>4</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table:formula="of:=VLOOKUP([.B6];[.$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6];[.$Q$1:.$R$5];2;0)" office:value-type="float" office:value="1" calcext:value-type="float">
            <text:p>1</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cell table:number-columns-repeated="7"/>
        </table:table-row>
        <table:table-row table:style-name="ro1">
          <table:table-cell office:value-type="float" office:value="18.943406" calcext:value-type="float">
            <text:p>18.943406</text:p>
          </table:table-cell>
          <table:table-cell office:value-type="string" calcext:value-type="string">
            <text:p>no experience</text:p>
          </table:table-cell>
          <table:table-cell table:formula="of:=VLOOKUP([.B7];[.$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7];[.$Q$1:.$R$5];2;0)" office:value-type="float" office:value="0" calcext:value-type="float">
            <text:p>0</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cell table:number-columns-repeated="7"/>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table:formula="of:=VLOOKUP([.B8];[.$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8];[.$Q$1:.$R$5];2;0)" office:value-type="float" office:value="2" calcext:value-type="float">
            <text:p>2</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cell table:number-columns-repeated="7"/>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table:formula="of:=VLOOKUP([.B9];[.$Q$1:.$R$5];2;0)" office:value-type="float" office:value="2" calcext:value-type="float">
            <text:p>2</text:p>
          </table:table-cell>
          <table:table-cell office:value-type="float" office:value="3" calcext:value-type="float">
            <text:p>3</text:p>
          </table:table-cell>
          <table:table-cell office:value-type="string" calcext:value-type="string">
            <text:p>no experience</text:p>
          </table:table-cell>
          <table:table-cell table:formula="of:=VLOOKUP([.E9];[.$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cell table:number-columns-repeated="7"/>
        </table:table-row>
        <table:table-row table:style-name="ro1">
          <table:table-cell office:value-type="float" office:value="48.297877" calcext:value-type="float">
            <text:p>48.297877</text:p>
          </table:table-cell>
          <table:table-cell office:value-type="string" calcext:value-type="string">
            <text:p>no experience</text:p>
          </table:table-cell>
          <table:table-cell table:formula="of:=VLOOKUP([.B10];[.$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0];[.$Q$1:.$R$5];2;0)" office:value-type="float" office:value="1" calcext:value-type="float">
            <text:p>1</text:p>
          </table:table-cell>
          <table:table-cell office:value-type="float" office:value="0" calcext:value-type="float">
            <text:p>0</text:p>
          </table:table-cell>
          <table:table-cell office:value-type="string" calcext:value-type="string">
            <text:p>ER, EPK</text:p>
          </table:table-cell>
          <table:table-cell table:number-columns-repeated="3" office:value-type="string" calcext:value-type="string">
            <text:p>f45652fd-5b44-4bdf-82b3-395d8b92b7f3</text:p>
          </table:table-cell>
          <table:table-cell table:number-columns-repeated="7"/>
        </table:table-row>
        <table:table-row table:style-name="ro1">
          <table:table-cell office:value-type="float" office:value="81.292029" calcext:value-type="float">
            <text:p>81.292029</text:p>
          </table:table-cell>
          <table:table-cell office:value-type="string" calcext:value-type="string">
            <text:p>no experience</text:p>
          </table:table-cell>
          <table:table-cell table:formula="of:=VLOOKUP([.B11];[.$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11];[.$Q$1:.$R$5];2;0)" office:value-type="float" office:value="1" calcext:value-type="float">
            <text:p>1</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cell table:number-columns-repeated="7"/>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table:formula="of:=VLOOKUP([.B12];[.$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2];[.$Q$1:.$R$5];2;0)" office:value-type="float" office:value="3" calcext:value-type="float">
            <text:p>3</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cell table:number-columns-repeated="7"/>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formula="of:=VLOOKUP([.B13];[.$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Q$1:.$R$5];2;0)" office:value-type="float" office:value="2" calcext:value-type="float">
            <text:p>2</text:p>
          </table:table-cell>
          <table:table-cell office:value-type="float" office:value="0" calcext:value-type="float">
            <text:p>0</text:p>
          </table:table-cell>
          <table:table-cell office:value-type="string" calcext:value-type="string">
            <text:p>UML, BPML</text:p>
          </table:table-cell>
          <table:table-cell table:number-columns-repeated="3" office:value-type="string" calcext:value-type="string">
            <text:p>865d4f79-922f-4633-87bd-688979fc2177</text:p>
          </table:table-cell>
          <table:table-cell table:number-columns-repeated="7"/>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table:formula="of:=VLOOKUP([.B14];[.$Q$1:.$R$5];2;0)" office:value-type="float" office:value="1" calcext:value-type="float">
            <text:p>1</text:p>
          </table:table-cell>
          <table:table-cell office:value-type="float" office:value="0" calcext:value-type="float">
            <text:p>0</text:p>
          </table:table-cell>
          <table:table-cell office:value-type="string" calcext:value-type="string">
            <text:p>used on a class project</text:p>
          </table:table-cell>
          <table:table-cell table:formula="of:=VLOOKUP([.E14];[.$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cell table:number-columns-repeated="7"/>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table:formula="of:=VLOOKUP([.B1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5];[.$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ff1a0c2d-6cc4-4dec-8f94-dc2ddd649d94</text:p>
          </table:table-cell>
          <table:table-cell table:number-columns-repeated="7"/>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table:formula="of:=VLOOKUP([.B16];[.$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16];[.$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cell table:number-columns-repeated="7"/>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table:formula="of:=VLOOKUP([.B17];[.$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17];[.$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cell table:number-columns-repeated="7"/>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table:formula="of:=VLOOKUP([.B18];[.$Q$1:.$R$5];2;0)" office:value-type="float" office:value="3" calcext:value-type="float">
            <text:p>3</text:p>
          </table:table-cell>
          <table:table-cell office:value-type="float" office:value="0.5" calcext:value-type="float">
            <text:p>0.5</text:p>
          </table:table-cell>
          <table:table-cell office:value-type="string" calcext:value-type="string">
            <text:p>no experience</text:p>
          </table:table-cell>
          <table:table-cell table:formula="of:=VLOOKUP([.E1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cell table:number-columns-repeated="7"/>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table:formula="of:=VLOOKUP([.B19];[.$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9];[.$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cell table:number-columns-repeated="7"/>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table:formula="of:=VLOOKUP([.B2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2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cell table:number-columns-repeated="7"/>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table:formula="of:=VLOOKUP([.B2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21];[.$Q$1:.$R$5];2;0)" office:value-type="float" office:value="1" calcext:value-type="float">
            <text:p>1</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cell table:number-columns-repeated="7"/>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table:formula="of:=VLOOKUP([.B22];[.$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22];[.$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cell table:number-columns-repeated="7"/>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table:formula="of:=VLOOKUP([.B2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23];[.$Q$1:.$R$5];2;0)" office:value-type="float" office:value="1" calcext:value-type="float">
            <text:p>1</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cell table:number-columns-repeated="7"/>
        </table:table-row>
        <table:table-row table:style-name="ro1">
          <table:table-cell office:value-type="float" office:value="43.721863" calcext:value-type="float">
            <text:p>43.721863</text:p>
          </table:table-cell>
          <table:table-cell office:value-type="string" calcext:value-type="string">
            <text:p>no experience</text:p>
          </table:table-cell>
          <table:table-cell table:formula="of:=VLOOKUP([.B2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2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cell table:number-columns-repeated="7"/>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table:formula="of:=VLOOKUP([.B25];[.$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25];[.$Q$1:.$R$5];2;0)" office:value-type="float" office:value="2" calcext:value-type="float">
            <text:p>2</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cell table:number-columns-repeated="7"/>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table:formula="of:=VLOOKUP([.B26];[.$Q$1:.$R$5];2;0)" office:value-type="float" office:value="1" calcext:value-type="float">
            <text:p>1</text:p>
          </table:table-cell>
          <table:table-cell office:value-type="float" office:value="5" calcext:value-type="float">
            <text:p>5</text:p>
          </table:table-cell>
          <table:table-cell office:value-type="string" calcext:value-type="string">
            <text:p>learned in class or from book</text:p>
          </table:table-cell>
          <table:table-cell table:formula="of:=VLOOKUP([.E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cell table:number-columns-repeated="7"/>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table:formula="of:=VLOOKUP([.B27];[.$Q$1:.$R$5];2;0)" office:value-type="float" office:value="3" calcext:value-type="float">
            <text:p>3</text:p>
          </table:table-cell>
          <table:table-cell office:value-type="float" office:value="1.5" calcext:value-type="float">
            <text:p>1.5</text:p>
          </table:table-cell>
          <table:table-cell office:value-type="string" calcext:value-type="string">
            <text:p>used on a class project</text:p>
          </table:table-cell>
          <table:table-cell table:formula="of:=VLOOKUP([.E2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cell table:number-columns-repeated="7"/>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table:formula="of:=VLOOKUP([.B28];[.$Q$1:.$R$5];2;0)" office:value-type="float" office:value="1" calcext:value-type="float">
            <text:p>1</text:p>
          </table:table-cell>
          <table:table-cell office:value-type="float" office:value="0" calcext:value-type="float">
            <text:p>0</text:p>
          </table:table-cell>
          <table:table-cell office:value-type="string" calcext:value-type="string">
            <text:p>used on one project in industry</text:p>
          </table:table-cell>
          <table:table-cell table:formula="of:=VLOOKUP([.E28];[.$Q$1:.$R$5];2;0)" office:value-type="float" office:value="3" calcext:value-type="float">
            <text:p>3</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cell table:number-columns-repeated="7"/>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table:formula="of:=VLOOKUP([.B29];[.$Q$1:.$R$5];2;0)" office:value-type="float" office:value="3" calcext:value-type="float">
            <text:p>3</text:p>
          </table:table-cell>
          <table:table-cell office:value-type="float" office:value="1" calcext:value-type="float">
            <text:p>1</text:p>
          </table:table-cell>
          <table:table-cell office:value-type="string" calcext:value-type="string">
            <text:p>no experience</text:p>
          </table:table-cell>
          <table:table-cell table:formula="of:=VLOOKUP([.E29];[.$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cell table:number-columns-repeated="7"/>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table:formula="of:=VLOOKUP([.B30];[.$Q$1:.$R$5];2;0)" office:value-type="float" office:value="4" calcext:value-type="float">
            <text:p>4</text:p>
          </table:table-cell>
          <table:table-cell office:value-type="float" office:value="4" calcext:value-type="float">
            <text:p>4</text:p>
          </table:table-cell>
          <table:table-cell office:value-type="string" calcext:value-type="string">
            <text:p>no experience</text:p>
          </table:table-cell>
          <table:table-cell table:formula="of:=VLOOKUP([.E30];[.$Q$1:.$R$5];2;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cell table:number-columns-repeated="7"/>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table:formula="of:=VLOOKUP([.B31];[.$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3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cell table:number-columns-repeated="7"/>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table:formula="of:=VLOOKUP([.B32];[.$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32];[.$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cell table:number-columns-repeated="7"/>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formula="of:=VLOOKUP([.B33];[.$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33];[.$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9b4f52a-c001-4480-b1b9-b45bfa2ee731</text:p>
          </table:table-cell>
          <table:table-cell table:number-columns-repeated="7"/>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table:formula="of:=VLOOKUP([.B34];[.$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34];[.$Q$1:.$R$5];2;0)" office:value-type="float" office:value="4" calcext:value-type="float">
            <text:p>4</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cell table:number-columns-repeated="7"/>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table:formula="of:=VLOOKUP([.B35];[.$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35];[.$Q$1:.$R$5];2;0)" office:value-type="float" office:value="2" calcext:value-type="float">
            <text:p>2</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cell table:number-columns-repeated="7"/>
        </table:table-row>
        <table:table-row table:style-name="ro1">
          <table:table-cell office:value-type="float" office:value="44.895121" calcext:value-type="float">
            <text:p>44.895121</text:p>
          </table:table-cell>
          <table:table-cell office:value-type="string" calcext:value-type="string">
            <text:p>no experience</text:p>
          </table:table-cell>
          <table:table-cell table:formula="of:=VLOOKUP([.B36];[.$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36];[.$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cell table:number-columns-repeated="7"/>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formula="of:=VLOOKUP([.B3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37];[.$Q$1:.$R$5];2;0)" office:value-type="float" office:value="2" calcext:value-type="float">
            <text:p>2</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cell table:number-columns-repeated="7"/>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table:formula="of:=VLOOKUP([.B38];[.$Q$1:.$R$5];2;0)" office:value-type="float" office:value="4" calcext:value-type="float">
            <text:p>4</text:p>
          </table:table-cell>
          <table:table-cell office:value-type="float" office:value="3" calcext:value-type="float">
            <text:p>3</text:p>
          </table:table-cell>
          <table:table-cell office:value-type="string" calcext:value-type="string">
            <text:p>used on multiple projects in industry</text:p>
          </table:table-cell>
          <table:table-cell table:formula="of:=VLOOKUP([.E38];[.$Q$1:.$R$5];2;0)" office:value-type="float" office:value="4" calcext:value-type="float">
            <text:p>4</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cell table:number-columns-repeated="7"/>
        </table:table-row>
        <table:table-row table:style-name="ro1">
          <table:table-cell office:value-type="float" office:value="59.148684" calcext:value-type="float">
            <text:p>59.148684</text:p>
          </table:table-cell>
          <table:table-cell office:value-type="string" calcext:value-type="string">
            <text:p>no experience</text:p>
          </table:table-cell>
          <table:table-cell table:formula="of:=VLOOKUP([.B39];[.$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9];[.$Q$1:.$R$5];2;0)" office:value-type="float" office:value="0" calcext:value-type="float">
            <text:p>0</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cell table:number-columns-repeated="7"/>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table:formula="of:=VLOOKUP([.B40];[.$Q$1:.$R$5];2;0)" office:value-type="float" office:value="1" calcext:value-type="float">
            <text:p>1</text:p>
          </table:table-cell>
          <table:table-cell office:value-type="float" office:value="3" calcext:value-type="float">
            <text:p>3</text:p>
          </table:table-cell>
          <table:table-cell office:value-type="string" calcext:value-type="string">
            <text:p>no experience</text:p>
          </table:table-cell>
          <table:table-cell table:formula="of:=VLOOKUP([.E40];[.$Q$1:.$R$5];2;0)" office:value-type="float" office:value="0" calcext:value-type="float">
            <text:p>0</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f9090d4-430e-4ad3-9cd7-aa6491e75784</text:p>
          </table:table-cell>
          <table:table-cell table:number-columns-repeated="7"/>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table:formula="of:=VLOOKUP([.B41];[.$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41];[.$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cell table:number-columns-repeated="7"/>
        </table:table-row>
        <table:table-row table:style-name="ro1">
          <table:table-cell office:value-type="float" office:value="36.821946" calcext:value-type="float">
            <text:p>36.821946</text:p>
          </table:table-cell>
          <table:table-cell office:value-type="string" calcext:value-type="string">
            <text:p>no experience</text:p>
          </table:table-cell>
          <table:table-cell table:formula="of:=VLOOKUP([.B4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42];[.$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cell table:number-columns-repeated="7"/>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table:formula="of:=VLOOKUP([.B4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43];[.$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cell table:number-columns-repeated="7"/>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table:formula="of:=VLOOKUP([.B44];[.$Q$1:.$R$5];2;0)" office:value-type="float" office:value="3" calcext:value-type="float">
            <text:p>3</text:p>
          </table:table-cell>
          <table:table-cell office:value-type="float" office:value="2" calcext:value-type="float">
            <text:p>2</text:p>
          </table:table-cell>
          <table:table-cell office:value-type="string" calcext:value-type="string">
            <text:p>used on a class project</text:p>
          </table:table-cell>
          <table:table-cell table:formula="of:=VLOOKUP([.E44];[.$Q$1:.$R$5];2;0)" office:value-type="float" office:value="2" calcext:value-type="float">
            <text:p>2</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cell table:number-columns-repeated="7"/>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table:formula="of:=VLOOKUP([.B4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45];[.$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cell table:number-columns-repeated="7"/>
        </table:table-row>
        <table:table-row table:style-name="ro1">
          <table:table-cell office:value-type="float" office:value="81.304997" calcext:value-type="float">
            <text:p>81.304997</text:p>
          </table:table-cell>
          <table:table-cell office:value-type="string" calcext:value-type="string">
            <text:p>no experience</text:p>
          </table:table-cell>
          <table:table-cell table:formula="of:=VLOOKUP([.B4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4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cell table:number-columns-repeated="7"/>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table:formula="of:=VLOOKUP([.B47];[.$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4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cell table:number-columns-repeated="7"/>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table:formula="of:=VLOOKUP([.B48];[.$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48];[.$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cell table:number-columns-repeated="7"/>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table:formula="of:=VLOOKUP([.B49];[.$Q$1:.$R$5];2;0)" office:value-type="float" office:value="3" calcext:value-type="float">
            <text:p>3</text:p>
          </table:table-cell>
          <table:table-cell office:value-type="float" office:value="4" calcext:value-type="float">
            <text:p>4</text:p>
          </table:table-cell>
          <table:table-cell office:value-type="string" calcext:value-type="string">
            <text:p>used on one project in industry</text:p>
          </table:table-cell>
          <table:table-cell table:formula="of:=VLOOKUP([.E49];[.$Q$1:.$R$5];2;0)" office:value-type="float" office:value="3" calcext:value-type="float">
            <text:p>3</text:p>
          </table:table-cell>
          <table:table-cell office:value-type="float" office:value="0" calcext:value-type="float">
            <text:p>0</text:p>
          </table:table-cell>
          <table:table-cell office:value-type="string" calcext:value-type="string">
            <text:p>UML, BPMN 2.0, ER</text:p>
          </table:table-cell>
          <table:table-cell table:number-columns-repeated="3" office:value-type="string" calcext:value-type="string">
            <text:p>549e797c-e540-45e6-a934-1616a89ac263</text:p>
          </table:table-cell>
          <table:table-cell table:number-columns-repeated="7"/>
        </table:table-row>
        <table:table-row table:style-name="ro1">
          <table:table-cell office:value-type="float" office:value="121.382721" calcext:value-type="float">
            <text:p>121.382721</text:p>
          </table:table-cell>
          <table:table-cell office:value-type="string" calcext:value-type="string">
            <text:p>no experience</text:p>
          </table:table-cell>
          <table:table-cell table:formula="of:=VLOOKUP([.B50];[.$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50];[.$Q$1:.$R$5];2;0)" office:value-type="float" office:value="0" calcext:value-type="float">
            <text:p>0</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cell table:number-columns-repeated="7"/>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table:formula="of:=VLOOKUP([.B51];[.$Q$1:.$R$5];2;0)" office:value-type="float" office:value="4" calcext:value-type="float">
            <text:p>4</text:p>
          </table:table-cell>
          <table:table-cell office:value-type="float" office:value="6" calcext:value-type="float">
            <text:p>6</text:p>
          </table:table-cell>
          <table:table-cell office:value-type="string" calcext:value-type="string">
            <text:p>used on a class project</text:p>
          </table:table-cell>
          <table:table-cell table:formula="of:=VLOOKUP([.E51];[.$Q$1:.$R$5];2;0)" office:value-type="float" office:value="2" calcext:value-type="float">
            <text:p>2</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cell table:number-columns-repeated="7"/>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table:formula="of:=VLOOKUP([.B52];[.$Q$1:.$R$5];2;0)" office:value-type="float" office:value="4" calcext:value-type="float">
            <text:p>4</text:p>
          </table:table-cell>
          <table:table-cell office:value-type="float" office:value="12" calcext:value-type="float">
            <text:p>12</text:p>
          </table:table-cell>
          <table:table-cell office:value-type="string" calcext:value-type="string">
            <text:p>used on multiple projects in industry</text:p>
          </table:table-cell>
          <table:table-cell table:formula="of:=VLOOKUP([.E52];[.$Q$1:.$R$5];2;0)" office:value-type="float" office:value="4" calcext:value-type="float">
            <text:p>4</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cell table:number-columns-repeated="7"/>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table:formula="of:=VLOOKUP([.B5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3];[.$Q$1:.$R$5];2;0)" office:value-type="float" office:value="1" calcext:value-type="float">
            <text:p>1</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cell table:number-columns-repeated="7"/>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table:formula="of:=VLOOKUP([.B54];[.$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54];[.$Q$1:.$R$5];2;0)" office:value-type="float" office:value="1" calcext:value-type="float">
            <text:p>1</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cell table:number-columns-repeated="7"/>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table:formula="of:=VLOOKUP([.B55];[.$Q$1:.$R$5];2;0)" office:value-type="float" office:value="2" calcext:value-type="float">
            <text:p>2</text:p>
          </table:table-cell>
          <table:table-cell office:value-type="float" office:value="0.5" calcext:value-type="float">
            <text:p>0.5</text:p>
          </table:table-cell>
          <table:table-cell office:value-type="string" calcext:value-type="string">
            <text:p>learned in class or from book</text:p>
          </table:table-cell>
          <table:table-cell table:formula="of:=VLOOKUP([.E55];[.$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cell table:number-columns-repeated="7"/>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table:formula="of:=VLOOKUP([.B56];[.$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56];[.$Q$1:.$R$5];2;0)" office:value-type="float" office:value="1" calcext:value-type="float">
            <text:p>1</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cell table:number-columns-repeated="7"/>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table:formula="of:=VLOOKUP([.B57];[.$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57];[.$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cell table:number-columns-repeated="7"/>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table:formula="of:=VLOOKUP([.B58];[.$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58];[.$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cell table:number-columns-repeated="7"/>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table:formula="of:=VLOOKUP([.B59];[.$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9];[.$Q$1:.$R$5];2;0)" office:value-type="float" office:value="1" calcext:value-type="float">
            <text:p>1</text:p>
          </table:table-cell>
          <table:table-cell office:value-type="float" office:value="0.5" calcext:value-type="float">
            <text:p>0.5</text:p>
          </table:table-cell>
          <table:table-cell office:value-type="string" calcext:value-type="string">
            <text:p>UML, BPML</text:p>
          </table:table-cell>
          <table:table-cell table:number-columns-repeated="3" office:value-type="string" calcext:value-type="string">
            <text:p>042fa867-804f-4712-a808-33c0a83be364</text:p>
          </table:table-cell>
          <table:table-cell table:number-columns-repeated="7"/>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table:formula="of:=VLOOKUP([.B60];[.$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60];[.$Q$1:.$R$5];2;0)" office:value-type="float" office:value="1" calcext:value-type="float">
            <text:p>1</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cell table:number-columns-repeated="7"/>
        </table:table-row>
        <table:table-row table:style-name="ro1">
          <table:table-cell office:value-type="float" office:value="53.169504" calcext:value-type="float">
            <text:p>53.169504</text:p>
          </table:table-cell>
          <table:table-cell office:value-type="string" calcext:value-type="string">
            <text:p>no experience</text:p>
          </table:table-cell>
          <table:table-cell table:formula="of:=VLOOKUP([.B61];[.$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1];[.$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cell table:number-columns-repeated="7"/>
        </table:table-row>
        <table:table-row table:style-name="ro1">
          <table:table-cell office:value-type="float" office:value="32.961269" calcext:value-type="float">
            <text:p>32.961269</text:p>
          </table:table-cell>
          <table:table-cell office:value-type="string" calcext:value-type="string">
            <text:p>no experience</text:p>
          </table:table-cell>
          <table:table-cell table:formula="of:=VLOOKUP([.B6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2];[.$Q$1:.$R$5];2;0)" office:value-type="float" office:value="0" calcext:value-type="float">
            <text:p>0</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cell table:number-columns-repeated="7"/>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table:formula="of:=VLOOKUP([.B63];[.$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3];[.$Q$1:.$R$5];2;0)"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cell table:number-columns-repeated="7"/>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formula="of:=VLOOKUP([.B64];[.$Q$1:.$R$5];2;0)" office:value-type="float" office:value="3" calcext:value-type="float">
            <text:p>3</text:p>
          </table:table-cell>
          <table:table-cell office:value-type="float" office:value="0" calcext:value-type="float">
            <text:p>0</text:p>
          </table:table-cell>
          <table:table-cell office:value-type="string" calcext:value-type="string">
            <text:p>used on a class project</text:p>
          </table:table-cell>
          <table:table-cell table:formula="of:=VLOOKUP([.E64];[.$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553a9ee1-e841-4393-9a4b-677bfc2b4edb</text:p>
          </table:table-cell>
          <table:table-cell table:number-columns-repeated="7"/>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table:formula="of:=VLOOKUP([.B65];[.$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5];[.$Q$1:.$R$5];2;0)" office:value-type="float" office:value="1" calcext:value-type="float">
            <text:p>1</text:p>
          </table:table-cell>
          <table:table-cell office:value-type="float" office:value="0" calcext:value-type="float">
            <text:p>0</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cell table:number-columns-repeated="7"/>
        </table:table-row>
        <table:table-row table:style-name="ro1">
          <table:table-cell office:value-type="float" office:value="51.121517" calcext:value-type="float">
            <text:p>51.121517</text:p>
          </table:table-cell>
          <table:table-cell office:value-type="string" calcext:value-type="string">
            <text:p>no experience</text:p>
          </table:table-cell>
          <table:table-cell table:formula="of:=VLOOKUP([.B6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6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cell table:number-columns-repeated="7"/>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table:formula="of:=VLOOKUP([.B67];[.$Q$1:.$R$5];2;0)" office:value-type="float" office:value="3" calcext:value-type="float">
            <text:p>3</text:p>
          </table:table-cell>
          <table:table-cell office:value-type="float" office:value="0" calcext:value-type="float">
            <text:p>0</text:p>
          </table:table-cell>
          <table:table-cell office:value-type="string" calcext:value-type="string">
            <text:p>no experience</text:p>
          </table:table-cell>
          <table:table-cell table:formula="of:=VLOOKUP([.E67];[.$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25358758-6f87-4398-b82c-122106e5fabd</text:p>
          </table:table-cell>
          <table:table-cell table:number-columns-repeated="7"/>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table:formula="of:=VLOOKUP([.B68];[.$Q$1:.$R$5];2;0)" office:value-type="float" office:value="4" calcext:value-type="float">
            <text:p>4</text:p>
          </table:table-cell>
          <table:table-cell office:value-type="float" office:value="7" calcext:value-type="float">
            <text:p>7</text:p>
          </table:table-cell>
          <table:table-cell office:value-type="string" calcext:value-type="string">
            <text:p>learned in class or from book</text:p>
          </table:table-cell>
          <table:table-cell table:formula="of:=VLOOKUP([.E68];[.$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cell table:number-columns-repeated="7"/>
        </table:table-row>
        <table:table-row table:style-name="ro1">
          <table:table-cell office:value-type="float" office:value="34.796766" calcext:value-type="float">
            <text:p>34.796766</text:p>
          </table:table-cell>
          <table:table-cell office:value-type="string" calcext:value-type="string">
            <text:p>no experience</text:p>
          </table:table-cell>
          <table:table-cell table:formula="of:=VLOOKUP([.B69];[.$Q$1:.$R$5];2;0)" office:value-type="float" office:value="0" calcext:value-type="float">
            <text:p>0</text:p>
          </table:table-cell>
          <table:table-cell/>
          <table:table-cell office:value-type="string" calcext:value-type="string">
            <text:p>no experience</text:p>
          </table:table-cell>
          <table:table-cell table:formula="of:=VLOOKUP([.E69];[.$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3318ed9-f682-4e0f-89ed-bae05daf7489</text:p>
          </table:table-cell>
          <table:table-cell table:number-columns-repeated="7"/>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table:formula="of:=VLOOKUP([.B70];[.$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70];[.$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cell table:number-columns-repeated="7"/>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table:formula="of:=VLOOKUP([.B71];[.$Q$1:.$R$5];2;0)" office:value-type="float" office:value="4" calcext:value-type="float">
            <text:p>4</text:p>
          </table:table-cell>
          <table:table-cell office:value-type="float" office:value="5" calcext:value-type="float">
            <text:p>5</text:p>
          </table:table-cell>
          <table:table-cell office:value-type="string" calcext:value-type="string">
            <text:p>used on a class project</text:p>
          </table:table-cell>
          <table:table-cell table:formula="of:=VLOOKUP([.E71];[.$Q$1:.$R$5];2;0)" office:value-type="float" office:value="2" calcext:value-type="float">
            <text:p>2</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cell table:number-columns-repeated="7"/>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table:formula="of:=VLOOKUP([.B72];[.$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72];[.$Q$1:.$R$5];2;0)" office:value-type="float" office:value="1" calcext:value-type="float">
            <text:p>1</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cell table:number-columns-repeated="7"/>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table:formula="of:=VLOOKUP([.B73];[.$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73];[.$Q$1:.$R$5];2;0)" office:value-type="float" office:value="4" calcext:value-type="float">
            <text:p>4</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cell table:number-columns-repeated="7"/>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table:formula="of:=VLOOKUP([.B74];[.$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74];[.$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cell table:number-columns-repeated="7"/>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table:formula="of:=VLOOKUP([.B75];[.$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75];[.$Q$1:.$R$5];2;0)" office:value-type="float" office:value="1" calcext:value-type="float">
            <text:p>1</text:p>
          </table:table-cell>
          <table:table-cell office:value-type="float" office:value="1" calcext:value-type="float">
            <text:p>1</text:p>
          </table:table-cell>
          <table:table-cell office:value-type="string" calcext:value-type="string">
            <text:p>bpmn</text:p>
          </table:table-cell>
          <table:table-cell table:number-columns-repeated="3" office:value-type="string" calcext:value-type="string">
            <text:p>9d584f52-4a33-4a4d-bf16-3e5294169f87</text:p>
          </table:table-cell>
          <table:table-cell table:number-columns-repeated="7"/>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table:formula="of:=VLOOKUP([.B76];[.$Q$1:.$R$5];2;0)" office:value-type="float" office:value="1" calcext:value-type="float">
            <text:p>1</text:p>
          </table:table-cell>
          <table:table-cell office:value-type="float" office:value="0.5" calcext:value-type="float">
            <text:p>0.5</text:p>
          </table:table-cell>
          <table:table-cell office:value-type="string" calcext:value-type="string">
            <text:p>learned in class or from book</text:p>
          </table:table-cell>
          <table:table-cell table:formula="of:=VLOOKUP([.E76];[.$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cell table:number-columns-repeated="7"/>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table:formula="of:=VLOOKUP([.B77];[.$Q$1:.$R$5];2;0)" office:value-type="float" office:value="2" calcext:value-type="float">
            <text:p>2</text:p>
          </table:table-cell>
          <table:table-cell office:value-type="float" office:value="4" calcext:value-type="float">
            <text:p>4</text:p>
          </table:table-cell>
          <table:table-cell office:value-type="string" calcext:value-type="string">
            <text:p>used on multiple projects in industry</text:p>
          </table:table-cell>
          <table:table-cell table:formula="of:=VLOOKUP([.E77];[.$Q$1:.$R$5];2;0)" office:value-type="float" office:value="4" calcext:value-type="float">
            <text:p>4</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cell table:number-columns-repeated="7"/>
        </table:table-row>
        <table:table-row table:style-name="ro1">
          <table:table-cell office:value-type="float" office:value="53.590582" calcext:value-type="float">
            <text:p>53.590582</text:p>
          </table:table-cell>
          <table:table-cell office:value-type="string" calcext:value-type="string">
            <text:p>no experience</text:p>
          </table:table-cell>
          <table:table-cell table:formula="of:=VLOOKUP([.B78];[.$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78];[.$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cell table:number-columns-repeated="7"/>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table:formula="of:=VLOOKUP([.B79];[.$Q$1:.$R$5];2;0)" office:value-type="float" office:value="2" calcext:value-type="float">
            <text:p>2</text:p>
          </table:table-cell>
          <table:table-cell office:value-type="float" office:value="7" calcext:value-type="float">
            <text:p>7</text:p>
          </table:table-cell>
          <table:table-cell office:value-type="string" calcext:value-type="string">
            <text:p>used on a class project</text:p>
          </table:table-cell>
          <table:table-cell table:formula="of:=VLOOKUP([.E79];[.$Q$1:.$R$5];2;0)" office:value-type="float" office:value="2" calcext:value-type="float">
            <text:p>2</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cell table:number-columns-repeated="7"/>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table:formula="of:=VLOOKUP([.B80];[.$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80];[.$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cell table:number-columns-repeated="7"/>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table:formula="of:=VLOOKUP([.B81];[.$Q$1:.$R$5];2;0)" office:value-type="float" office:value="2" calcext:value-type="float">
            <text:p>2</text:p>
          </table:table-cell>
          <table:table-cell office:value-type="float" office:value="4" calcext:value-type="float">
            <text:p>4</text:p>
          </table:table-cell>
          <table:table-cell office:value-type="string" calcext:value-type="string">
            <text:p>learned in class or from book</text:p>
          </table:table-cell>
          <table:table-cell table:formula="of:=VLOOKUP([.E81];[.$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cell table:number-columns-repeated="7"/>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table:formula="of:=VLOOKUP([.B82];[.$Q$1:.$R$5];2;0)" office:value-type="float" office:value="1" calcext:value-type="float">
            <text:p>1</text:p>
          </table:table-cell>
          <table:table-cell office:value-type="float" office:value="1.5" calcext:value-type="float">
            <text:p>1.5</text:p>
          </table:table-cell>
          <table:table-cell office:value-type="string" calcext:value-type="string">
            <text:p>learned in class or from book</text:p>
          </table:table-cell>
          <table:table-cell table:formula="of:=VLOOKUP([.E82];[.$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4e8c2f3d-caaf-4bfd-a0dd-45768e71dec9</text:p>
          </table:table-cell>
          <table:table-cell table:number-columns-repeated="7"/>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table:formula="of:=VLOOKUP([.B83];[.$Q$1:.$R$5];2;0)" office:value-type="float" office:value="3" calcext:value-type="float">
            <text:p>3</text:p>
          </table:table-cell>
          <table:table-cell office:value-type="float" office:value="2.5" calcext:value-type="float">
            <text:p>2.5</text:p>
          </table:table-cell>
          <table:table-cell office:value-type="string" calcext:value-type="string">
            <text:p>used on one project in industry</text:p>
          </table:table-cell>
          <table:table-cell table:formula="of:=VLOOKUP([.E83];[.$Q$1:.$R$5];2;0)" office:value-type="float" office:value="3" calcext:value-type="float">
            <text:p>3</text:p>
          </table:table-cell>
          <table:table-cell office:value-type="float" office:value="2.5" calcext:value-type="float">
            <text:p>2.5</text:p>
          </table:table-cell>
          <table:table-cell office:value-type="string" calcext:value-type="string">
            <text:p>UML, ERM</text:p>
          </table:table-cell>
          <table:table-cell table:number-columns-repeated="3" office:value-type="string" calcext:value-type="string">
            <text:p>2658a615-10ed-4079-847c-130becd6377f</text:p>
          </table:table-cell>
          <table:table-cell table:number-columns-repeated="7"/>
        </table:table-row>
        <table:table-row table:style-name="ro1">
          <table:table-cell office:value-type="float" office:value="11.41015" calcext:value-type="float">
            <text:p>11.41015</text:p>
          </table:table-cell>
          <table:table-cell office:value-type="string" calcext:value-type="string">
            <text:p>no experience</text:p>
          </table:table-cell>
          <table:table-cell table:formula="of:=VLOOKUP([.B8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7e2eb5-f076-4560-926c-2b59eed9b68f</text:p>
          </table:table-cell>
          <table:table-cell table:number-columns-repeated="7"/>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table:formula="of:=VLOOKUP([.B85];[.$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85];[.$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cell table:number-columns-repeated="7"/>
        </table:table-row>
        <table:table-row table:style-name="ro1">
          <table:table-cell office:value-type="float" office:value="64.669806" calcext:value-type="float">
            <text:p>64.669806</text:p>
          </table:table-cell>
          <table:table-cell office:value-type="string" calcext:value-type="string">
            <text:p>no experience</text:p>
          </table:table-cell>
          <table:table-cell table:formula="of:=VLOOKUP([.B86];[.$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39f057c-372d-4da2-875d-cf038ce79c0b</text:p>
          </table:table-cell>
          <table:table-cell table:number-columns-repeated="7"/>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formula="of:=VLOOKUP([.B8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87];[.$Q$1:.$R$5];2;0)" office:value-type="float" office:value="2" calcext:value-type="float">
            <text:p>2</text:p>
          </table:table-cell>
          <table:table-cell office:value-type="float" office:value="0" calcext:value-type="float">
            <text:p>0</text:p>
          </table:table-cell>
          <table:table-cell office:value-type="string" calcext:value-type="string">
            <text:p>UML, ER, BPMN</text:p>
          </table:table-cell>
          <table:table-cell table:number-columns-repeated="3" office:value-type="string" calcext:value-type="string">
            <text:p>a14a2337-a5d2-4713-b3ff-57f2aa6f4481</text:p>
          </table:table-cell>
          <table:table-cell table:number-columns-repeated="7"/>
        </table:table-row>
        <table:table-row table:style-name="ro1">
          <table:table-cell office:value-type="float" office:value="48.299139" calcext:value-type="float">
            <text:p>48.299139</text:p>
          </table:table-cell>
          <table:table-cell office:value-type="string" calcext:value-type="string">
            <text:p>no experience</text:p>
          </table:table-cell>
          <table:table-cell table:formula="of:=VLOOKUP([.B8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8];[.$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cell table:number-columns-repeated="7"/>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table:formula="of:=VLOOKUP([.B89];[.$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89];[.$Q$1:.$R$5];2;0)" office:value-type="float" office:value="4" calcext:value-type="float">
            <text:p>4</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cell table:number-columns-repeated="7"/>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table:formula="of:=VLOOKUP([.B9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9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cell table:number-columns-repeated="7"/>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table:formula="of:=VLOOKUP([.B91];[.$Q$1:.$R$5];2;0)" office:value-type="float" office:value="2" calcext:value-type="float">
            <text:p>2</text:p>
          </table:table-cell>
          <table:table-cell office:value-type="float" office:value="2.5" calcext:value-type="float">
            <text:p>2.5</text:p>
          </table:table-cell>
          <table:table-cell office:value-type="string" calcext:value-type="string">
            <text:p>learned in class or from book</text:p>
          </table:table-cell>
          <table:table-cell table:formula="of:=VLOOKUP([.E91];[.$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cell table:number-columns-repeated="7"/>
        </table:table-row>
        <table:table-row table:style-name="ro1">
          <table:table-cell office:value-type="float" office:value="43.922118" calcext:value-type="float">
            <text:p>43.922118</text:p>
          </table:table-cell>
          <table:table-cell office:value-type="string" calcext:value-type="string">
            <text:p>no experience</text:p>
          </table:table-cell>
          <table:table-cell table:formula="of:=VLOOKUP([.B9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cell table:number-columns-repeated="7"/>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table:formula="of:=VLOOKUP([.B93];[.$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93];[.$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cell table:number-columns-repeated="7"/>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table:formula="of:=VLOOKUP([.B94];[.$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4];[.$Q$1:.$R$5];2;0)" office:value-type="float" office:value="2" calcext:value-type="float">
            <text:p>2</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cell table:number-columns-repeated="7"/>
        </table:table-row>
        <table:table-row table:style-name="ro1">
          <table:table-cell office:value-type="float" office:value="48.823738" calcext:value-type="float">
            <text:p>48.823738</text:p>
          </table:table-cell>
          <table:table-cell office:value-type="string" calcext:value-type="string">
            <text:p>no experience</text:p>
          </table:table-cell>
          <table:table-cell table:formula="of:=VLOOKUP([.B9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cell table:number-columns-repeated="7"/>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formula="of:=VLOOKUP([.B96];[.$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96];[.$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67cc3b1-2704-4282-a808-5e7b18a226fd</text:p>
          </table:table-cell>
          <table:table-cell table:number-columns-repeated="7"/>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table:formula="of:=VLOOKUP([.B97];[.$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7];[.$Q$1:.$R$5];2;0)" office:value-type="float" office:value="2" calcext:value-type="float">
            <text:p>2</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cell table:number-columns-repeated="7"/>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table:formula="of:=VLOOKUP([.B98];[.$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98];[.$Q$1:.$R$5];2;0)" office:value-type="float" office:value="1" calcext:value-type="float">
            <text:p>1</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cell table:number-columns-repeated="7"/>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table:formula="of:=VLOOKUP([.B99];[.$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99];[.$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cell table:number-columns-repeated="7"/>
        </table:table-row>
        <table:table-row table:style-name="ro1">
          <table:table-cell office:value-type="float" office:value="77.4955" calcext:value-type="float">
            <text:p>77.4955</text:p>
          </table:table-cell>
          <table:table-cell office:value-type="string" calcext:value-type="string">
            <text:p>no experience</text:p>
          </table:table-cell>
          <table:table-cell table:formula="of:=VLOOKUP([.B100];[.$Q$1:.$R$5];2;0)" office:value-type="float" office:value="0" calcext:value-type="float">
            <text:p>0</text:p>
          </table:table-cell>
          <table:table-cell office:value-type="float" office:value="2" calcext:value-type="float">
            <text:p>2</text:p>
          </table:table-cell>
          <table:table-cell office:value-type="string" calcext:value-type="string">
            <text:p>learned in class or from book</text:p>
          </table:table-cell>
          <table:table-cell table:formula="of:=VLOOKUP([.E100];[.$Q$1:.$R$5];2;0)" office:value-type="float" office:value="1" calcext:value-type="float">
            <text:p>1</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cell table:number-columns-repeated="7"/>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table:formula="of:=VLOOKUP([.B101];[.$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101];[.$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cell table:number-columns-repeated="7"/>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formula="of:=VLOOKUP([.B102];[.$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02];[.$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11089388-175e-4194-972f-a9f835a1aad0</text:p>
          </table:table-cell>
          <table:table-cell table:number-columns-repeated="7"/>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table:formula="of:=VLOOKUP([.B10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103];[.$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cell table:number-columns-repeated="7"/>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table:formula="of:=VLOOKUP([.B104];[.$Q$1:.$R$5];2;0)" office:value-type="float" office:value="2" calcext:value-type="float">
            <text:p>2</text:p>
          </table:table-cell>
          <table:table-cell office:value-type="float" office:value="6" calcext:value-type="float">
            <text:p>6</text:p>
          </table:table-cell>
          <table:table-cell office:value-type="string" calcext:value-type="string">
            <text:p>used on a class project</text:p>
          </table:table-cell>
          <table:table-cell table:formula="of:=VLOOKUP([.E104];[.$Q$1:.$R$5];2;0)" office:value-type="float" office:value="2" calcext:value-type="float">
            <text:p>2</text:p>
          </table:table-cell>
          <table:table-cell office:value-type="float" office:value="2.5" calcext:value-type="float">
            <text:p>2.5</text:p>
          </table:table-cell>
          <table:table-cell office:value-type="string" calcext:value-type="string">
            <text:p>ER</text:p>
          </table:table-cell>
          <table:table-cell table:number-columns-repeated="3" office:value-type="string" calcext:value-type="string">
            <text:p>c8d304d8-8e57-4a77-b381-cfc00f1ac9ac</text:p>
          </table:table-cell>
          <table:table-cell table:number-columns-repeated="7"/>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table:formula="of:=VLOOKUP([.B105];[.$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105];[.$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cell table:number-columns-repeated="7"/>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table:formula="of:=VLOOKUP([.B106];[.$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06];[.$Q$1:.$R$5];2;0)" office:value-type="float" office:value="3" calcext:value-type="float">
            <text:p>3</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cell table:number-columns-repeated="7"/>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table:formula="of:=VLOOKUP([.B107];[.$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07];[.$Q$1:.$R$5];2;0)" office:value-type="float" office:value="1" calcext:value-type="float">
            <text:p>1</text:p>
          </table:table-cell>
          <table:table-cell office:value-type="float" office:value="2" calcext:value-type="float">
            <text:p>2</text:p>
          </table:table-cell>
          <table:table-cell office:value-type="string" calcext:value-type="string">
            <text:p>UML, BPMN, ER</text:p>
          </table:table-cell>
          <table:table-cell table:number-columns-repeated="3" office:value-type="string" calcext:value-type="string">
            <text:p>af19c26f-2283-4e27-89b4-ed43cd579899</text:p>
          </table:table-cell>
          <table:table-cell table:number-columns-repeated="7"/>
        </table:table-row>
        <table:table-row table:style-name="ro1">
          <table:table-cell office:value-type="float" office:value="63.338868" calcext:value-type="float">
            <text:p>63.338868</text:p>
          </table:table-cell>
          <table:table-cell office:value-type="string" calcext:value-type="string">
            <text:p>no experience</text:p>
          </table:table-cell>
          <table:table-cell table:formula="of:=VLOOKUP([.B10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0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cell table:number-columns-repeated="7"/>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table:formula="of:=VLOOKUP([.B109];[.$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109];[.$Q$1:.$R$5];2;0)"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cell table:number-columns-repeated="7"/>
        </table:table-row>
        <table:table-row table:style-name="ro1">
          <table:table-cell office:value-type="float" office:value="62.585778" calcext:value-type="float">
            <text:p>62.585778</text:p>
          </table:table-cell>
          <table:table-cell office:value-type="string" calcext:value-type="string">
            <text:p>no experience</text:p>
          </table:table-cell>
          <table:table-cell table:formula="of:=VLOOKUP([.B110];[.$Q$1:.$R$5];2;0)" office:value-type="float" office:value="0" calcext:value-type="float">
            <text:p>0</text:p>
          </table:table-cell>
          <table:table-cell office:value-type="float" office:value="3" calcext:value-type="float">
            <text:p>3</text:p>
          </table:table-cell>
          <table:table-cell office:value-type="string" calcext:value-type="string">
            <text:p>no experience</text:p>
          </table:table-cell>
          <table:table-cell table:formula="of:=VLOOKUP([.E110];[.$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cell table:number-columns-repeated="7"/>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table:formula="of:=VLOOKUP([.B111];[.$Q$1:.$R$5];2;0)" office:value-type="float" office:value="2" calcext:value-type="float">
            <text:p>2</text:p>
          </table:table-cell>
          <table:table-cell office:value-type="float" office:value="2" calcext:value-type="float">
            <text:p>2</text:p>
          </table:table-cell>
          <table:table-cell office:value-type="string" calcext:value-type="string">
            <text:p>no experience</text:p>
          </table:table-cell>
          <table:table-cell table:formula="of:=VLOOKUP([.E111];[.$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cell table:number-columns-repeated="7"/>
        </table:table-row>
        <table:table-row table:style-name="ro1">
          <table:table-cell office:value-type="float" office:value="10.28721" calcext:value-type="float">
            <text:p>10.28721</text:p>
          </table:table-cell>
          <table:table-cell office:value-type="string" calcext:value-type="string">
            <text:p>no experience</text:p>
          </table:table-cell>
          <table:table-cell table:formula="of:=VLOOKUP([.B11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1dba9e6-1750-4973-90ca-b1143f3f891f</text:p>
          </table:table-cell>
          <table:table-cell table:number-columns-repeated="7"/>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table:formula="of:=VLOOKUP([.B113];[.$Q$1:.$R$5];2;0)" office:value-type="float" office:value="1" calcext:value-type="float">
            <text:p>1</text:p>
          </table:table-cell>
          <table:table-cell office:value-type="float" office:value="9" calcext:value-type="float">
            <text:p>9</text:p>
          </table:table-cell>
          <table:table-cell office:value-type="string" calcext:value-type="string">
            <text:p>learned in class or from book</text:p>
          </table:table-cell>
          <table:table-cell table:formula="of:=VLOOKUP([.E113];[.$Q$1:.$R$5];2;0)" office:value-type="float" office:value="1" calcext:value-type="float">
            <text:p>1</text:p>
          </table:table-cell>
          <table:table-cell office:value-type="float" office:value="0.5" calcext:value-type="float">
            <text:p>0.5</text:p>
          </table:table-cell>
          <table:table-cell office:value-type="string" calcext:value-type="string">
            <text:p>ER, UML</text:p>
          </table:table-cell>
          <table:table-cell table:number-columns-repeated="3" office:value-type="string" calcext:value-type="string">
            <text:p>e1dbb56d-138b-4c49-9c8f-c97d004b2b91</text:p>
          </table:table-cell>
          <table:table-cell table:number-columns-repeated="7"/>
        </table:table-row>
        <table:table-row table:style-name="ro1">
          <table:table-cell office:value-type="float" office:value="19.00066" calcext:value-type="float">
            <text:p>19.00066</text:p>
          </table:table-cell>
          <table:table-cell office:value-type="string" calcext:value-type="string">
            <text:p>no experience</text:p>
          </table:table-cell>
          <table:table-cell table:formula="of:=VLOOKUP([.B11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4];[.$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cell table:number-columns-repeated="7"/>
        </table:table-row>
        <table:table-row table:style-name="ro1">
          <table:table-cell office:value-type="float" office:value="34.349926" calcext:value-type="float">
            <text:p>34.349926</text:p>
          </table:table-cell>
          <table:table-cell office:value-type="string" calcext:value-type="string">
            <text:p>no experience</text:p>
          </table:table-cell>
          <table:table-cell table:formula="of:=VLOOKUP([.B11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5];[.$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cell table:number-columns-repeated="7"/>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table:formula="of:=VLOOKUP([.B116];[.$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16];[.$Q$1:.$R$5];2;0)" office:value-type="float" office:value="2" calcext:value-type="float">
            <text:p>2</text:p>
          </table:table-cell>
          <table:table-cell office:value-type="float" office:value="0" calcext:value-type="float">
            <text:p>0</text:p>
          </table:table-cell>
          <table:table-cell office:value-type="string" calcext:value-type="string">
            <text:p>UML, BPMN, ER</text:p>
          </table:table-cell>
          <table:table-cell table:number-columns-repeated="3" office:value-type="string" calcext:value-type="string">
            <text:p>8b7ad2f7-353e-43de-8c39-5348151f35cb</text:p>
          </table:table-cell>
          <table:table-cell table:number-columns-repeated="7"/>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table:formula="of:=VLOOKUP([.B117];[.$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7];[.$Q$1:.$R$5];2;0)" office:value-type="float" office:value="4" calcext:value-type="float">
            <text:p>4</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cell table:number-columns-repeated="7"/>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table:formula="of:=VLOOKUP([.B118];[.$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8];[.$Q$1:.$R$5];2;0)" office:value-type="float" office:value="4" calcext:value-type="float">
            <text:p>4</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cell table:number-columns-repeated="7"/>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formula="of:=VLOOKUP([.B119];[.$Q$1:.$R$5];2;0)" office:value-type="float" office:value="2" calcext:value-type="float">
            <text:p>2</text:p>
          </table:table-cell>
          <table:table-cell office:value-type="float" office:value="0" calcext:value-type="float">
            <text:p>0</text:p>
          </table:table-cell>
          <table:table-cell office:value-type="string" calcext:value-type="string">
            <text:p>used on multiple projects in industry</text:p>
          </table:table-cell>
          <table:table-cell table:formula="of:=VLOOKUP([.E119];[.$Q$1:.$R$5];2;0)" office:value-type="float" office:value="4" calcext:value-type="float">
            <text:p>4</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cell table:number-columns-repeated="7"/>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table:formula="of:=VLOOKUP([.B120];[.$Q$1:.$R$5];2;0)" office:value-type="float" office:value="2" calcext:value-type="float">
            <text:p>2</text:p>
          </table:table-cell>
          <table:table-cell office:value-type="float" office:value="4" calcext:value-type="float">
            <text:p>4</text:p>
          </table:table-cell>
          <table:table-cell office:value-type="string" calcext:value-type="string">
            <text:p>used on a class project</text:p>
          </table:table-cell>
          <table:table-cell table:formula="of:=VLOOKUP([.E120];[.$Q$1:.$R$5];2;0)" office:value-type="float" office:value="2" calcext:value-type="float">
            <text:p>2</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cell table:number-columns-repeated="7"/>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table:formula="of:=VLOOKUP([.B121];[.$Q$1:.$R$5];2;0)"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table:formula="of:=VLOOKUP([.E121];[.$Q$1:.$R$5];2;0)" office:value-type="float" office:value="3" calcext:value-type="float">
            <text:p>3</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cell table:number-columns-repeated="7"/>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table:formula="of:=VLOOKUP([.B122];[.$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22];[.$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cell table:number-columns-repeated="7"/>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table:formula="of:=VLOOKUP([.B123];[.$Q$1:.$R$5];2;0)" office:value-type="float" office:value="4" calcext:value-type="float">
            <text:p>4</text:p>
          </table:table-cell>
          <table:table-cell office:value-type="float" office:value="5" calcext:value-type="float">
            <text:p>5</text:p>
          </table:table-cell>
          <table:table-cell office:value-type="string" calcext:value-type="string">
            <text:p>no experience</text:p>
          </table:table-cell>
          <table:table-cell table:formula="of:=VLOOKUP([.E123];[.$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cell table:number-columns-repeated="7"/>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table:formula="of:=VLOOKUP([.B124];[.$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4];[.$Q$1:.$R$5];2;0)" office:value-type="float" office:value="0" calcext:value-type="float">
            <text:p>0</text:p>
          </table:table-cell>
          <table:table-cell office:value-type="float" office:value="0" calcext:value-type="float">
            <text:p>0</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cell table:number-columns-repeated="7"/>
        </table:table-row>
        <table:table-row table:style-name="ro1">
          <table:table-cell office:value-type="float" office:value="99.437269" calcext:value-type="float">
            <text:p>99.437269</text:p>
          </table:table-cell>
          <table:table-cell office:value-type="string" calcext:value-type="string">
            <text:p>no experience</text:p>
          </table:table-cell>
          <table:table-cell table:formula="of:=VLOOKUP([.B12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2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cell table:number-columns-repeated="7"/>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table:formula="of:=VLOOKUP([.B126];[.$Q$1:.$R$5];2;0)" office:value-type="float" office:value="2" calcext:value-type="float">
            <text:p>2</text:p>
          </table:table-cell>
          <table:table-cell office:value-type="float" office:value="3" calcext:value-type="float">
            <text:p>3</text:p>
          </table:table-cell>
          <table:table-cell office:value-type="string" calcext:value-type="string">
            <text:p>learned in class or from book</text:p>
          </table:table-cell>
          <table:table-cell table:formula="of:=VLOOKUP([.E1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cell table:number-columns-repeated="7"/>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formula="of:=VLOOKUP([.B12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27];[.$Q$1:.$R$5];2;0)" office:value-type="float" office:value="2" calcext:value-type="float">
            <text:p>2</text:p>
          </table:table-cell>
          <table:table-cell office:value-type="float" office:value="0" calcext:value-type="float">
            <text:p>0</text:p>
          </table:table-cell>
          <table:table-cell/>
          <table:table-cell table:number-columns-repeated="3" office:value-type="string" calcext:value-type="string">
            <text:p>279d674a-b893-47f9-92ec-d162aa37f045</text:p>
          </table:table-cell>
          <table:table-cell table:number-columns-repeated="7"/>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table:formula="of:=VLOOKUP([.B128];[.$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8];[.$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cell table:number-columns-repeated="7"/>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table:formula="of:=VLOOKUP([.B129];[.$Q$1:.$R$5];2;0)" office:value-type="float" office:value="4" calcext:value-type="float">
            <text:p>4</text:p>
          </table:table-cell>
          <table:table-cell office:value-type="float" office:value="12" calcext:value-type="float">
            <text:p>12</text:p>
          </table:table-cell>
          <table:table-cell office:value-type="string" calcext:value-type="string">
            <text:p>no experience</text:p>
          </table:table-cell>
          <table:table-cell table:formula="of:=VLOOKUP([.E129];[.$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cell table:number-columns-repeated="7"/>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formula="of:=VLOOKUP([.B130];[.$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0];[.$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2693196-173a-409d-bbf4-b5114304e8b9</text:p>
          </table:table-cell>
          <table:table-cell table:number-columns-repeated="7"/>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formula="of:=VLOOKUP([.B13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31];[.$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5000d3e3-5475-4fc7-8473-323f91c33295</text:p>
          </table:table-cell>
          <table:table-cell table:number-columns-repeated="7"/>
        </table:table-row>
        <table:table-row table:style-name="ro1">
          <table:table-cell office:value-type="float" office:value="71.258502" calcext:value-type="float">
            <text:p>71.258502</text:p>
          </table:table-cell>
          <table:table-cell office:value-type="string" calcext:value-type="string">
            <text:p>no experience</text:p>
          </table:table-cell>
          <table:table-cell table:formula="of:=VLOOKUP([.B13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2];[.$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cell table:number-columns-repeated="7"/>
        </table:table-row>
        <table:table-row table:style-name="ro1">
          <table:table-cell office:value-type="float" office:value="35.936942" calcext:value-type="float">
            <text:p>35.936942</text:p>
          </table:table-cell>
          <table:table-cell office:value-type="string" calcext:value-type="string">
            <text:p>no experience</text:p>
          </table:table-cell>
          <table:table-cell table:formula="of:=VLOOKUP([.B13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dcaa55e-38ae-428e-a1c1-b378cb31a99c</text:p>
          </table:table-cell>
          <table:table-cell table:number-columns-repeated="7"/>
        </table:table-row>
        <table:table-row table:style-name="ro1">
          <table:table-cell office:value-type="float" office:value="82.397001" calcext:value-type="float">
            <text:p>82.397001</text:p>
          </table:table-cell>
          <table:table-cell office:value-type="string" calcext:value-type="string">
            <text:p>no experience</text:p>
          </table:table-cell>
          <table:table-cell table:formula="of:=VLOOKUP([.B134];[.$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34];[.$Q$1:.$R$5];2;0)" office:value-type="float" office:value="1" calcext:value-type="float">
            <text:p>1</text:p>
          </table:table-cell>
          <table:table-cell office:value-type="float" office:value="0.25" calcext:value-type="float">
            <text:p>0.25</text:p>
          </table:table-cell>
          <table:table-cell office:value-type="string" calcext:value-type="string">
            <text:p>ER</text:p>
          </table:table-cell>
          <table:table-cell table:number-columns-repeated="3" office:value-type="string" calcext:value-type="string">
            <text:p>ce847a5a-133b-4eee-ac7d-fe008c2dc753</text:p>
          </table:table-cell>
          <table:table-cell table:number-columns-repeated="7"/>
        </table:table-row>
        <table:table-row table:style-name="ro1">
          <table:table-cell office:value-type="float" office:value="32.577468" calcext:value-type="float">
            <text:p>32.577468</text:p>
          </table:table-cell>
          <table:table-cell office:value-type="string" calcext:value-type="string">
            <text:p>no experience</text:p>
          </table:table-cell>
          <table:table-cell table:formula="of:=VLOOKUP([.B13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5];[.$Q$1:.$R$5];2;0)" office:value-type="float" office:value="0" calcext:value-type="float">
            <text:p>0</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cell table:number-columns-repeated="7"/>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table:formula="of:=VLOOKUP([.B136];[.$Q$1:.$R$5];2;0)" office:value-type="float" office:value="1" calcext:value-type="float">
            <text:p>1</text:p>
          </table:table-cell>
          <table:table-cell office:value-type="float" office:value="1.5" calcext:value-type="float">
            <text:p>1.5</text:p>
          </table:table-cell>
          <table:table-cell office:value-type="string" calcext:value-type="string">
            <text:p>no experience</text:p>
          </table:table-cell>
          <table:table-cell table:formula="of:=VLOOKUP([.E136];[.$Q$1:.$R$5];2;0)" office:value-type="float" office:value="0" calcext:value-type="float">
            <text:p>0</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cell table:number-columns-repeated="7"/>
        </table:table-row>
        <table:table-row table:style-name="ro1">
          <table:table-cell table:number-columns-repeated="2"/>
          <table:table-cell table:style-name="ce4" table:formula="of:=SUM([.C1:.C136])/136" office:value-type="float" office:value="1.63970588235294" calcext:value-type="float">
            <text:p>1.64</text:p>
          </table:table-cell>
          <table:table-cell table:style-name="ce4" table:formula="of:=SUM([.D1:.D136])/136" office:value-type="float" office:value="2.25735294117647" calcext:value-type="float">
            <text:p>2.26</text:p>
          </table:table-cell>
          <table:table-cell/>
          <table:table-cell table:style-name="ce4" table:formula="of:=SUM([.F1:.F136])/136" office:value-type="float" office:value="1.16176470588235" calcext:value-type="float">
            <text:p>1.16</text:p>
          </table:table-cell>
          <table:table-cell table:style-name="ce4" table:formula="of:=SUM([.G1:.G136])/136" office:value-type="float" office:value="1.19669117647059" calcext:value-type="float">
            <text:p>1.20</text:p>
          </table:table-cell>
          <table:table-cell table:number-columns-repeated="11"/>
        </table:table-row>
        <table:table-row table:style-name="ro7">
          <table:table-cell/>
          <table:table-cell table:style-name="ce3" office:value-type="string" calcext:value-type="string">
            <text:p>Please rate your **programming** experience with respect to the following 5-point levels:</text:p>
          </table:table-cell>
          <table:table-cell table:style-name="ce5"/>
          <table:table-cell table:style-name="ce3" office:value-type="string" calcext:value-type="string">
            <text:p>How many years of programming experience do you have?</text:p>
          </table:table-cell>
          <table:table-cell table:style-name="ce3" office:value-type="string" calcext:value-type="string">
            <text:p>Please rate your **modelling** experience with respect to the following 5-point levels:</text:p>
          </table:table-cell>
          <table:table-cell table:style-name="ce5"/>
          <table:table-cell table:style-name="ce3" office:value-type="string" calcext:value-type="string">
            <text:p>How many years of modelling experience do you have?</text:p>
          </table:table-cell>
          <table:table-cell table:style-name="ce3" office:value-type="string" calcext:value-type="string">
            <text:p>Which graphical modeling languages are you familiar with (e.g., UML, ER, etc.)?</text:p>
          </table:table-cell>
          <table:table-cell table:number-columns-repeated="10"/>
        </table:table-row>
      </table:table>
      <table:table table:name="Correctness &amp; Duration"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0" table:default-cell-style-name="Default"/>
        <table:table-column table:style-name="co34" table:default-cell-style-name="ce9"/>
        <table:table-column table:style-name="co35" table:default-cell-style-name="Default"/>
        <table:table-column table:style-name="co36" table:default-cell-style-name="Default"/>
        <table:table-column table:style-name="co37" table:default-cell-style-name="Default"/>
        <table:table-column table:style-name="co34" table:default-cell-style-name="ce9"/>
        <table:table-column table:style-name="co38" table:default-cell-style-name="Default"/>
        <table:table-column table:style-name="co36" table:default-cell-style-name="Default"/>
        <table:table-column table:style-name="co37" table:default-cell-style-name="Default"/>
        <table:table-column table:style-name="co34" table:default-cell-style-name="ce9"/>
        <table:table-column table:style-name="co39" table:default-cell-style-name="Default"/>
        <table:table-column table:style-name="co36" table:default-cell-style-name="Default"/>
        <table:table-column table:style-name="co37" table:default-cell-style-name="Default"/>
        <table:table-row table:style-name="ro1">
          <table:table-cell table:number-columns-repeated="6"/>
          <table:table-cell table:style-name="ce11" office:value-type="string" calcext:value-type="string">
            <text:p>Simple</text:p>
          </table:table-cell>
          <table:table-cell table:style-name="ce11"/>
          <table:table-cell/>
          <table:table-cell table:style-name="ce10"/>
          <table:table-cell table:style-name="ce11" office:value-type="string" calcext:value-type="string">
            <text:p>Medium</text:p>
          </table:table-cell>
          <table:table-cell table:style-name="ce11"/>
          <table:table-cell table:number-columns-repeated="2"/>
          <table:table-cell table:style-name="ce11" office:value-type="string" calcext:value-type="string">
            <text:p>Complex</text:p>
          </table:table-cell>
          <table:table-cell table:number-columns-repeated="2"/>
        </table:table-row>
        <table:table-row table:style-name="ro1">
          <table:table-cell table:style-name="ce6" office:value-type="string" calcext:value-type="string">
            <text:p>Correct</text:p>
          </table:table-cell>
          <table:table-cell table:style-name="ce6" office:value-type="string" calcext:value-type="string">
            <text:p>Duration</text:p>
          </table:table-cell>
          <table:table-cell table:style-name="ce6" office:value-type="string" calcext:value-type="string">
            <text:p>Question</text:p>
          </table:table-cell>
          <table:table-cell table:style-name="ce6"/>
          <table:table-cell table:style-name="ce8" office:value-type="string" calcext:value-type="string">
            <text:p>Question</text:p>
          </table:table-cell>
          <table:table-cell table:style-name="ce10" office:value-type="string" calcext:value-type="string">
            <text:p>S#</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M#</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C#</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row>
        <table:table-row table:style-name="ro1">
          <table:table-cell office:value-type="string" calcext:value-type="string">
            <text:p>G</text:p>
          </table:table-cell>
          <table:table-cell office:value-type="string" calcext:value-type="string">
            <text:p>E</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BPMN Q1</text:p>
          </table:table-cell>
          <table:table-cell table:formula="of:=COUNTA([Simple.A:.A])" office:value-type="float" office:value="141" calcext:value-type="float">
            <text:p>141</text:p>
          </table:table-cell>
          <table:table-cell table:style-name="ce12" table:formula="of:=COUNTIF(INDIRECT([.G$1]&amp;&quot;.&quot;&amp;[.$A3]&amp;&quot;1:&quot;&amp;[.$A3]&amp;[.F3]);&quot;true&quot;)/[.F3]" office:value-type="percentage" office:value="0.73758865248227" calcext:value-type="percentage">
            <text:p>73.76%</text:p>
          </table:table-cell>
          <table:table-cell table:style-name="ce14" table:formula="of:=SUM(INDIRECT([.G$1]&amp;&quot;.&quot;&amp;[.$B3]&amp;&quot;1:&quot;&amp;[.$B3]&amp;[.F3]))/[.F3]" office:value-type="currency" office:currency="secs" office:value="36.9694847801418" calcext:value-type="currency">
            <text:p>36.97 secs</text:p>
          </table:table-cell>
          <table:table-cell table:style-name="ce14" table:formula="of:=SUMIF(INDIRECT([.G$1]&amp;&quot;.&quot;&amp;[.$A3]&amp;&quot;1:&quot;&amp;[.$A3]&amp;[.F3]);&quot;true&quot;;INDIRECT([.G$1]&amp;&quot;.&quot;&amp;[.$B3]&amp;&quot;1:&quot;&amp;[.$B3]&amp;[.F3]))/COUNTIF(INDIRECT([.G$1]&amp;&quot;.&quot;&amp;[.$A3]&amp;&quot;1:&quot;&amp;[.$A3]&amp;[.F3]);&quot;true&quot;)" office:value-type="currency" office:currency="secs" office:value="38.3929983557692" calcext:value-type="currency">
            <text:p>38.39 secs</text:p>
          </table:table-cell>
          <table:table-cell table:formula="of:=COUNTA([Medium.B:.B])" office:value-type="float" office:value="137" calcext:value-type="float">
            <text:p>137</text:p>
          </table:table-cell>
          <table:table-cell table:style-name="ce12" table:formula="of:=COUNTIF(INDIRECT([.K$1]&amp;&quot;.&quot;&amp;[.$A3]&amp;&quot;1:&quot;&amp;[.$A3]&amp;[.J3]);&quot;true&quot;)/[.J3]" office:value-type="percentage" office:value="0.868613138686131" calcext:value-type="percentage">
            <text:p>86.86%</text:p>
          </table:table-cell>
          <table:table-cell table:style-name="ce15" table:formula="of:=SUM(INDIRECT([.K$1]&amp;&quot;.&quot;&amp;[.$B3]&amp;&quot;1:&quot;&amp;[.$B3]&amp;[.J3]))/[.J3]" office:value-type="currency" office:currency="secs" office:value="33.441940890511" calcext:value-type="currency">
            <text:p>33.44 secs</text:p>
          </table:table-cell>
          <table:table-cell table:style-name="ce15" table:formula="of:=SUMIF(INDIRECT([.K$1]&amp;&quot;.&quot;&amp;[.$A3]&amp;&quot;1:&quot;&amp;[.$A3]&amp;[.J3]);&quot;true&quot;;INDIRECT([.K$1]&amp;&quot;.&quot;&amp;[.$B3]&amp;&quot;1:&quot;&amp;[.$B3]&amp;[.J3]))/COUNTIF(INDIRECT([.K$1]&amp;&quot;.&quot;&amp;[.$A3]&amp;&quot;1:&quot;&amp;[.$A3]&amp;[.J3]);&quot;true&quot;)" office:value-type="currency" office:currency="secs" office:value="34.0767210672269" calcext:value-type="currency">
            <text:p>34.08 secs</text:p>
          </table:table-cell>
          <table:table-cell table:formula="of:=COUNTA([Complex.C:.C])" office:value-type="float" office:value="126" calcext:value-type="float">
            <text:p>126</text:p>
          </table:table-cell>
          <table:table-cell table:style-name="ce12" table:formula="of:=COUNTIF(INDIRECT([.O$1]&amp;&quot;.&quot;&amp;[.$A3]&amp;&quot;1:&quot;&amp;[.$A3]&amp;[.N3]);&quot;true&quot;)/[.N3]" office:value-type="percentage" office:value="0.666666666666667" calcext:value-type="percentage">
            <text:p>66.67%</text:p>
          </table:table-cell>
          <table:table-cell table:style-name="ce15" table:formula="of:=SUM(INDIRECT([.O$1]&amp;&quot;.&quot;&amp;[.$B3]&amp;&quot;1:&quot;&amp;[.$B3]&amp;[.N3]))/[.N3]" office:value-type="currency" office:currency="secs" office:value="70.2223002460317" calcext:value-type="currency">
            <text:p>70.22 secs</text:p>
          </table:table-cell>
          <table:table-cell table:style-name="ce15" table:formula="of:=SUMIF(INDIRECT([.O$1]&amp;&quot;.&quot;&amp;[.$A3]&amp;&quot;1:&quot;&amp;[.$A3]&amp;[.N3]);&quot;true&quot;;INDIRECT([.O$1]&amp;&quot;.&quot;&amp;[.$B3]&amp;&quot;1:&quot;&amp;[.$B3]&amp;[.N3]))/COUNTIF(INDIRECT([.O$1]&amp;&quot;.&quot;&amp;[.$A3]&amp;&quot;1:&quot;&amp;[.$A3]&amp;[.N3]);&quot;true&quot;)" office:value-type="currency" office:currency="secs" office:value="73.5616567976191" calcext:value-type="currency">
            <text:p>73.56 secs</text:p>
          </table:table-cell>
        </table:table-row>
        <table:table-row table:style-name="ro1">
          <table:table-cell office:value-type="string" calcext:value-type="string">
            <text:p>J</text:p>
          </table:table-cell>
          <table:table-cell office:value-type="string" calcext:value-type="string">
            <text:p>H</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BPMN Q2</text:p>
          </table:table-cell>
          <table:table-cell table:formula="of:=COUNTA([Simple.A:.A])" office:value-type="float" office:value="141" calcext:value-type="float">
            <text:p>141</text:p>
          </table:table-cell>
          <table:table-cell table:style-name="ce12" table:formula="of:=COUNTIF(INDIRECT([.G$1]&amp;&quot;.&quot;&amp;[.$A4]&amp;&quot;1:&quot;&amp;[.$A4]&amp;[.F4]);&quot;true&quot;)/[.F4]" office:value-type="percentage" office:value="0.730496453900709" calcext:value-type="percentage">
            <text:p>73.05%</text:p>
          </table:table-cell>
          <table:table-cell table:style-name="ce14" table:formula="of:=SUM(INDIRECT([.G$1]&amp;&quot;.&quot;&amp;[.$B4]&amp;&quot;1:&quot;&amp;[.$B4]&amp;[.F4]))/[.F4]" office:value-type="currency" office:currency="secs" office:value="20.7603413120567" calcext:value-type="currency">
            <text:p>20.76 secs</text:p>
          </table:table-cell>
          <table:table-cell table:style-name="ce14" table:formula="of:=SUMIF(INDIRECT([.G$1]&amp;&quot;.&quot;&amp;[.$A4]&amp;&quot;1:&quot;&amp;[.$A4]&amp;[.F4]);&quot;true&quot;;INDIRECT([.G$1]&amp;&quot;.&quot;&amp;[.$B4]&amp;&quot;1:&quot;&amp;[.$B4]&amp;[.F4]))/COUNTIF(INDIRECT([.G$1]&amp;&quot;.&quot;&amp;[.$A4]&amp;&quot;1:&quot;&amp;[.$A4]&amp;[.F4]);&quot;true&quot;)" office:value-type="currency" office:currency="secs" office:value="20.4815089029126" calcext:value-type="currency">
            <text:p>20.48 secs</text:p>
          </table:table-cell>
          <table:table-cell table:formula="of:=COUNTA([Medium.B:.B])" office:value-type="float" office:value="137" calcext:value-type="float">
            <text:p>137</text:p>
          </table:table-cell>
          <table:table-cell table:style-name="ce12" table:formula="of:=COUNTIF(INDIRECT([.K$1]&amp;&quot;.&quot;&amp;[.$A4]&amp;&quot;1:&quot;&amp;[.$A4]&amp;[.J4]);&quot;true&quot;)/[.J4]" office:value-type="percentage" office:value="0.883211678832117" calcext:value-type="percentage">
            <text:p>88.32%</text:p>
          </table:table-cell>
          <table:table-cell table:style-name="ce15" table:formula="of:=SUM(INDIRECT([.K$1]&amp;&quot;.&quot;&amp;[.$B4]&amp;&quot;1:&quot;&amp;[.$B4]&amp;[.J4]))/[.J4]" office:value-type="currency" office:currency="secs" office:value="19.3260916277372" calcext:value-type="currency">
            <text:p>19.33 secs</text:p>
          </table:table-cell>
          <table:table-cell table:style-name="ce15" table:formula="of:=SUMIF(INDIRECT([.K$1]&amp;&quot;.&quot;&amp;[.$A4]&amp;&quot;1:&quot;&amp;[.$A4]&amp;[.J4]);&quot;true&quot;;INDIRECT([.K$1]&amp;&quot;.&quot;&amp;[.$B4]&amp;&quot;1:&quot;&amp;[.$B4]&amp;[.J4]))/COUNTIF(INDIRECT([.K$1]&amp;&quot;.&quot;&amp;[.$A4]&amp;&quot;1:&quot;&amp;[.$A4]&amp;[.J4]);&quot;true&quot;)" office:value-type="currency" office:currency="secs" office:value="19.1852134049587" calcext:value-type="currency">
            <text:p>19.19 secs</text:p>
          </table:table-cell>
          <table:table-cell table:formula="of:=COUNTA([Complex.C:.C])" office:value-type="float" office:value="126" calcext:value-type="float">
            <text:p>126</text:p>
          </table:table-cell>
          <table:table-cell table:style-name="ce12" table:formula="of:=COUNTIF(INDIRECT([.O$1]&amp;&quot;.&quot;&amp;[.$A4]&amp;&quot;1:&quot;&amp;[.$A4]&amp;[.N4]);&quot;true&quot;)/[.N4]" office:value-type="percentage" office:value="0.579365079365079" calcext:value-type="percentage">
            <text:p>57.94%</text:p>
          </table:table-cell>
          <table:table-cell table:style-name="ce15" table:formula="of:=SUM(INDIRECT([.O$1]&amp;&quot;.&quot;&amp;[.$B4]&amp;&quot;1:&quot;&amp;[.$B4]&amp;[.N4]))/[.N4]" office:value-type="currency" office:currency="secs" office:value="38.8551367301587" calcext:value-type="currency">
            <text:p>38.86 secs</text:p>
          </table:table-cell>
          <table:table-cell table:style-name="ce15" table:formula="of:=SUMIF(INDIRECT([.O$1]&amp;&quot;.&quot;&amp;[.$A4]&amp;&quot;1:&quot;&amp;[.$A4]&amp;[.N4]);&quot;true&quot;;INDIRECT([.O$1]&amp;&quot;.&quot;&amp;[.$B4]&amp;&quot;1:&quot;&amp;[.$B4]&amp;[.N4]))/COUNTIF(INDIRECT([.O$1]&amp;&quot;.&quot;&amp;[.$A4]&amp;&quot;1:&quot;&amp;[.$A4]&amp;[.N4]);&quot;true&quot;)" office:value-type="currency" office:currency="secs" office:value="40.9634164246575" calcext:value-type="currency">
            <text:p>40.96 secs</text:p>
          </table:table-cell>
        </table:table-row>
        <table:table-row table:style-name="ro1">
          <table:table-cell office:value-type="string" calcext:value-type="string">
            <text:p>M</text:p>
          </table:table-cell>
          <table:table-cell office:value-type="string" calcext:value-type="string">
            <text:p>K</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BPMN Q3</text:p>
          </table:table-cell>
          <table:table-cell table:formula="of:=COUNTA([Simple.A:.A])" office:value-type="float" office:value="141" calcext:value-type="float">
            <text:p>141</text:p>
          </table:table-cell>
          <table:table-cell table:style-name="ce12" table:formula="of:=COUNTIF(INDIRECT([.G$1]&amp;&quot;.&quot;&amp;[.$A5]&amp;&quot;1:&quot;&amp;[.$A5]&amp;[.F5]);&quot;true&quot;)/[.F5]" office:value-type="percentage" office:value="0.836879432624114" calcext:value-type="percentage">
            <text:p>83.69%</text:p>
          </table:table-cell>
          <table:table-cell table:style-name="ce31" table:formula="of:=SUM(INDIRECT([.G$1]&amp;&quot;.&quot;&amp;[.$B5]&amp;&quot;1:&quot;&amp;[.$B5]&amp;[.F5]))/[.F5]" office:value-type="currency" office:currency="secs" office:value="13.7631928014184" calcext:value-type="currency">
            <text:p>13.76 secs</text:p>
          </table:table-cell>
          <table:table-cell table:style-name="ce14" table:formula="of:=SUMIF(INDIRECT([.G$1]&amp;&quot;.&quot;&amp;[.$A5]&amp;&quot;1:&quot;&amp;[.$A5]&amp;[.F5]);&quot;true&quot;;INDIRECT([.G$1]&amp;&quot;.&quot;&amp;[.$B5]&amp;&quot;1:&quot;&amp;[.$B5]&amp;[.F5]))/COUNTIF(INDIRECT([.G$1]&amp;&quot;.&quot;&amp;[.$A5]&amp;&quot;1:&quot;&amp;[.$A5]&amp;[.F5]);&quot;true&quot;)" office:value-type="currency" office:currency="secs" office:value="13.2437836694915" calcext:value-type="currency">
            <text:p>13.24 secs</text:p>
          </table:table-cell>
          <table:table-cell table:formula="of:=COUNTA([Medium.B:.B])" office:value-type="float" office:value="137" calcext:value-type="float">
            <text:p>137</text:p>
          </table:table-cell>
          <table:table-cell table:style-name="ce12" table:formula="of:=COUNTIF(INDIRECT([.K$1]&amp;&quot;.&quot;&amp;[.$A5]&amp;&quot;1:&quot;&amp;[.$A5]&amp;[.J5]);&quot;true&quot;)/[.J5]" office:value-type="percentage" office:value="0.948905109489051" calcext:value-type="percentage">
            <text:p>94.89%</text:p>
          </table:table-cell>
          <table:table-cell table:style-name="ce15" table:formula="of:=SUM(INDIRECT([.K$1]&amp;&quot;.&quot;&amp;[.$B5]&amp;&quot;1:&quot;&amp;[.$B5]&amp;[.J5]))/[.J5]" office:value-type="currency" office:currency="secs" office:value="8.72943523357664" calcext:value-type="currency">
            <text:p>8.73 secs</text:p>
          </table:table-cell>
          <table:table-cell table:style-name="ce15" table:formula="of:=SUMIF(INDIRECT([.K$1]&amp;&quot;.&quot;&amp;[.$A5]&amp;&quot;1:&quot;&amp;[.$A5]&amp;[.J5]);&quot;true&quot;;INDIRECT([.K$1]&amp;&quot;.&quot;&amp;[.$B5]&amp;&quot;1:&quot;&amp;[.$B5]&amp;[.J5]))/COUNTIF(INDIRECT([.K$1]&amp;&quot;.&quot;&amp;[.$A5]&amp;&quot;1:&quot;&amp;[.$A5]&amp;[.J5]);&quot;true&quot;)" office:value-type="currency" office:currency="secs" office:value="8.43880513076923" calcext:value-type="currency">
            <text:p>8.44 secs</text:p>
          </table:table-cell>
          <table:table-cell table:formula="of:=COUNTA([Complex.C:.C])" office:value-type="float" office:value="126" calcext:value-type="float">
            <text:p>126</text:p>
          </table:table-cell>
          <table:table-cell table:style-name="ce12" table:formula="of:=COUNTIF(INDIRECT([.O$1]&amp;&quot;.&quot;&amp;[.$A5]&amp;&quot;1:&quot;&amp;[.$A5]&amp;[.N5]);&quot;true&quot;)/[.N5]" office:value-type="percentage" office:value="0.619047619047619" calcext:value-type="percentage">
            <text:p>61.90%</text:p>
          </table:table-cell>
          <table:table-cell table:style-name="ce15" table:formula="of:=SUM(INDIRECT([.O$1]&amp;&quot;.&quot;&amp;[.$B5]&amp;&quot;1:&quot;&amp;[.$B5]&amp;[.N5]))/[.N5]" office:value-type="currency" office:currency="secs" office:value="23.6599303015873" calcext:value-type="currency">
            <text:p>23.66 secs</text:p>
          </table:table-cell>
          <table:table-cell table:style-name="ce15" table:formula="of:=SUMIF(INDIRECT([.O$1]&amp;&quot;.&quot;&amp;[.$A5]&amp;&quot;1:&quot;&amp;[.$A5]&amp;[.N5]);&quot;true&quot;;INDIRECT([.O$1]&amp;&quot;.&quot;&amp;[.$B5]&amp;&quot;1:&quot;&amp;[.$B5]&amp;[.N5]))/COUNTIF(INDIRECT([.O$1]&amp;&quot;.&quot;&amp;[.$A5]&amp;&quot;1:&quot;&amp;[.$A5]&amp;[.N5]);&quot;true&quot;)" office:value-type="currency" office:currency="secs" office:value="28.4703678589744" calcext:value-type="currency">
            <text:p>28.47 secs</text:p>
          </table:table-cell>
        </table:table-row>
        <table:table-row table:style-name="ro1">
          <table:table-cell office:value-type="string" calcext:value-type="string">
            <text:p>P</text:p>
          </table:table-cell>
          <table:table-cell office:value-type="string" calcext:value-type="string">
            <text:p>N</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BPMN Q4</text:p>
          </table:table-cell>
          <table:table-cell table:formula="of:=COUNTA([Simple.A:.A])" office:value-type="float" office:value="141" calcext:value-type="float">
            <text:p>141</text:p>
          </table:table-cell>
          <table:table-cell table:style-name="ce12" table:formula="of:=COUNTIF(INDIRECT([.G$1]&amp;&quot;.&quot;&amp;[.$A6]&amp;&quot;1:&quot;&amp;[.$A6]&amp;[.F6]);&quot;true&quot;)/[.F6]" office:value-type="percentage" office:value="0.524822695035461" calcext:value-type="percentage">
            <text:p>52.48%</text:p>
          </table:table-cell>
          <table:table-cell table:style-name="ce31" table:formula="of:=SUM(INDIRECT([.G$1]&amp;&quot;.&quot;&amp;[.$B6]&amp;&quot;1:&quot;&amp;[.$B6]&amp;[.F6]))/[.F6]" office:value-type="currency" office:currency="secs" office:value="34.6658996737589" calcext:value-type="currency">
            <text:p>34.67 secs</text:p>
          </table:table-cell>
          <table:table-cell table:style-name="ce14" table:formula="of:=SUMIF(INDIRECT([.G$1]&amp;&quot;.&quot;&amp;[.$A6]&amp;&quot;1:&quot;&amp;[.$A6]&amp;[.F6]);&quot;true&quot;;INDIRECT([.G$1]&amp;&quot;.&quot;&amp;[.$B6]&amp;&quot;1:&quot;&amp;[.$B6]&amp;[.F6]))/COUNTIF(INDIRECT([.G$1]&amp;&quot;.&quot;&amp;[.$A6]&amp;&quot;1:&quot;&amp;[.$A6]&amp;[.F6]);&quot;true&quot;)" office:value-type="currency" office:currency="secs" office:value="27.7748951216216" calcext:value-type="currency">
            <text:p>27.77 secs</text:p>
          </table:table-cell>
          <table:table-cell table:formula="of:=COUNTA([Medium.B:.B])" office:value-type="float" office:value="137" calcext:value-type="float">
            <text:p>137</text:p>
          </table:table-cell>
          <table:table-cell table:style-name="ce12" table:formula="of:=COUNTIF(INDIRECT([.K$1]&amp;&quot;.&quot;&amp;[.$A6]&amp;&quot;1:&quot;&amp;[.$A6]&amp;[.J6]);&quot;true&quot;)/[.J6]" office:value-type="percentage" office:value="0.868613138686131" calcext:value-type="percentage">
            <text:p>86.86%</text:p>
          </table:table-cell>
          <table:table-cell table:style-name="ce15" table:formula="of:=SUM(INDIRECT([.K$1]&amp;&quot;.&quot;&amp;[.$B6]&amp;&quot;1:&quot;&amp;[.$B6]&amp;[.J6]))/[.J6]" office:value-type="currency" office:currency="secs" office:value="27.6292406642336" calcext:value-type="currency">
            <text:p>27.63 secs</text:p>
          </table:table-cell>
          <table:table-cell table:style-name="ce15" table:formula="of:=SUMIF(INDIRECT([.K$1]&amp;&quot;.&quot;&amp;[.$A6]&amp;&quot;1:&quot;&amp;[.$A6]&amp;[.J6]);&quot;true&quot;;INDIRECT([.K$1]&amp;&quot;.&quot;&amp;[.$B6]&amp;&quot;1:&quot;&amp;[.$B6]&amp;[.J6]))/COUNTIF(INDIRECT([.K$1]&amp;&quot;.&quot;&amp;[.$A6]&amp;&quot;1:&quot;&amp;[.$A6]&amp;[.J6]);&quot;true&quot;)" office:value-type="currency" office:currency="secs" office:value="27.1058310756303" calcext:value-type="currency">
            <text:p>27.11 secs</text:p>
          </table:table-cell>
          <table:table-cell table:formula="of:=COUNTA([Complex.C:.C])" office:value-type="float" office:value="126" calcext:value-type="float">
            <text:p>126</text:p>
          </table:table-cell>
          <table:table-cell table:style-name="ce12" table:formula="of:=COUNTIF(INDIRECT([.O$1]&amp;&quot;.&quot;&amp;[.$A6]&amp;&quot;1:&quot;&amp;[.$A6]&amp;[.N6]);&quot;true&quot;)/[.N6]" office:value-type="percentage" office:value="0.650793650793651" calcext:value-type="percentage">
            <text:p>65.08%</text:p>
          </table:table-cell>
          <table:table-cell table:style-name="ce15" table:formula="of:=SUM(INDIRECT([.O$1]&amp;&quot;.&quot;&amp;[.$B6]&amp;&quot;1:&quot;&amp;[.$B6]&amp;[.N6]))/[.N6]" office:value-type="currency" office:currency="secs" office:value="50.1914252460318" calcext:value-type="currency">
            <text:p>50.19 secs</text:p>
          </table:table-cell>
          <table:table-cell table:style-name="ce15" table:formula="of:=SUMIF(INDIRECT([.O$1]&amp;&quot;.&quot;&amp;[.$A6]&amp;&quot;1:&quot;&amp;[.$A6]&amp;[.N6]);&quot;true&quot;;INDIRECT([.O$1]&amp;&quot;.&quot;&amp;[.$B6]&amp;&quot;1:&quot;&amp;[.$B6]&amp;[.N6]))/COUNTIF(INDIRECT([.O$1]&amp;&quot;.&quot;&amp;[.$A6]&amp;&quot;1:&quot;&amp;[.$A6]&amp;[.N6]);&quot;true&quot;)" office:value-type="currency" office:currency="secs" office:value="43.5447085121951" calcext:value-type="currency">
            <text:p>43.54 secs</text:p>
          </table:table-cell>
        </table:table-row>
        <table:table-row table:style-name="ro1">
          <table:table-cell office:value-type="string" calcext:value-type="string">
            <text:p>S</text:p>
          </table:table-cell>
          <table:table-cell office:value-type="string" calcext:value-type="string">
            <text:p>Q</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BPMN Q5</text:p>
          </table:table-cell>
          <table:table-cell table:formula="of:=COUNTA([Simple.A:.A])" office:value-type="float" office:value="141" calcext:value-type="float">
            <text:p>141</text:p>
          </table:table-cell>
          <table:table-cell table:style-name="ce12" table:formula="of:=COUNTIF(INDIRECT([.G$1]&amp;&quot;.&quot;&amp;[.$A7]&amp;&quot;1:&quot;&amp;[.$A7]&amp;[.F7]);&quot;true&quot;)/[.F7]" office:value-type="percentage" office:value="0.0638297872340426" calcext:value-type="percentage">
            <text:p>6.38%</text:p>
          </table:table-cell>
          <table:table-cell table:style-name="ce31" table:formula="of:=SUM(INDIRECT([.G$1]&amp;&quot;.&quot;&amp;[.$B7]&amp;&quot;1:&quot;&amp;[.$B7]&amp;[.F7]))/[.F7]" office:value-type="currency" office:currency="secs" office:value="33.247490035461" calcext:value-type="currency">
            <text:p>33.25 secs</text:p>
          </table:table-cell>
          <table:table-cell table:style-name="ce33" table:formula="of:=SUMIF(INDIRECT([.G$1]&amp;&quot;.&quot;&amp;[.$A7]&amp;&quot;1:&quot;&amp;[.$A7]&amp;[.F7]);&quot;true&quot;;INDIRECT([.G$1]&amp;&quot;.&quot;&amp;[.$B7]&amp;&quot;1:&quot;&amp;[.$B7]&amp;[.F7]))/COUNTIF(INDIRECT([.G$1]&amp;&quot;.&quot;&amp;[.$A7]&amp;&quot;1:&quot;&amp;[.$A7]&amp;[.F7]);&quot;true&quot;)" office:value-type="currency" office:currency="secs" office:value="31.3775626666667" calcext:value-type="currency">
            <text:p>31.38 secs</text:p>
          </table:table-cell>
          <table:table-cell table:formula="of:=COUNTA([Medium.B:.B])" office:value-type="float" office:value="137" calcext:value-type="float">
            <text:p>137</text:p>
          </table:table-cell>
          <table:table-cell table:style-name="ce12" table:formula="of:=COUNTIF(INDIRECT([.K$1]&amp;&quot;.&quot;&amp;[.$A7]&amp;&quot;1:&quot;&amp;[.$A7]&amp;[.J7]);&quot;true&quot;)/[.J7]" office:value-type="percentage" office:value="0.153284671532847" calcext:value-type="percentage">
            <text:p>15.33%</text:p>
          </table:table-cell>
          <table:table-cell table:style-name="ce15" table:formula="of:=SUM(INDIRECT([.K$1]&amp;&quot;.&quot;&amp;[.$B7]&amp;&quot;1:&quot;&amp;[.$B7]&amp;[.J7]))/[.J7]" office:value-type="currency" office:currency="secs" office:value="23.6298742773723" calcext:value-type="currency">
            <text:p>23.63 secs</text:p>
          </table:table-cell>
          <table:table-cell table:style-name="ce15" table:formula="of:=SUMIF(INDIRECT([.K$1]&amp;&quot;.&quot;&amp;[.$A7]&amp;&quot;1:&quot;&amp;[.$A7]&amp;[.J7]);&quot;true&quot;;INDIRECT([.K$1]&amp;&quot;.&quot;&amp;[.$B7]&amp;&quot;1:&quot;&amp;[.$B7]&amp;[.J7]))/COUNTIF(INDIRECT([.K$1]&amp;&quot;.&quot;&amp;[.$A7]&amp;&quot;1:&quot;&amp;[.$A7]&amp;[.J7]);&quot;true&quot;)" office:value-type="currency" office:currency="secs" office:value="21.6900071428571" calcext:value-type="currency">
            <text:p>21.69 secs</text:p>
          </table:table-cell>
          <table:table-cell table:formula="of:=COUNTA([Complex.C:.C])" office:value-type="float" office:value="126" calcext:value-type="float">
            <text:p>126</text:p>
          </table:table-cell>
          <table:table-cell table:style-name="ce12" table:formula="of:=COUNTIF(INDIRECT([.O$1]&amp;&quot;.&quot;&amp;[.$A7]&amp;&quot;1:&quot;&amp;[.$A7]&amp;[.N7]);&quot;true&quot;)/[.N7]" office:value-type="percentage" office:value="0.134920634920635" calcext:value-type="percentage">
            <text:p>13.49%</text:p>
          </table:table-cell>
          <table:table-cell table:style-name="ce15" table:formula="of:=SUM(INDIRECT([.O$1]&amp;&quot;.&quot;&amp;[.$B7]&amp;&quot;1:&quot;&amp;[.$B7]&amp;[.N7]))/[.N7]" office:value-type="currency" office:currency="secs" office:value="16.1420073809524" calcext:value-type="currency">
            <text:p>16.14 secs</text:p>
          </table:table-cell>
          <table:table-cell table:style-name="ce15" table:formula="of:=SUMIF(INDIRECT([.O$1]&amp;&quot;.&quot;&amp;[.$A7]&amp;&quot;1:&quot;&amp;[.$A7]&amp;[.N7]);&quot;true&quot;;INDIRECT([.O$1]&amp;&quot;.&quot;&amp;[.$B7]&amp;&quot;1:&quot;&amp;[.$B7]&amp;[.N7]))/COUNTIF(INDIRECT([.O$1]&amp;&quot;.&quot;&amp;[.$A7]&amp;&quot;1:&quot;&amp;[.$A7]&amp;[.N7]);&quot;true&quot;)" office:value-type="currency" office:currency="secs" office:value="12.4276067058824" calcext:value-type="currency">
            <text:p>12.43 secs</text:p>
          </table:table-cell>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AS</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9]&amp;&quot;1:&quot;&amp;[.$A9]&amp;[.F9]);&quot;true&quot;)/[.F9]" office:value-type="percentage" office:value="0.0212765957446809" calcext:value-type="percentage">
            <text:p>2.13%</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9]&amp;&quot;1:&quot;&amp;[.$A9]&amp;[.J9]);&quot;true&quot;)/[.J9]" office:value-type="percentage" office:value="0.0875912408759124" calcext:value-type="percentage">
            <text:p>8.76%</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9]&amp;&quot;1:&quot;&amp;[.$A9]&amp;[.N9]);&quot;true&quot;)/[.N9]" office:value-type="percentage" office:value="0.0238095238095238" calcext:value-type="percentage">
            <text:p>2.38%</text:p>
          </table:table-cell>
          <table:table-cell table:style-name="ce15" table:number-columns-repeated="2"/>
        </table:table-row>
        <table:table-row table:style-name="ro1">
          <table:table-cell office:value-type="string" calcext:value-type="string">
            <text:p>AU</text:p>
          </table:table-cell>
          <table:table-cell/>
          <table:table-cell office:value-type="string" calcext:value-type="string">
            <text:p>Without Q5</text:p>
          </table:table-cell>
          <table:table-cell table:number-columns-repeated="2"/>
          <table:table-cell table:formula="of:=COUNTA([Simple.A:.A])" office:value-type="float" office:value="141" calcext:value-type="float">
            <text:p>141</text:p>
          </table:table-cell>
          <table:table-cell table:style-name="ce12" table:formula="of:=COUNTIF(INDIRECT([.G$1]&amp;&quot;.&quot;&amp;[.$A10]&amp;&quot;1:&quot;&amp;[.$A10]&amp;[.F10]);&quot;true&quot;)/[.F10]" office:value-type="percentage" office:value="0.319148936170213" calcext:value-type="percentage">
            <text:p>31.91%</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10]&amp;&quot;1:&quot;&amp;[.$A10]&amp;[.J10]);&quot;true&quot;)/[.J10]" office:value-type="percentage" office:value="0.708029197080292" calcext:value-type="percentage">
            <text:p>70.80%</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10]&amp;&quot;1:&quot;&amp;[.$A10]&amp;[.N10]);&quot;true&quot;)/[.N10]" office:value-type="percentage" office:value="0.26984126984127" calcext:value-type="percentage">
            <text:p>26.98%</text:p>
          </table:table-cell>
          <table:table-cell table:style-name="ce15" table:number-columns-repeated="2"/>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Y</text:p>
          </table:table-cell>
          <table:table-cell office:value-type="string" calcext:value-type="string">
            <text:p>W</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CPEE Q1</text:p>
          </table:table-cell>
          <table:table-cell table:formula="of:=COUNTA([Simple.A:.A])" office:value-type="float" office:value="141" calcext:value-type="float">
            <text:p>141</text:p>
          </table:table-cell>
          <table:table-cell table:style-name="ce12" table:formula="of:=COUNTIF(INDIRECT([.G$1]&amp;&quot;.&quot;&amp;[.$A12]&amp;&quot;1:&quot;&amp;[.$A12]&amp;[.F12]);&quot;true&quot;)/[.F12]" office:value-type="percentage" office:value="0.595744680851064" calcext:value-type="percentage">
            <text:p>59.57%</text:p>
          </table:table-cell>
          <table:table-cell table:style-name="ce15" table:formula="of:=SUM(INDIRECT([.G$1]&amp;&quot;.&quot;&amp;[.$B12]&amp;&quot;1:&quot;&amp;[.$B12]&amp;[.F12]))/[.F12]" office:value-type="currency" office:currency="secs" office:value="42.6164598510638" calcext:value-type="currency">
            <text:p>42.62 secs</text:p>
          </table:table-cell>
          <table:table-cell table:style-name="ce15" table:formula="of:=SUMIF(INDIRECT([.G$1]&amp;&quot;.&quot;&amp;[.$A12]&amp;&quot;1:&quot;&amp;[.$A12]&amp;[.F12]);&quot;true&quot;;INDIRECT([.G$1]&amp;&quot;.&quot;&amp;[.$B12]&amp;&quot;1:&quot;&amp;[.$B12]&amp;[.F12]))/COUNTIF(INDIRECT([.G$1]&amp;&quot;.&quot;&amp;[.$A12]&amp;&quot;1:&quot;&amp;[.$A12]&amp;[.F12]);&quot;true&quot;)" office:value-type="currency" office:currency="secs" office:value="45.6930138928571" calcext:value-type="currency">
            <text:p>45.69 secs</text:p>
          </table:table-cell>
          <table:table-cell table:formula="of:=COUNTA([Medium.B:.B])" office:value-type="float" office:value="137" calcext:value-type="float">
            <text:p>137</text:p>
          </table:table-cell>
          <table:table-cell table:style-name="ce12" table:formula="of:=COUNTIF(INDIRECT([.K$1]&amp;&quot;.&quot;&amp;[.$A12]&amp;&quot;1:&quot;&amp;[.$A12]&amp;[.J12]);&quot;true&quot;)/[.J12]" office:value-type="percentage" office:value="0.715328467153285" calcext:value-type="percentage">
            <text:p>71.53%</text:p>
          </table:table-cell>
          <table:table-cell table:style-name="ce15" table:formula="of:=SUM(INDIRECT([.K$1]&amp;&quot;.&quot;&amp;[.$B12]&amp;&quot;1:&quot;&amp;[.$B12]&amp;[.J12]))/[.J12]" office:value-type="currency" office:currency="secs" office:value="34.4970451824818" calcext:value-type="currency">
            <text:p>34.50 secs</text:p>
          </table:table-cell>
          <table:table-cell table:style-name="ce15" table:formula="of:=SUMIF(INDIRECT([.K$1]&amp;&quot;.&quot;&amp;[.$A12]&amp;&quot;1:&quot;&amp;[.$A12]&amp;[.J12]);&quot;true&quot;;INDIRECT([.K$1]&amp;&quot;.&quot;&amp;[.$B12]&amp;&quot;1:&quot;&amp;[.$B12]&amp;[.J12]))/COUNTIF(INDIRECT([.K$1]&amp;&quot;.&quot;&amp;[.$A12]&amp;&quot;1:&quot;&amp;[.$A12]&amp;[.J12]);&quot;true&quot;)" office:value-type="currency" office:currency="secs" office:value="34.3078588061225" calcext:value-type="currency">
            <text:p>34.31 secs</text:p>
          </table:table-cell>
          <table:table-cell table:formula="of:=COUNTA([Complex.C:.C])" office:value-type="float" office:value="126" calcext:value-type="float">
            <text:p>126</text:p>
          </table:table-cell>
          <table:table-cell table:style-name="ce13" table:formula="of:=COUNTIF(INDIRECT([.O$1]&amp;&quot;.&quot;&amp;[.$A12]&amp;&quot;1:&quot;&amp;[.$A12]&amp;[.N12]);&quot;true&quot;)/[.N12]" office:value-type="percentage" office:value="0.706349206349206" calcext:value-type="percentage">
            <text:p>70.63%</text:p>
          </table:table-cell>
          <table:table-cell table:style-name="ce14" table:formula="of:=SUM(INDIRECT([.O$1]&amp;&quot;.&quot;&amp;[.$B12]&amp;&quot;1:&quot;&amp;[.$B12]&amp;[.N12]))/[.N12]" office:value-type="currency" office:currency="secs" office:value="49.8270270476191" calcext:value-type="currency">
            <text:p>49.83 secs</text:p>
          </table:table-cell>
          <table:table-cell table:style-name="ce14" table:formula="of:=SUMIF(INDIRECT([.O$1]&amp;&quot;.&quot;&amp;[.$A12]&amp;&quot;1:&quot;&amp;[.$A12]&amp;[.N12]);&quot;true&quot;;INDIRECT([.O$1]&amp;&quot;.&quot;&amp;[.$B12]&amp;&quot;1:&quot;&amp;[.$B12]&amp;[.N12]))/COUNTIF(INDIRECT([.O$1]&amp;&quot;.&quot;&amp;[.$A12]&amp;&quot;1:&quot;&amp;[.$A12]&amp;[.N12]);&quot;true&quot;)" office:value-type="currency" office:currency="secs" office:value="53.6072381235955" calcext:value-type="currency">
            <text:p>53.61 secs</text:p>
          </table:table-cell>
        </table:table-row>
        <table:table-row table:style-name="ro1">
          <table:table-cell office:value-type="string" calcext:value-type="string">
            <text:p>AB</text:p>
          </table:table-cell>
          <table:table-cell office:value-type="string" calcext:value-type="string">
            <text:p>Z</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CPEE Q2</text:p>
          </table:table-cell>
          <table:table-cell table:formula="of:=COUNTA([Simple.A:.A])" office:value-type="float" office:value="141" calcext:value-type="float">
            <text:p>141</text:p>
          </table:table-cell>
          <table:table-cell table:style-name="ce12" table:formula="of:=COUNTIF(INDIRECT([.G$1]&amp;&quot;.&quot;&amp;[.$A13]&amp;&quot;1:&quot;&amp;[.$A13]&amp;[.F13]);&quot;true&quot;)/[.F13]" office:value-type="percentage" office:value="0.48936170212766" calcext:value-type="percentage">
            <text:p>48.94%</text:p>
          </table:table-cell>
          <table:table-cell table:style-name="ce15" table:formula="of:=SUM(INDIRECT([.G$1]&amp;&quot;.&quot;&amp;[.$B13]&amp;&quot;1:&quot;&amp;[.$B13]&amp;[.F13]))/[.F13]" office:value-type="currency" office:currency="secs" office:value="24.3437475531915" calcext:value-type="currency">
            <text:p>24.34 secs</text:p>
          </table:table-cell>
          <table:table-cell table:style-name="ce15" table:formula="of:=SUMIF(INDIRECT([.G$1]&amp;&quot;.&quot;&amp;[.$A13]&amp;&quot;1:&quot;&amp;[.$A13]&amp;[.F13]);&quot;true&quot;;INDIRECT([.G$1]&amp;&quot;.&quot;&amp;[.$B13]&amp;&quot;1:&quot;&amp;[.$B13]&amp;[.F13]))/COUNTIF(INDIRECT([.G$1]&amp;&quot;.&quot;&amp;[.$A13]&amp;&quot;1:&quot;&amp;[.$A13]&amp;[.F13]);&quot;true&quot;)" office:value-type="currency" office:currency="secs" office:value="25.0729080724638" calcext:value-type="currency">
            <text:p>25.07 secs</text:p>
          </table:table-cell>
          <table:table-cell table:formula="of:=COUNTA([Medium.B:.B])" office:value-type="float" office:value="137" calcext:value-type="float">
            <text:p>137</text:p>
          </table:table-cell>
          <table:table-cell table:style-name="ce12" table:formula="of:=COUNTIF(INDIRECT([.K$1]&amp;&quot;.&quot;&amp;[.$A13]&amp;&quot;1:&quot;&amp;[.$A13]&amp;[.J13]);&quot;true&quot;)/[.J13]" office:value-type="percentage" office:value="0.510948905109489" calcext:value-type="percentage">
            <text:p>51.09%</text:p>
          </table:table-cell>
          <table:table-cell table:style-name="ce15" table:formula="of:=SUM(INDIRECT([.K$1]&amp;&quot;.&quot;&amp;[.$B13]&amp;&quot;1:&quot;&amp;[.$B13]&amp;[.J13]))/[.J13]" office:value-type="currency" office:currency="secs" office:value="19.1659077518248" calcext:value-type="currency">
            <text:p>19.17 secs</text:p>
          </table:table-cell>
          <table:table-cell table:style-name="ce15" table:formula="of:=SUMIF(INDIRECT([.K$1]&amp;&quot;.&quot;&amp;[.$A13]&amp;&quot;1:&quot;&amp;[.$A13]&amp;[.J13]);&quot;true&quot;;INDIRECT([.K$1]&amp;&quot;.&quot;&amp;[.$B13]&amp;&quot;1:&quot;&amp;[.$B13]&amp;[.J13]))/COUNTIF(INDIRECT([.K$1]&amp;&quot;.&quot;&amp;[.$A13]&amp;&quot;1:&quot;&amp;[.$A13]&amp;[.J13]);&quot;true&quot;)" office:value-type="currency" office:currency="secs" office:value="21.3736672285714" calcext:value-type="currency">
            <text:p>21.37 secs</text:p>
          </table:table-cell>
          <table:table-cell table:formula="of:=COUNTA([Complex.C:.C])" office:value-type="float" office:value="126" calcext:value-type="float">
            <text:p>126</text:p>
          </table:table-cell>
          <table:table-cell table:style-name="ce12" table:formula="of:=COUNTIF(INDIRECT([.O$1]&amp;&quot;.&quot;&amp;[.$A13]&amp;&quot;1:&quot;&amp;[.$A13]&amp;[.N13]);&quot;true&quot;)/[.N13]" office:value-type="percentage" office:value="0.325396825396825" calcext:value-type="percentage">
            <text:p>32.54%</text:p>
          </table:table-cell>
          <table:table-cell table:style-name="ce14" table:formula="of:=SUM(INDIRECT([.O$1]&amp;&quot;.&quot;&amp;[.$B13]&amp;&quot;1:&quot;&amp;[.$B13]&amp;[.N13]))/[.N13]" office:value-type="currency" office:currency="secs" office:value="27.4684871904762" calcext:value-type="currency">
            <text:p>27.47 secs</text:p>
          </table:table-cell>
          <table:table-cell table:style-name="ce14" table:formula="of:=SUMIF(INDIRECT([.O$1]&amp;&quot;.&quot;&amp;[.$A13]&amp;&quot;1:&quot;&amp;[.$A13]&amp;[.N13]);&quot;true&quot;;INDIRECT([.O$1]&amp;&quot;.&quot;&amp;[.$B13]&amp;&quot;1:&quot;&amp;[.$B13]&amp;[.N13]))/COUNTIF(INDIRECT([.O$1]&amp;&quot;.&quot;&amp;[.$A13]&amp;&quot;1:&quot;&amp;[.$A13]&amp;[.N13]);&quot;true&quot;)" office:value-type="currency" office:currency="secs" office:value="33.8768412195122" calcext:value-type="currency">
            <text:p>33.88 secs</text:p>
          </table:table-cell>
        </table:table-row>
        <table:table-row table:style-name="ro1">
          <table:table-cell office:value-type="string" calcext:value-type="string">
            <text:p>AE</text:p>
          </table:table-cell>
          <table:table-cell office:value-type="string" calcext:value-type="string">
            <text:p>AC</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CPEE Q3</text:p>
          </table:table-cell>
          <table:table-cell table:formula="of:=COUNTA([Simple.A:.A])" office:value-type="float" office:value="141" calcext:value-type="float">
            <text:p>141</text:p>
          </table:table-cell>
          <table:table-cell table:style-name="ce12" table:formula="of:=COUNTIF(INDIRECT([.G$1]&amp;&quot;.&quot;&amp;[.$A14]&amp;&quot;1:&quot;&amp;[.$A14]&amp;[.F14]);&quot;true&quot;)/[.F14]" office:value-type="percentage" office:value="0.432624113475177" calcext:value-type="percentage">
            <text:p>43.26%</text:p>
          </table:table-cell>
          <table:table-cell table:style-name="ce14" table:formula="of:=SUM(INDIRECT([.G$1]&amp;&quot;.&quot;&amp;[.$B14]&amp;&quot;1:&quot;&amp;[.$B14]&amp;[.F14]))/[.F14]" office:value-type="currency" office:currency="secs" office:value="12.979163929078" calcext:value-type="currency">
            <text:p>12.98 secs</text:p>
          </table:table-cell>
          <table:table-cell table:style-name="ce15" table:formula="of:=SUMIF(INDIRECT([.G$1]&amp;&quot;.&quot;&amp;[.$A14]&amp;&quot;1:&quot;&amp;[.$A14]&amp;[.F14]);&quot;true&quot;;INDIRECT([.G$1]&amp;&quot;.&quot;&amp;[.$B14]&amp;&quot;1:&quot;&amp;[.$B14]&amp;[.F14]))/COUNTIF(INDIRECT([.G$1]&amp;&quot;.&quot;&amp;[.$A14]&amp;&quot;1:&quot;&amp;[.$A14]&amp;[.F14]);&quot;true&quot;)" office:value-type="currency" office:currency="secs" office:value="15.0375877213115" calcext:value-type="currency">
            <text:p>15.04 secs</text:p>
          </table:table-cell>
          <table:table-cell table:formula="of:=COUNTA([Medium.B:.B])" office:value-type="float" office:value="137" calcext:value-type="float">
            <text:p>137</text:p>
          </table:table-cell>
          <table:table-cell table:style-name="ce12" table:formula="of:=COUNTIF(INDIRECT([.K$1]&amp;&quot;.&quot;&amp;[.$A14]&amp;&quot;1:&quot;&amp;[.$A14]&amp;[.J14]);&quot;true&quot;)/[.J14]" office:value-type="percentage" office:value="0.605839416058394" calcext:value-type="percentage">
            <text:p>60.58%</text:p>
          </table:table-cell>
          <table:table-cell table:style-name="ce15" table:formula="of:=SUM(INDIRECT([.K$1]&amp;&quot;.&quot;&amp;[.$B14]&amp;&quot;1:&quot;&amp;[.$B14]&amp;[.J14]))/[.J14]" office:value-type="currency" office:currency="secs" office:value="9.4903036350365" calcext:value-type="currency">
            <text:p>9.49 secs</text:p>
          </table:table-cell>
          <table:table-cell table:style-name="ce15" table:formula="of:=SUMIF(INDIRECT([.K$1]&amp;&quot;.&quot;&amp;[.$A14]&amp;&quot;1:&quot;&amp;[.$A14]&amp;[.J14]);&quot;true&quot;;INDIRECT([.K$1]&amp;&quot;.&quot;&amp;[.$B14]&amp;&quot;1:&quot;&amp;[.$B14]&amp;[.J14]))/COUNTIF(INDIRECT([.K$1]&amp;&quot;.&quot;&amp;[.$A14]&amp;&quot;1:&quot;&amp;[.$A14]&amp;[.J14]);&quot;true&quot;)" office:value-type="currency" office:currency="secs" office:value="9.06723009638554" calcext:value-type="currency">
            <text:p>9.07 secs</text:p>
          </table:table-cell>
          <table:table-cell table:formula="of:=COUNTA([Complex.C:.C])" office:value-type="float" office:value="126" calcext:value-type="float">
            <text:p>126</text:p>
          </table:table-cell>
          <table:table-cell table:style-name="ce12" table:formula="of:=COUNTIF(INDIRECT([.O$1]&amp;&quot;.&quot;&amp;[.$A14]&amp;&quot;1:&quot;&amp;[.$A14]&amp;[.N14]);&quot;true&quot;)/[.N14]" office:value-type="percentage" office:value="0.357142857142857" calcext:value-type="percentage">
            <text:p>35.71%</text:p>
          </table:table-cell>
          <table:table-cell table:style-name="ce14" table:formula="of:=SUM(INDIRECT([.O$1]&amp;&quot;.&quot;&amp;[.$B14]&amp;&quot;1:&quot;&amp;[.$B14]&amp;[.N14]))/[.N14]" office:value-type="currency" office:currency="secs" office:value="19.1770533888889" calcext:value-type="currency">
            <text:p>19.18 secs</text:p>
          </table:table-cell>
          <table:table-cell table:style-name="ce14" table:formula="of:=SUMIF(INDIRECT([.O$1]&amp;&quot;.&quot;&amp;[.$A14]&amp;&quot;1:&quot;&amp;[.$A14]&amp;[.N14]);&quot;true&quot;;INDIRECT([.O$1]&amp;&quot;.&quot;&amp;[.$B14]&amp;&quot;1:&quot;&amp;[.$B14]&amp;[.N14]))/COUNTIF(INDIRECT([.O$1]&amp;&quot;.&quot;&amp;[.$A14]&amp;&quot;1:&quot;&amp;[.$A14]&amp;[.N14]);&quot;true&quot;)" office:value-type="currency" office:currency="secs" office:value="22.0410349333333" calcext:value-type="currency">
            <text:p>22.04 secs</text:p>
          </table:table-cell>
        </table:table-row>
        <table:table-row table:style-name="ro1">
          <table:table-cell office:value-type="string" calcext:value-type="string">
            <text:p>AH</text:p>
          </table:table-cell>
          <table:table-cell office:value-type="string" calcext:value-type="string">
            <text:p>AF</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CPEE Q4</text:p>
          </table:table-cell>
          <table:table-cell table:formula="of:=COUNTA([Simple.A:.A])" office:value-type="float" office:value="141" calcext:value-type="float">
            <text:p>141</text:p>
          </table:table-cell>
          <table:table-cell table:style-name="ce12" table:formula="of:=COUNTIF(INDIRECT([.G$1]&amp;&quot;.&quot;&amp;[.$A15]&amp;&quot;1:&quot;&amp;[.$A15]&amp;[.F15]);&quot;true&quot;)/[.F15]" office:value-type="percentage" office:value="0.404255319148936" calcext:value-type="percentage">
            <text:p>40.43%</text:p>
          </table:table-cell>
          <table:table-cell table:style-name="ce14" table:formula="of:=SUM(INDIRECT([.G$1]&amp;&quot;.&quot;&amp;[.$B15]&amp;&quot;1:&quot;&amp;[.$B15]&amp;[.F15]))/[.F15]" office:value-type="currency" office:currency="secs" office:value="31.2142795177305" calcext:value-type="currency">
            <text:p>31.21 secs</text:p>
          </table:table-cell>
          <table:table-cell table:style-name="ce15" table:formula="of:=SUMIF(INDIRECT([.G$1]&amp;&quot;.&quot;&amp;[.$A15]&amp;&quot;1:&quot;&amp;[.$A15]&amp;[.F15]);&quot;true&quot;;INDIRECT([.G$1]&amp;&quot;.&quot;&amp;[.$B15]&amp;&quot;1:&quot;&amp;[.$B15]&amp;[.F15]))/COUNTIF(INDIRECT([.G$1]&amp;&quot;.&quot;&amp;[.$A15]&amp;&quot;1:&quot;&amp;[.$A15]&amp;[.F15]);&quot;true&quot;)" office:value-type="currency" office:currency="secs" office:value="30.2877003157895" calcext:value-type="currency">
            <text:p>30.29 secs</text:p>
          </table:table-cell>
          <table:table-cell table:formula="of:=COUNTA([Medium.B:.B])" office:value-type="float" office:value="137" calcext:value-type="float">
            <text:p>137</text:p>
          </table:table-cell>
          <table:table-cell table:style-name="ce12" table:formula="of:=COUNTIF(INDIRECT([.K$1]&amp;&quot;.&quot;&amp;[.$A15]&amp;&quot;1:&quot;&amp;[.$A15]&amp;[.J15]);&quot;true&quot;)/[.J15]" office:value-type="percentage" office:value="0.613138686131387" calcext:value-type="percentage">
            <text:p>61.31%</text:p>
          </table:table-cell>
          <table:table-cell table:style-name="ce15" table:formula="of:=SUM(INDIRECT([.K$1]&amp;&quot;.&quot;&amp;[.$B15]&amp;&quot;1:&quot;&amp;[.$B15]&amp;[.J15]))/[.J15]" office:value-type="currency" office:currency="secs" office:value="25.4757005620438" calcext:value-type="currency">
            <text:p>25.48 secs</text:p>
          </table:table-cell>
          <table:table-cell table:style-name="ce15" table:formula="of:=SUMIF(INDIRECT([.K$1]&amp;&quot;.&quot;&amp;[.$A15]&amp;&quot;1:&quot;&amp;[.$A15]&amp;[.J15]);&quot;true&quot;;INDIRECT([.K$1]&amp;&quot;.&quot;&amp;[.$B15]&amp;&quot;1:&quot;&amp;[.$B15]&amp;[.J15]))/COUNTIF(INDIRECT([.K$1]&amp;&quot;.&quot;&amp;[.$A15]&amp;&quot;1:&quot;&amp;[.$A15]&amp;[.J15]);&quot;true&quot;)" office:value-type="currency" office:currency="secs" office:value="29.259723297619" calcext:value-type="currency">
            <text:p>29.26 secs</text:p>
          </table:table-cell>
          <table:table-cell table:formula="of:=COUNTA([Complex.C:.C])" office:value-type="float" office:value="126" calcext:value-type="float">
            <text:p>126</text:p>
          </table:table-cell>
          <table:table-cell table:style-name="ce34" table:formula="of:=COUNTIF(INDIRECT([.O$1]&amp;&quot;.&quot;&amp;[.$A15]&amp;&quot;1:&quot;&amp;[.$A15]&amp;[.N15]);&quot;true&quot;)/[.N15]" office:value-type="percentage" office:value="0.595238095238095" calcext:value-type="percentage">
            <text:p>59.52%</text:p>
          </table:table-cell>
          <table:table-cell table:style-name="ce14" table:formula="of:=SUM(INDIRECT([.O$1]&amp;&quot;.&quot;&amp;[.$B15]&amp;&quot;1:&quot;&amp;[.$B15]&amp;[.N15]))/[.N15]" office:value-type="currency" office:currency="secs" office:value="30.8014482698413" calcext:value-type="currency">
            <text:p>30.80 secs</text:p>
          </table:table-cell>
          <table:table-cell table:style-name="ce14" table:formula="of:=SUMIF(INDIRECT([.O$1]&amp;&quot;.&quot;&amp;[.$A15]&amp;&quot;1:&quot;&amp;[.$A15]&amp;[.N15]);&quot;true&quot;;INDIRECT([.O$1]&amp;&quot;.&quot;&amp;[.$B15]&amp;&quot;1:&quot;&amp;[.$B15]&amp;[.N15]))/COUNTIF(INDIRECT([.O$1]&amp;&quot;.&quot;&amp;[.$A15]&amp;&quot;1:&quot;&amp;[.$A15]&amp;[.N15]);&quot;true&quot;)" office:value-type="currency" office:currency="secs" office:value="38.3109299866667" calcext:value-type="currency">
            <text:p>38.31 secs</text:p>
          </table:table-cell>
        </table:table-row>
        <table:table-row table:style-name="ro1">
          <table:table-cell office:value-type="string" calcext:value-type="string">
            <text:p>AK</text:p>
          </table:table-cell>
          <table:table-cell office:value-type="string" calcext:value-type="string">
            <text:p>AI</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CPEE Q5</text:p>
          </table:table-cell>
          <table:table-cell table:formula="of:=COUNTA([Simple.A:.A])" office:value-type="float" office:value="141" calcext:value-type="float">
            <text:p>141</text:p>
          </table:table-cell>
          <table:table-cell table:style-name="ce13" table:formula="of:=COUNTIF(INDIRECT([.G$1]&amp;&quot;.&quot;&amp;[.$A16]&amp;&quot;1:&quot;&amp;[.$A16]&amp;[.F16]);&quot;true&quot;)/[.F16]" office:value-type="percentage" office:value="0.638297872340426" calcext:value-type="percentage">
            <text:p>63.83%</text:p>
          </table:table-cell>
          <table:table-cell table:style-name="ce14" table:formula="of:=SUM(INDIRECT([.G$1]&amp;&quot;.&quot;&amp;[.$B16]&amp;&quot;1:&quot;&amp;[.$B16]&amp;[.F16]))/[.F16]" office:value-type="currency" office:currency="secs" office:value="19.7733436950355" calcext:value-type="currency">
            <text:p>19.77 secs</text:p>
          </table:table-cell>
          <table:table-cell table:style-name="ce14" table:formula="of:=SUMIF(INDIRECT([.G$1]&amp;&quot;.&quot;&amp;[.$A16]&amp;&quot;1:&quot;&amp;[.$A16]&amp;[.F16]);&quot;true&quot;;INDIRECT([.G$1]&amp;&quot;.&quot;&amp;[.$B16]&amp;&quot;1:&quot;&amp;[.$B16]&amp;[.F16]))/COUNTIF(INDIRECT([.G$1]&amp;&quot;.&quot;&amp;[.$A16]&amp;&quot;1:&quot;&amp;[.$A16]&amp;[.F16]);&quot;true&quot;)" office:value-type="currency" office:currency="secs" office:value="16.7187210444444" calcext:value-type="currency">
            <text:p>16.72 secs</text:p>
          </table:table-cell>
          <table:table-cell table:formula="of:=COUNTA([Medium.B:.B])" office:value-type="float" office:value="137" calcext:value-type="float">
            <text:p>137</text:p>
          </table:table-cell>
          <table:table-cell table:style-name="ce13" table:formula="of:=COUNTIF(INDIRECT([.K$1]&amp;&quot;.&quot;&amp;[.$A16]&amp;&quot;1:&quot;&amp;[.$A16]&amp;[.J16]);&quot;true&quot;)/[.J16]" office:value-type="percentage" office:value="0.467153284671533" calcext:value-type="percentage">
            <text:p>46.72%</text:p>
          </table:table-cell>
          <table:table-cell table:style-name="ce15" table:formula="of:=SUM(INDIRECT([.K$1]&amp;&quot;.&quot;&amp;[.$B16]&amp;&quot;1:&quot;&amp;[.$B16]&amp;[.J16]))/[.J16]" office:value-type="currency" office:currency="secs" office:value="17.8044087153285" calcext:value-type="currency">
            <text:p>17.80 secs</text:p>
          </table:table-cell>
          <table:table-cell table:style-name="ce15" table:formula="of:=SUMIF(INDIRECT([.K$1]&amp;&quot;.&quot;&amp;[.$A16]&amp;&quot;1:&quot;&amp;[.$A16]&amp;[.J16]);&quot;true&quot;;INDIRECT([.K$1]&amp;&quot;.&quot;&amp;[.$B16]&amp;&quot;1:&quot;&amp;[.$B16]&amp;[.J16]))/COUNTIF(INDIRECT([.K$1]&amp;&quot;.&quot;&amp;[.$A16]&amp;&quot;1:&quot;&amp;[.$A16]&amp;[.J16]);&quot;true&quot;)" office:value-type="currency" office:currency="secs" office:value="19.188819109375" calcext:value-type="currency">
            <text:p>19.19 secs</text:p>
          </table:table-cell>
          <table:table-cell table:formula="of:=COUNTA([Complex.C:.C])" office:value-type="float" office:value="126" calcext:value-type="float">
            <text:p>126</text:p>
          </table:table-cell>
          <table:table-cell table:style-name="ce13" table:formula="of:=COUNTIF(INDIRECT([.O$1]&amp;&quot;.&quot;&amp;[.$A16]&amp;&quot;1:&quot;&amp;[.$A16]&amp;[.N16]);&quot;true&quot;)/[.N16]" office:value-type="percentage" office:value="0.357142857142857" calcext:value-type="percentage">
            <text:p>35.71%</text:p>
          </table:table-cell>
          <table:table-cell table:style-name="ce14" table:formula="of:=SUM(INDIRECT([.O$1]&amp;&quot;.&quot;&amp;[.$B16]&amp;&quot;1:&quot;&amp;[.$B16]&amp;[.N16]))/[.N16]" office:value-type="currency" office:currency="secs" office:value="13.239022452381" calcext:value-type="currency">
            <text:p>13.24 secs</text:p>
          </table:table-cell>
          <table:table-cell table:style-name="ce15" table:formula="of:=SUMIF(INDIRECT([.O$1]&amp;&quot;.&quot;&amp;[.$A16]&amp;&quot;1:&quot;&amp;[.$A16]&amp;[.N16]);&quot;true&quot;;INDIRECT([.O$1]&amp;&quot;.&quot;&amp;[.$B16]&amp;&quot;1:&quot;&amp;[.$B16]&amp;[.N16]))/COUNTIF(INDIRECT([.O$1]&amp;&quot;.&quot;&amp;[.$A16]&amp;&quot;1:&quot;&amp;[.$A16]&amp;[.N16]);&quot;true&quot;)" office:value-type="currency" office:currency="secs" office:value="18.1699323333333" calcext:value-type="currency">
            <text:p>18.17 secs</text:p>
          </table:table-cell>
        </table:table-row>
        <table:table-row table:style-name="ro1">
          <table:table-cell table:number-columns-repeated="17"/>
        </table:table-row>
        <table:table-row table:style-name="ro1">
          <table:table-cell office:value-type="string" calcext:value-type="string">
            <text:p>AT</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18]&amp;&quot;1:&quot;&amp;[.$A18]&amp;[.F18]);&quot;true&quot;)/[.F18]" office:value-type="percentage" office:value="0.0921985815602837" calcext:value-type="percentage">
            <text:p>9.22%</text:p>
          </table:table-cell>
          <table:table-cell table:number-columns-repeated="2"/>
          <table:table-cell table:formula="of:=COUNTA([Medium.B:.B])" office:value-type="float" office:value="137" calcext:value-type="float">
            <text:p>137</text:p>
          </table:table-cell>
          <table:table-cell table:style-name="ce12" table:formula="of:=COUNTIF(INDIRECT([.K$1]&amp;&quot;.&quot;&amp;[.$A18]&amp;&quot;1:&quot;&amp;[.$A18]&amp;[.J18]);&quot;true&quot;)/[.J18]" office:value-type="percentage" office:value="0.248175182481752" calcext:value-type="percentage">
            <text:p>24.82%</text:p>
          </table:table-cell>
          <table:table-cell table:number-columns-repeated="2"/>
          <table:table-cell table:formula="of:=COUNTA([Complex.C:.C])" office:value-type="float" office:value="126" calcext:value-type="float">
            <text:p>126</text:p>
          </table:table-cell>
          <table:table-cell table:style-name="ce12" table:formula="of:=COUNTIF(INDIRECT([.O$1]&amp;&quot;.&quot;&amp;[.$A18]&amp;&quot;1:&quot;&amp;[.$A18]&amp;[.N18]);&quot;true&quot;)/[.N18]" office:value-type="percentage" office:value="0.0714285714285714" calcext:value-type="percentage">
            <text:p>7.14%</text:p>
          </table:table-cell>
          <table:table-cell table:number-columns-repeated="2"/>
        </table:table-row>
        <table:table-row table:style-name="ro1">
          <table:table-cell office:value-type="string" calcext:value-type="string">
            <text:p>AV</text:p>
          </table:table-cell>
          <table:table-cell/>
          <table:table-cell office:value-type="string" calcext:value-type="string">
            <text:p>Without Q5</text:p>
          </table:table-cell>
          <table:table-cell table:number-columns-repeated="2"/>
          <table:table-cell table:formula="of:=COUNTA([Simple.A:.A])" office:value-type="float" office:value="141" calcext:value-type="float">
            <text:p>141</text:p>
          </table:table-cell>
          <table:table-cell table:style-name="ce12" table:formula="of:=COUNTIF(INDIRECT([.G$1]&amp;&quot;.&quot;&amp;[.$A19]&amp;&quot;1:&quot;&amp;[.$A19]&amp;[.F19]);&quot;true&quot;)/[.F19]" office:value-type="percentage" office:value="0.134751773049645" calcext:value-type="percentage">
            <text:p>13.48%</text:p>
          </table:table-cell>
          <table:table-cell table:number-columns-repeated="2"/>
          <table:table-cell table:formula="of:=COUNTA([Medium.B:.B])" office:value-type="float" office:value="137" calcext:value-type="float">
            <text:p>137</text:p>
          </table:table-cell>
          <table:table-cell table:style-name="ce12" table:formula="of:=COUNTIF(INDIRECT([.K$1]&amp;&quot;.&quot;&amp;[.$A19]&amp;&quot;1:&quot;&amp;[.$A19]&amp;[.J19]);&quot;true&quot;)/[.J19]" office:value-type="percentage" office:value="0.372262773722628" calcext:value-type="percentage">
            <text:p>37.23%</text:p>
          </table:table-cell>
          <table:table-cell table:number-columns-repeated="2"/>
          <table:table-cell table:formula="of:=COUNTA([Complex.C:.C])" office:value-type="float" office:value="126" calcext:value-type="float">
            <text:p>126</text:p>
          </table:table-cell>
          <table:table-cell table:style-name="ce12" table:formula="of:=COUNTIF(INDIRECT([.O$1]&amp;&quot;.&quot;&amp;[.$A19]&amp;&quot;1:&quot;&amp;[.$A19]&amp;[.N19]);&quot;true&quot;)/[.N19]" office:value-type="percentage" office:value="0.198412698412698" calcext:value-type="percentage">
            <text:p>19.84%</text:p>
          </table:table-cell>
          <table:table-cell table:number-columns-repeated="2"/>
        </table:table-row>
        <table:table-row table:style-name="ro1" table:number-rows-repeated="1048556">
          <table:table-cell table:number-columns-repeated="17"/>
        </table:table-row>
        <table:table-row table:style-name="ro1">
          <table:table-cell table:number-columns-repeated="17"/>
        </table:table-row>
      </table:table>
      <table:table table:name="Usability" table:style-name="ta1">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9"/>
        <table:table-column table:style-name="co47" table:default-cell-style-name="Default"/>
        <table:table-column table:style-name="co48" table:default-cell-style-name="Default"/>
        <table:table-column table:style-name="co34" table:default-cell-style-name="ce9"/>
        <table:table-column table:style-name="co49" table:default-cell-style-name="Default"/>
        <table:table-column table:style-name="co45" table:default-cell-style-name="Default"/>
        <table:table-column table:style-name="co34" table:default-cell-style-name="ce9"/>
        <table:table-column table:style-name="co50" table:default-cell-style-name="Default"/>
        <table:table-column table:style-name="co45" table:default-cell-style-name="Default"/>
        <table:table-row table:style-name="ro1">
          <table:table-cell table:number-columns-repeated="6"/>
          <table:table-cell table:style-name="Default"/>
          <table:table-cell table:style-name="ce8" office:value-type="string" calcext:value-type="string">
            <text:p>Simple</text:p>
          </table:table-cell>
          <table:table-cell/>
          <table:table-cell table:style-name="ce10"/>
          <table:table-cell table:style-name="ce8" office:value-type="string" calcext:value-type="string">
            <text:p>Medium</text:p>
          </table:table-cell>
          <table:table-cell table:style-name="ce8"/>
          <table:table-cell/>
          <table:table-cell table:style-name="ce8" office:value-type="string" calcext:value-type="string">
            <text:p>Complex</text:p>
          </table:table-cell>
          <table:table-cell/>
        </table:table-row>
        <table:table-row table:style-name="ro1">
          <table:table-cell table:number-columns-repeated="2"/>
          <table:table-cell office:value-type="string" calcext:value-type="string">
            <text:p>C-BPMN</text:p>
          </table:table-cell>
          <table:table-cell office:value-type="string" calcext:value-type="string">
            <text:p>C-CPEE</text:p>
          </table:table-cell>
          <table:table-cell table:style-name="ce6" office:value-type="string" calcext:value-type="string">
            <text:p>BPMN</text:p>
          </table:table-cell>
          <table:table-cell table:style-name="ce6" office:value-type="string" calcext:value-type="string">
            <text:p>CPEE</text:p>
          </table:table-cell>
          <table:table-cell table:style-name="ce10" office:value-type="string" calcext:value-type="string">
            <text:p>S#</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M#</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C#</text:p>
          </table:table-cell>
          <table:table-cell table:style-name="ce11" office:value-type="string" calcext:value-type="string">
            <text:p>BPMN</text:p>
          </table:table-cell>
          <table:table-cell table:style-name="ce11" office:value-type="string" calcext:value-type="string">
            <text:p>CPEE</text:p>
          </table:table-cell>
        </table:table-row>
        <table:table-row table:style-name="ro1">
          <table:table-cell table:style-name="ce7" office:value-type="string" calcext:value-type="string">
            <text:p>How easy was using ...? _(Easy ++ to Hard --)_</text:p>
          </table:table-cell>
          <table:table-cell table:style-name="ce16" office:value-type="string" calcext:value-type="string">
            <text:p>All</text:p>
          </table:table-cell>
          <table:table-cell table:style-name="ce16" office:value-type="string" calcext:value-type="string">
            <text:p>AS</text:p>
          </table:table-cell>
          <table:table-cell table:style-name="ce16"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NDIRECT([.$H$1]&amp;&quot;.&quot;&amp;[.E3]&amp;&quot;1:&quot;&amp;[.E3]&amp;[.$G3]))/[.$G3]" office:value-type="float" office:value="0.673758865248227" calcext:value-type="float">
            <text:p>0.67</text:p>
          </table:table-cell>
          <table:table-cell table:style-name="ce17" table:formula="of:=SUM(INDIRECT([.$H$1]&amp;&quot;.&quot;&amp;[.F3]&amp;&quot;1:&quot;&amp;[.F3]&amp;[.$G3]))/[.$G3]" office:value-type="float" office:value="0.276595744680851" calcext:value-type="float">
            <text:p>0.28</text:p>
          </table:table-cell>
          <table:table-cell table:formula="of:=COUNTA([Medium.A:.A])" office:value-type="float" office:value="137" calcext:value-type="float">
            <text:p>137</text:p>
          </table:table-cell>
          <table:table-cell table:style-name="ce17" table:formula="of:=SUM(INDIRECT([.$K$1]&amp;&quot;.&quot;&amp;[.E3]&amp;&quot;1:&quot;&amp;[.E3]&amp;[.$J3]))/[.$J3]" office:value-type="float" office:value="0.452554744525547" calcext:value-type="float">
            <text:p>0.45</text:p>
          </table:table-cell>
          <table:table-cell table:style-name="ce17" table:formula="of:=SUM(INDIRECT([.$K$1]&amp;&quot;.&quot;&amp;[.F3]&amp;&quot;1:&quot;&amp;[.F3]&amp;[.$J3]))/[.$J3]" office:value-type="float" office:value="0.321167883211679" calcext:value-type="float">
            <text:p>0.32</text:p>
          </table:table-cell>
          <table:table-cell table:formula="of:=COUNTA([Complex.A:.A])" office:value-type="float" office:value="126" calcext:value-type="float">
            <text:p>126</text:p>
          </table:table-cell>
          <table:table-cell table:style-name="ce17" table:formula="of:=SUM(INDIRECT([.$N$1]&amp;&quot;.&quot;&amp;[.E3]&amp;&quot;1:&quot;&amp;[.E3]&amp;[.$M3]))/[.$M3]" office:value-type="float" office:value="-0.253968253968254" calcext:value-type="float">
            <text:p>-0.25</text:p>
          </table:table-cell>
          <table:table-cell table:style-name="ce17" table:formula="of:=SUM(INDIRECT([.$N$1]&amp;&quot;.&quot;&amp;[.F3]&amp;&quot;1:&quot;&amp;[.F3]&amp;[.$M3]))/[.$M3]" office:value-type="float" office:value="0.603174603174603" calcext:value-type="float">
            <text:p>0.60</text:p>
          </table:table-cell>
        </table:table-row>
        <table:table-row table:style-name="ro1">
          <table:table-cell table:style-name="ce7" office:value-type="string" calcext:value-type="string">
            <text:p>How easy was using ...? _(Easy ++ to Hard --)_</text:p>
          </table:table-cell>
          <table:table-cell office:value-type="string" calcext:value-type="string">
            <text:p>Correct</text:p>
          </table:table-cell>
          <table:table-cell office:value-type="string" calcext:value-type="string">
            <text:p>AS</text:p>
          </table:table-cell>
          <table:table-cell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F(INDIRECT([.$H$1]&amp;&quot;.&quot;&amp;[.C4]&amp;&quot;1:&quot;&amp;[.C4]&amp;[.$G4]);&quot;true&quot;;INDIRECT([.$H$1]&amp;&quot;.&quot;&amp;[.E4]&amp;&quot;1:&quot;&amp;[.E4]&amp;[.$G4]))/COUNTIF(INDIRECT([.$H$1]&amp;&quot;.&quot;&amp;[.C4]&amp;&quot;1:&quot;&amp;[.C4]&amp;[.$G4]);&quot;true&quot;)" office:value-type="float" office:value="1" calcext:value-type="float">
            <text:p>1.00</text:p>
          </table:table-cell>
          <table:table-cell table:style-name="ce17" table:formula="of:=SUMIF(INDIRECT([.$H$1]&amp;&quot;.&quot;&amp;[.D4]&amp;&quot;1:&quot;&amp;[.D4]&amp;[.$G4]);&quot;true&quot;;INDIRECT([.$H$1]&amp;&quot;.&quot;&amp;[.F4]&amp;&quot;1:&quot;&amp;[.F4]&amp;[.$G4]))/COUNTIF(INDIRECT([.$H$1]&amp;&quot;.&quot;&amp;[.D4]&amp;&quot;1:&quot;&amp;[.D4]&amp;[.$G4]);&quot;true&quot;)" office:value-type="float" office:value="0.846153846153846" calcext:value-type="float">
            <text:p>0.85</text:p>
          </table:table-cell>
          <table:table-cell table:formula="of:=COUNTA([Medium.A:.A])" office:value-type="float" office:value="137" calcext:value-type="float">
            <text:p>137</text:p>
          </table:table-cell>
          <table:table-cell table:style-name="ce17" table:formula="of:=SUMIF(INDIRECT([.$K$1]&amp;&quot;.&quot;&amp;[.C4]&amp;&quot;1:&quot;&amp;[.C4]&amp;[.$G4]);&quot;true&quot;;INDIRECT([.$K$1]&amp;&quot;.&quot;&amp;[.E4]&amp;&quot;1:&quot;&amp;[.E4]&amp;[.$J4]))/COUNTIF(INDIRECT([.$K$1]&amp;&quot;.&quot;&amp;[.C4]&amp;&quot;1:&quot;&amp;[.C4]&amp;[.$G4]);&quot;true&quot;)" office:value-type="float" office:value="0.0833333333333333" calcext:value-type="float">
            <text:p>0.08</text:p>
          </table:table-cell>
          <table:table-cell table:style-name="ce17" table:formula="of:=SUMIF(INDIRECT([.$K$1]&amp;&quot;.&quot;&amp;[.D4]&amp;&quot;1:&quot;&amp;[.D4]&amp;[.$G4]);&quot;true&quot;;INDIRECT([.$K$1]&amp;&quot;.&quot;&amp;[.F4]&amp;&quot;1:&quot;&amp;[.F4]&amp;[.$J4]))/COUNTIF(INDIRECT([.$K$1]&amp;&quot;.&quot;&amp;[.D4]&amp;&quot;1:&quot;&amp;[.D4]&amp;[.$G4]);&quot;true&quot;)" office:value-type="float" office:value="0.676470588235294" calcext:value-type="float">
            <text:p>0.68</text:p>
          </table:table-cell>
          <table:table-cell table:formula="of:=COUNTA([Complex.A:.A])" office:value-type="float" office:value="126" calcext:value-type="float">
            <text:p>126</text:p>
          </table:table-cell>
          <table:table-cell table:style-name="ce17" table:formula="of:=SUMIF(INDIRECT([.$N$1]&amp;&quot;.&quot;&amp;[.C4]&amp;&quot;1:&quot;&amp;[.C4]&amp;[.$G4]);&quot;true&quot;;INDIRECT([.$N$1]&amp;&quot;.&quot;&amp;[.E4]&amp;&quot;1:&quot;&amp;[.E4]&amp;[.$M4]))/COUNTIF(INDIRECT([.$N$1]&amp;&quot;.&quot;&amp;[.C4]&amp;&quot;1:&quot;&amp;[.C4]&amp;[.$G4]);&quot;true&quot;)" office:value-type="float" office:value="-1.33333333333333" calcext:value-type="float">
            <text:p>-1.33</text:p>
          </table:table-cell>
          <table:table-cell table:style-name="ce17" table:formula="of:=SUMIF(INDIRECT([.$N$1]&amp;&quot;.&quot;&amp;[.D4]&amp;&quot;1:&quot;&amp;[.D4]&amp;[.$G4]);&quot;true&quot;;INDIRECT([.$N$1]&amp;&quot;.&quot;&amp;[.F4]&amp;&quot;1:&quot;&amp;[.F4]&amp;[.$M4]))/COUNTIF(INDIRECT([.$N$1]&amp;&quot;.&quot;&amp;[.D4]&amp;&quot;1:&quot;&amp;[.D4]&amp;[.$G4]);&quot;true&quot;)" office:value-type="float" office:value="0.777777777777778" calcext:value-type="float">
            <text:p>0.78</text:p>
          </table:table-cell>
        </table:table-row>
        <table:table-row table:style-name="ro1">
          <table:table-cell table:style-name="ce7" office:value-type="string" calcext:value-type="string">
            <text:p>How easy was using ...? _(Easy ++ to Hard --)_</text:p>
          </table:table-cell>
          <table:table-cell office:value-type="string" calcext:value-type="string">
            <text:p>Without Q5</text:p>
          </table:table-cell>
          <table:table-cell office:value-type="string" calcext:value-type="string">
            <text:p>AU</text:p>
          </table:table-cell>
          <table:table-cell office:value-type="string" calcext:value-type="string">
            <text:p>AV</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F(INDIRECT([.$H$1]&amp;&quot;.&quot;&amp;[.C5]&amp;&quot;1:&quot;&amp;[.C5]&amp;[.$G5]);&quot;true&quot;;INDIRECT([.$H$1]&amp;&quot;.&quot;&amp;[.E5]&amp;&quot;1:&quot;&amp;[.E5]&amp;[.$G5]))/COUNTIF(INDIRECT([.$H$1]&amp;&quot;.&quot;&amp;[.C5]&amp;&quot;1:&quot;&amp;[.C5]&amp;[.$G5]);&quot;true&quot;)" office:value-type="float" office:value="1.06666666666667" calcext:value-type="float">
            <text:p>1.07</text:p>
          </table:table-cell>
          <table:table-cell table:style-name="ce17" table:formula="of:=SUMIF(INDIRECT([.$H$1]&amp;&quot;.&quot;&amp;[.D5]&amp;&quot;1:&quot;&amp;[.D5]&amp;[.$G5]);&quot;true&quot;;INDIRECT([.$H$1]&amp;&quot;.&quot;&amp;[.F5]&amp;&quot;1:&quot;&amp;[.F5]&amp;[.$G5]))/COUNTIF(INDIRECT([.$H$1]&amp;&quot;.&quot;&amp;[.D5]&amp;&quot;1:&quot;&amp;[.D5]&amp;[.$G5]);&quot;true&quot;)" office:value-type="float" office:value="0.736842105263158" calcext:value-type="float">
            <text:p>0.74</text:p>
          </table:table-cell>
          <table:table-cell office:value-type="float" office:value="137" calcext:value-type="float">
            <text:p>137</text:p>
          </table:table-cell>
          <table:table-cell table:style-name="ce17" table:formula="of:=SUMIF(INDIRECT([.$K$1]&amp;&quot;.&quot;&amp;[.C5]&amp;&quot;1:&quot;&amp;[.C5]&amp;[.$G5]);&quot;true&quot;;INDIRECT([.$K$1]&amp;&quot;.&quot;&amp;[.E5]&amp;&quot;1:&quot;&amp;[.E5]&amp;[.$J5]))/COUNTIF(INDIRECT([.$K$1]&amp;&quot;.&quot;&amp;[.C5]&amp;&quot;1:&quot;&amp;[.C5]&amp;[.$G5]);&quot;true&quot;)" office:value-type="float" office:value="0.505154639175258" calcext:value-type="float">
            <text:p>0.51</text:p>
          </table:table-cell>
          <table:table-cell table:style-name="ce17" table:formula="of:=SUMIF(INDIRECT([.$K$1]&amp;&quot;.&quot;&amp;[.D5]&amp;&quot;1:&quot;&amp;[.D5]&amp;[.$G5]);&quot;true&quot;;INDIRECT([.$K$1]&amp;&quot;.&quot;&amp;[.F5]&amp;&quot;1:&quot;&amp;[.F5]&amp;[.$J5]))/COUNTIF(INDIRECT([.$K$1]&amp;&quot;.&quot;&amp;[.D5]&amp;&quot;1:&quot;&amp;[.D5]&amp;[.$G5]);&quot;true&quot;)" office:value-type="float" office:value="0.490196078431373" calcext:value-type="float">
            <text:p>0.49</text:p>
          </table:table-cell>
          <table:table-cell table:formula="of:=COUNTA([Complex.A:.A])" office:value-type="float" office:value="126" calcext:value-type="float">
            <text:p>126</text:p>
          </table:table-cell>
          <table:table-cell table:style-name="ce17" table:formula="of:=SUMIF(INDIRECT([.$N$1]&amp;&quot;.&quot;&amp;[.C5]&amp;&quot;1:&quot;&amp;[.C5]&amp;[.$G5]);&quot;true&quot;;INDIRECT([.$N$1]&amp;&quot;.&quot;&amp;[.E5]&amp;&quot;1:&quot;&amp;[.E5]&amp;[.$M5]))/COUNTIF(INDIRECT([.$N$1]&amp;&quot;.&quot;&amp;[.C5]&amp;&quot;1:&quot;&amp;[.C5]&amp;[.$G5]);&quot;true&quot;)" office:value-type="float" office:value="-0.441176470588235" calcext:value-type="float">
            <text:p>-0.44</text:p>
          </table:table-cell>
          <table:table-cell table:style-name="ce17" table:formula="of:=SUMIF(INDIRECT([.$N$1]&amp;&quot;.&quot;&amp;[.D5]&amp;&quot;1:&quot;&amp;[.D5]&amp;[.$G5]);&quot;true&quot;;INDIRECT([.$N$1]&amp;&quot;.&quot;&amp;[.F5]&amp;&quot;1:&quot;&amp;[.F5]&amp;[.$M5]))/COUNTIF(INDIRECT([.$N$1]&amp;&quot;.&quot;&amp;[.D5]&amp;&quot;1:&quot;&amp;[.D5]&amp;[.$G5]);&quot;true&quot;)" office:value-type="float" office:value="0.64" calcext:value-type="float">
            <text:p>0.64</text:p>
          </table:table-cell>
        </table:table-row>
        <table:table-row table:style-name="ro1" table:number-rows-repeated="1048570">
          <table:table-cell table:number-columns-repeated="15"/>
        </table:table-row>
        <table:table-row table:style-name="ro1">
          <table:table-cell table:number-columns-repeated="15"/>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29P0" style:volatile="true">
      <number:number number:decimal-places="2" number:min-decimal-places="2" number:min-integer-digits="1" number:grouping="true"/>
      <number:text> </number:text>
      <number:currency-symbol number:language="fi" number:country="FI">€</number:currency-symbol>
    </number:currency-style>
    <number:currency-style style:name="N129">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29P0"/>
    </number:currency-style>
    <number:currency-style style:name="N131">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7">00/00/0000</text:date>, <text:time style:data-style-name="N2" text:time-value="23:01:27.6710393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27T23:12:40.654369950</dc:date>
    <meta:editing-duration>PT13H23M54S</meta:editing-duration>
    <meta:editing-cycles>40</meta:editing-cycles>
    <meta:document-statistic meta:table-count="6" meta:cell-count="20566" meta:object-count="0"/>
  </office:meta>
</office:document-meta>
</file>